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weight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Coordinat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imepoint</text:p>
          </table:table-cell>
          <table:table-cell office:value-type="string" calcext:value-type="string">
            <text:p>Anterior Midline X</text:p>
          </table:table-cell>
          <table:table-cell office:value-type="string" calcext:value-type="string">
            <text:p>Anterior Midline Z</text:p>
          </table:table-cell>
          <table:table-cell office:value-type="string" calcext:value-type="string">
            <text:p>Primitive Streak X</text:p>
          </table:table-cell>
          <table:table-cell office:value-type="string" calcext:value-type="string">
            <text:p>Primitive Streak Z</text:p>
          </table:table-cell>
          <table:table-cell office:value-type="string" calcext:value-type="string">
            <text:p>Diame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$'Coordinate Interpolation'.$B$47]*[.A2]+[$'Coordinate Interpolation'.$B$46]" office:value-type="float" office:value="735.912425323357" calcext:value-type="float">
            <text:p>735.912425323357</text:p>
          </table:table-cell>
          <table:table-cell table:formula="of:=[$'Coordinate Interpolation'.$J$47]*[.A2]+[$'Coordinate Interpolation'.$J$46]" office:value-type="float" office:value="-796.925375299569" calcext:value-type="float">
            <text:p>-796.925375299569</text:p>
          </table:table-cell>
          <table:table-cell table:formula="of:=[$'Coordinate Interpolation'.$U$47]*[.A2]+[$'Coordinate Interpolation'.$U$46]" office:value-type="float" office:value="69.9017050810635" calcext:value-type="float">
            <text:p>69.9017050810635</text:p>
          </table:table-cell>
          <table:table-cell table:formula="of:=[$'Coordinate Interpolation'.$AC$47]*[.A2]+[$'Coordinate Interpolation'.$AC$46]" office:value-type="float" office:value="-782.10532916872" calcext:value-type="float">
            <text:p>-782.10532916872</text:p>
          </table:table-cell>
          <table:table-cell table:formula="of:=SQRT(([.D2]-[.B2])^2+([.E2]-[.C2])^2)" office:value-type="float" office:value="666.175587397932" calcext:value-type="float">
            <text:p>666.175587397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'Coordinate Interpolation'.$B$47]*[.A3]+[$'Coordinate Interpolation'.$B$46]" office:value-type="float" office:value="736.019318944737" calcext:value-type="float">
            <text:p>736.019318944737</text:p>
          </table:table-cell>
          <table:table-cell table:formula="of:=[$'Coordinate Interpolation'.$J$47]*[.A3]+[$'Coordinate Interpolation'.$J$46]" office:value-type="float" office:value="-796.952863792265" calcext:value-type="float">
            <text:p>-796.952863792265</text:p>
          </table:table-cell>
          <table:table-cell table:formula="of:=[$'Coordinate Interpolation'.$U$47]*[.A3]+[$'Coordinate Interpolation'.$U$46]" office:value-type="float" office:value="68.8010756281381" calcext:value-type="float">
            <text:p>68.8010756281381</text:p>
          </table:table-cell>
          <table:table-cell table:formula="of:=[$'Coordinate Interpolation'.$AC$47]*[.A3]+[$'Coordinate Interpolation'.$AC$46]" office:value-type="float" office:value="-782.446996223836" calcext:value-type="float">
            <text:p>-782.446996223836</text:p>
          </table:table-cell>
          <table:table-cell table:formula="of:=SQRT(([.D3]-[.B3])^2+([.E3]-[.C3])^2)" office:value-type="float" office:value="667.375909370724" calcext:value-type="float">
            <text:p>667.375909370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'Coordinate Interpolation'.$B$47]*[.A4]+[$'Coordinate Interpolation'.$B$46]" office:value-type="float" office:value="736.126212566116" calcext:value-type="float">
            <text:p>736.126212566116</text:p>
          </table:table-cell>
          <table:table-cell table:formula="of:=[$'Coordinate Interpolation'.$J$47]*[.A4]+[$'Coordinate Interpolation'.$J$46]" office:value-type="float" office:value="-796.980352284961" calcext:value-type="float">
            <text:p>-796.980352284961</text:p>
          </table:table-cell>
          <table:table-cell table:formula="of:=[$'Coordinate Interpolation'.$U$47]*[.A4]+[$'Coordinate Interpolation'.$U$46]" office:value-type="float" office:value="67.7004461752128" calcext:value-type="float">
            <text:p>67.7004461752128</text:p>
          </table:table-cell>
          <table:table-cell table:formula="of:=[$'Coordinate Interpolation'.$AC$47]*[.A4]+[$'Coordinate Interpolation'.$AC$46]" office:value-type="float" office:value="-782.788663278952" calcext:value-type="float">
            <text:p>-782.788663278952</text:p>
          </table:table-cell>
          <table:table-cell table:formula="of:=SQRT(([.D4]-[.B4])^2+([.E4]-[.C4])^2)" office:value-type="float" office:value="668.576404917276" calcext:value-type="float">
            <text:p>668.5764049172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'Coordinate Interpolation'.$B$47]*[.A5]+[$'Coordinate Interpolation'.$B$46]" office:value-type="float" office:value="736.233106187495" calcext:value-type="float">
            <text:p>736.233106187495</text:p>
          </table:table-cell>
          <table:table-cell table:formula="of:=[$'Coordinate Interpolation'.$J$47]*[.A5]+[$'Coordinate Interpolation'.$J$46]" office:value-type="float" office:value="-797.007840777657" calcext:value-type="float">
            <text:p>-797.007840777657</text:p>
          </table:table-cell>
          <table:table-cell table:formula="of:=[$'Coordinate Interpolation'.$U$47]*[.A5]+[$'Coordinate Interpolation'.$U$46]" office:value-type="float" office:value="66.5998167222874" calcext:value-type="float">
            <text:p>66.5998167222874</text:p>
          </table:table-cell>
          <table:table-cell table:formula="of:=[$'Coordinate Interpolation'.$AC$47]*[.A5]+[$'Coordinate Interpolation'.$AC$46]" office:value-type="float" office:value="-783.130330334069" calcext:value-type="float">
            <text:p>-783.130330334069</text:p>
          </table:table-cell>
          <table:table-cell table:formula="of:=SQRT(([.D5]-[.B5])^2+([.E5]-[.C5])^2)" office:value-type="float" office:value="669.777073104258" calcext:value-type="float">
            <text:p>669.777073104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'Coordinate Interpolation'.$B$47]*[.A6]+[$'Coordinate Interpolation'.$B$46]" office:value-type="float" office:value="736.339999808874" calcext:value-type="float">
            <text:p>736.339999808874</text:p>
          </table:table-cell>
          <table:table-cell table:formula="of:=[$'Coordinate Interpolation'.$J$47]*[.A6]+[$'Coordinate Interpolation'.$J$46]" office:value-type="float" office:value="-797.035329270353" calcext:value-type="float">
            <text:p>-797.035329270353</text:p>
          </table:table-cell>
          <table:table-cell table:formula="of:=[$'Coordinate Interpolation'.$U$47]*[.A6]+[$'Coordinate Interpolation'.$U$46]" office:value-type="float" office:value="65.4991872693621" calcext:value-type="float">
            <text:p>65.4991872693621</text:p>
          </table:table-cell>
          <table:table-cell table:formula="of:=[$'Coordinate Interpolation'.$AC$47]*[.A6]+[$'Coordinate Interpolation'.$AC$46]" office:value-type="float" office:value="-783.471997389185" calcext:value-type="float">
            <text:p>-783.471997389185</text:p>
          </table:table-cell>
          <table:table-cell table:formula="of:=SQRT(([.D6]-[.B6])^2+([.E6]-[.C6])^2)" office:value-type="float" office:value="670.977913004886" calcext:value-type="float">
            <text:p>670.977913004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'Coordinate Interpolation'.$B$47]*[.A7]+[$'Coordinate Interpolation'.$B$46]" office:value-type="float" office:value="736.446893430254" calcext:value-type="float">
            <text:p>736.446893430254</text:p>
          </table:table-cell>
          <table:table-cell table:formula="of:=[$'Coordinate Interpolation'.$J$47]*[.A7]+[$'Coordinate Interpolation'.$J$46]" office:value-type="float" office:value="-797.062817763049" calcext:value-type="float">
            <text:p>-797.062817763049</text:p>
          </table:table-cell>
          <table:table-cell table:formula="of:=[$'Coordinate Interpolation'.$U$47]*[.A7]+[$'Coordinate Interpolation'.$U$46]" office:value-type="float" office:value="64.3985578164367" calcext:value-type="float">
            <text:p>64.3985578164367</text:p>
          </table:table-cell>
          <table:table-cell table:formula="of:=[$'Coordinate Interpolation'.$AC$47]*[.A7]+[$'Coordinate Interpolation'.$AC$46]" office:value-type="float" office:value="-783.813664444301" calcext:value-type="float">
            <text:p>-783.813664444301</text:p>
          </table:table-cell>
          <table:table-cell table:formula="of:=SQRT(([.D7]-[.B7])^2+([.E7]-[.C7])^2)" office:value-type="float" office:value="672.178923698865" calcext:value-type="float">
            <text:p>672.1789236988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'Coordinate Interpolation'.$B$47]*[.A8]+[$'Coordinate Interpolation'.$B$46]" office:value-type="float" office:value="736.553787051633" calcext:value-type="float">
            <text:p>736.553787051633</text:p>
          </table:table-cell>
          <table:table-cell table:formula="of:=[$'Coordinate Interpolation'.$J$47]*[.A8]+[$'Coordinate Interpolation'.$J$46]" office:value-type="float" office:value="-797.090306255745" calcext:value-type="float">
            <text:p>-797.090306255745</text:p>
          </table:table-cell>
          <table:table-cell table:formula="of:=[$'Coordinate Interpolation'.$U$47]*[.A8]+[$'Coordinate Interpolation'.$U$46]" office:value-type="float" office:value="63.2979283635114" calcext:value-type="float">
            <text:p>63.2979283635114</text:p>
          </table:table-cell>
          <table:table-cell table:formula="of:=[$'Coordinate Interpolation'.$AC$47]*[.A8]+[$'Coordinate Interpolation'.$AC$46]" office:value-type="float" office:value="-784.155331499418" calcext:value-type="float">
            <text:p>-784.155331499418</text:p>
          </table:table-cell>
          <table:table-cell table:formula="of:=SQRT(([.D8]-[.B8])^2+([.E8]-[.C8])^2)" office:value-type="float" office:value="673.380104272339" calcext:value-type="float">
            <text:p>673.3801042723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'Coordinate Interpolation'.$B$47]*[.A9]+[$'Coordinate Interpolation'.$B$46]" office:value-type="float" office:value="736.660680673012" calcext:value-type="float">
            <text:p>736.660680673012</text:p>
          </table:table-cell>
          <table:table-cell table:formula="of:=[$'Coordinate Interpolation'.$J$47]*[.A9]+[$'Coordinate Interpolation'.$J$46]" office:value-type="float" office:value="-797.117794748441" calcext:value-type="float">
            <text:p>-797.117794748441</text:p>
          </table:table-cell>
          <table:table-cell table:formula="of:=[$'Coordinate Interpolation'.$U$47]*[.A9]+[$'Coordinate Interpolation'.$U$46]" office:value-type="float" office:value="62.197298910586" calcext:value-type="float">
            <text:p>62.197298910586</text:p>
          </table:table-cell>
          <table:table-cell table:formula="of:=[$'Coordinate Interpolation'.$AC$47]*[.A9]+[$'Coordinate Interpolation'.$AC$46]" office:value-type="float" office:value="-784.496998554534" calcext:value-type="float">
            <text:p>-784.496998554534</text:p>
          </table:table-cell>
          <table:table-cell table:formula="of:=SQRT(([.D9]-[.B9])^2+([.E9]-[.C9])^2)" office:value-type="float" office:value="674.581453817829" calcext:value-type="float">
            <text:p>674.5814538178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'Coordinate Interpolation'.$B$47]*[.A10]+[$'Coordinate Interpolation'.$B$46]" office:value-type="float" office:value="736.767574294391" calcext:value-type="float">
            <text:p>736.767574294391</text:p>
          </table:table-cell>
          <table:table-cell table:formula="of:=[$'Coordinate Interpolation'.$J$47]*[.A10]+[$'Coordinate Interpolation'.$J$46]" office:value-type="float" office:value="-797.145283241137" calcext:value-type="float">
            <text:p>-797.145283241137</text:p>
          </table:table-cell>
          <table:table-cell table:formula="of:=[$'Coordinate Interpolation'.$U$47]*[.A10]+[$'Coordinate Interpolation'.$U$46]" office:value-type="float" office:value="61.0966694576607" calcext:value-type="float">
            <text:p>61.0966694576607</text:p>
          </table:table-cell>
          <table:table-cell table:formula="of:=[$'Coordinate Interpolation'.$AC$47]*[.A10]+[$'Coordinate Interpolation'.$AC$46]" office:value-type="float" office:value="-784.83866560965" calcext:value-type="float">
            <text:p>-784.83866560965</text:p>
          </table:table-cell>
          <table:table-cell table:formula="of:=SQRT(([.D10]-[.B10])^2+([.E10]-[.C10])^2)" office:value-type="float" office:value="675.782971434183" calcext:value-type="float">
            <text:p>675.7829714341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'Coordinate Interpolation'.$B$47]*[.A11]+[$'Coordinate Interpolation'.$B$46]" office:value-type="float" office:value="736.874467915771" calcext:value-type="float">
            <text:p>736.874467915771</text:p>
          </table:table-cell>
          <table:table-cell table:formula="of:=[$'Coordinate Interpolation'.$J$47]*[.A11]+[$'Coordinate Interpolation'.$J$46]" office:value-type="float" office:value="-797.172771733833" calcext:value-type="float">
            <text:p>-797.172771733833</text:p>
          </table:table-cell>
          <table:table-cell table:formula="of:=[$'Coordinate Interpolation'.$U$47]*[.A11]+[$'Coordinate Interpolation'.$U$46]" office:value-type="float" office:value="59.9960400047354" calcext:value-type="float">
            <text:p>59.9960400047354</text:p>
          </table:table-cell>
          <table:table-cell table:formula="of:=[$'Coordinate Interpolation'.$AC$47]*[.A11]+[$'Coordinate Interpolation'.$AC$46]" office:value-type="float" office:value="-785.180332664767" calcext:value-type="float">
            <text:p>-785.180332664767</text:p>
          </table:table-cell>
          <table:table-cell table:formula="of:=SQRT(([.D11]-[.B11])^2+([.E11]-[.C11])^2)" office:value-type="float" office:value="676.98465622652" calcext:value-type="float">
            <text:p>676.984656226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'Coordinate Interpolation'.$B$47]*[.A12]+[$'Coordinate Interpolation'.$B$46]" office:value-type="float" office:value="736.98136153715" calcext:value-type="float">
            <text:p>736.98136153715</text:p>
          </table:table-cell>
          <table:table-cell table:formula="of:=[$'Coordinate Interpolation'.$J$47]*[.A12]+[$'Coordinate Interpolation'.$J$46]" office:value-type="float" office:value="-797.200260226529" calcext:value-type="float">
            <text:p>-797.200260226529</text:p>
          </table:table-cell>
          <table:table-cell table:formula="of:=[$'Coordinate Interpolation'.$U$47]*[.A12]+[$'Coordinate Interpolation'.$U$46]" office:value-type="float" office:value="58.89541055181" calcext:value-type="float">
            <text:p>58.89541055181</text:p>
          </table:table-cell>
          <table:table-cell table:formula="of:=[$'Coordinate Interpolation'.$AC$47]*[.A12]+[$'Coordinate Interpolation'.$AC$46]" office:value-type="float" office:value="-785.521999719883" calcext:value-type="float">
            <text:p>-785.521999719883</text:p>
          </table:table-cell>
          <table:table-cell table:formula="of:=SQRT(([.D12]-[.B12])^2+([.E12]-[.C12])^2)" office:value-type="float" office:value="678.186507306179" calcext:value-type="float">
            <text:p>678.1865073061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$'Coordinate Interpolation'.$B$47]*[.A13]+[$'Coordinate Interpolation'.$B$46]" office:value-type="float" office:value="737.088255158529" calcext:value-type="float">
            <text:p>737.088255158529</text:p>
          </table:table-cell>
          <table:table-cell table:formula="of:=[$'Coordinate Interpolation'.$J$47]*[.A13]+[$'Coordinate Interpolation'.$J$46]" office:value-type="float" office:value="-797.227748719225" calcext:value-type="float">
            <text:p>-797.227748719225</text:p>
          </table:table-cell>
          <table:table-cell table:formula="of:=[$'Coordinate Interpolation'.$U$47]*[.A13]+[$'Coordinate Interpolation'.$U$46]" office:value-type="float" office:value="57.7947810988847" calcext:value-type="float">
            <text:p>57.7947810988847</text:p>
          </table:table-cell>
          <table:table-cell table:formula="of:=[$'Coordinate Interpolation'.$AC$47]*[.A13]+[$'Coordinate Interpolation'.$AC$46]" office:value-type="float" office:value="-785.863666774999" calcext:value-type="float">
            <text:p>-785.863666774999</text:p>
          </table:table-cell>
          <table:table-cell table:formula="of:=SQRT(([.D13]-[.B13])^2+([.E13]-[.C13])^2)" office:value-type="float" office:value="679.388523790663" calcext:value-type="float">
            <text:p>679.3885237906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$'Coordinate Interpolation'.$B$47]*[.A14]+[$'Coordinate Interpolation'.$B$46]" office:value-type="float" office:value="737.195148779909" calcext:value-type="float">
            <text:p>737.195148779909</text:p>
          </table:table-cell>
          <table:table-cell table:formula="of:=[$'Coordinate Interpolation'.$J$47]*[.A14]+[$'Coordinate Interpolation'.$J$46]" office:value-type="float" office:value="-797.255237211921" calcext:value-type="float">
            <text:p>-797.255237211921</text:p>
          </table:table-cell>
          <table:table-cell table:formula="of:=[$'Coordinate Interpolation'.$U$47]*[.A14]+[$'Coordinate Interpolation'.$U$46]" office:value-type="float" office:value="56.6941516459593" calcext:value-type="float">
            <text:p>56.6941516459593</text:p>
          </table:table-cell>
          <table:table-cell table:formula="of:=[$'Coordinate Interpolation'.$AC$47]*[.A14]+[$'Coordinate Interpolation'.$AC$46]" office:value-type="float" office:value="-786.205333830116" calcext:value-type="float">
            <text:p>-786.205333830116</text:p>
          </table:table-cell>
          <table:table-cell table:formula="of:=SQRT(([.D14]-[.B14])^2+([.E14]-[.C14])^2)" office:value-type="float" office:value="680.590704803589" calcext:value-type="float">
            <text:p>680.5907048035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$'Coordinate Interpolation'.$B$47]*[.A15]+[$'Coordinate Interpolation'.$B$46]" office:value-type="float" office:value="737.302042401288" calcext:value-type="float">
            <text:p>737.302042401288</text:p>
          </table:table-cell>
          <table:table-cell table:formula="of:=[$'Coordinate Interpolation'.$J$47]*[.A15]+[$'Coordinate Interpolation'.$J$46]" office:value-type="float" office:value="-797.282725704617" calcext:value-type="float">
            <text:p>-797.282725704617</text:p>
          </table:table-cell>
          <table:table-cell table:formula="of:=[$'Coordinate Interpolation'.$U$47]*[.A15]+[$'Coordinate Interpolation'.$U$46]" office:value-type="float" office:value="55.593522193034" calcext:value-type="float">
            <text:p>55.593522193034</text:p>
          </table:table-cell>
          <table:table-cell table:formula="of:=[$'Coordinate Interpolation'.$AC$47]*[.A15]+[$'Coordinate Interpolation'.$AC$46]" office:value-type="float" office:value="-786.547000885232" calcext:value-type="float">
            <text:p>-786.547000885232</text:p>
          </table:table-cell>
          <table:table-cell table:formula="of:=SQRT(([.D15]-[.B15])^2+([.E15]-[.C15])^2)" office:value-type="float" office:value="681.793049474637" calcext:value-type="float">
            <text:p>681.793049474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$'Coordinate Interpolation'.$B$47]*[.A16]+[$'Coordinate Interpolation'.$B$46]" office:value-type="float" office:value="737.408936022667" calcext:value-type="float">
            <text:p>737.408936022667</text:p>
          </table:table-cell>
          <table:table-cell table:formula="of:=[$'Coordinate Interpolation'.$J$47]*[.A16]+[$'Coordinate Interpolation'.$J$46]" office:value-type="float" office:value="-797.310214197313" calcext:value-type="float">
            <text:p>-797.310214197313</text:p>
          </table:table-cell>
          <table:table-cell table:formula="of:=[$'Coordinate Interpolation'.$U$47]*[.A16]+[$'Coordinate Interpolation'.$U$46]" office:value-type="float" office:value="54.4928927401086" calcext:value-type="float">
            <text:p>54.4928927401086</text:p>
          </table:table-cell>
          <table:table-cell table:formula="of:=[$'Coordinate Interpolation'.$AC$47]*[.A16]+[$'Coordinate Interpolation'.$AC$46]" office:value-type="float" office:value="-786.888667940348" calcext:value-type="float">
            <text:p>-786.888667940348</text:p>
          </table:table-cell>
          <table:table-cell table:formula="of:=SQRT(([.D16]-[.B16])^2+([.E16]-[.C16])^2)" office:value-type="float" office:value="682.995556939495" calcext:value-type="float">
            <text:p>682.9955569394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$'Coordinate Interpolation'.$B$47]*[.A17]+[$'Coordinate Interpolation'.$B$46]" office:value-type="float" office:value="737.515829644046" calcext:value-type="float">
            <text:p>737.515829644046</text:p>
          </table:table-cell>
          <table:table-cell table:formula="of:=[$'Coordinate Interpolation'.$J$47]*[.A17]+[$'Coordinate Interpolation'.$J$46]" office:value-type="float" office:value="-797.337702690009" calcext:value-type="float">
            <text:p>-797.337702690009</text:p>
          </table:table-cell>
          <table:table-cell table:formula="of:=[$'Coordinate Interpolation'.$U$47]*[.A17]+[$'Coordinate Interpolation'.$U$46]" office:value-type="float" office:value="53.3922632871833" calcext:value-type="float">
            <text:p>53.3922632871833</text:p>
          </table:table-cell>
          <table:table-cell table:formula="of:=[$'Coordinate Interpolation'.$AC$47]*[.A17]+[$'Coordinate Interpolation'.$AC$46]" office:value-type="float" office:value="-787.230334995465" calcext:value-type="float">
            <text:p>-787.230334995465</text:p>
          </table:table-cell>
          <table:table-cell table:formula="of:=SQRT(([.D17]-[.B17])^2+([.E17]-[.C17])^2)" office:value-type="float" office:value="684.198226339813" calcext:value-type="float">
            <text:p>684.1982263398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$'Coordinate Interpolation'.$B$47]*[.A18]+[$'Coordinate Interpolation'.$B$46]" office:value-type="float" office:value="737.622723265426" calcext:value-type="float">
            <text:p>737.622723265426</text:p>
          </table:table-cell>
          <table:table-cell table:formula="of:=[$'Coordinate Interpolation'.$J$47]*[.A18]+[$'Coordinate Interpolation'.$J$46]" office:value-type="float" office:value="-797.365191182705" calcext:value-type="float">
            <text:p>-797.365191182705</text:p>
          </table:table-cell>
          <table:table-cell table:formula="of:=[$'Coordinate Interpolation'.$U$47]*[.A18]+[$'Coordinate Interpolation'.$U$46]" office:value-type="float" office:value="52.2916338342579" calcext:value-type="float">
            <text:p>52.2916338342579</text:p>
          </table:table-cell>
          <table:table-cell table:formula="of:=[$'Coordinate Interpolation'.$AC$47]*[.A18]+[$'Coordinate Interpolation'.$AC$46]" office:value-type="float" office:value="-787.572002050581" calcext:value-type="float">
            <text:p>-787.572002050581</text:p>
          </table:table-cell>
          <table:table-cell table:formula="of:=SQRT(([.D18]-[.B18])^2+([.E18]-[.C18])^2)" office:value-type="float" office:value="685.401056823149" calcext:value-type="float">
            <text:p>685.4010568231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$'Coordinate Interpolation'.$B$47]*[.A19]+[$'Coordinate Interpolation'.$B$46]" office:value-type="float" office:value="737.729616886805" calcext:value-type="float">
            <text:p>737.729616886805</text:p>
          </table:table-cell>
          <table:table-cell table:formula="of:=[$'Coordinate Interpolation'.$J$47]*[.A19]+[$'Coordinate Interpolation'.$J$46]" office:value-type="float" office:value="-797.392679675401" calcext:value-type="float">
            <text:p>-797.392679675401</text:p>
          </table:table-cell>
          <table:table-cell table:formula="of:=[$'Coordinate Interpolation'.$U$47]*[.A19]+[$'Coordinate Interpolation'.$U$46]" office:value-type="float" office:value="51.1910043813326" calcext:value-type="float">
            <text:p>51.1910043813326</text:p>
          </table:table-cell>
          <table:table-cell table:formula="of:=[$'Coordinate Interpolation'.$AC$47]*[.A19]+[$'Coordinate Interpolation'.$AC$46]" office:value-type="float" office:value="-787.913669105697" calcext:value-type="float">
            <text:p>-787.913669105697</text:p>
          </table:table-cell>
          <table:table-cell table:formula="of:=SQRT(([.D19]-[.B19])^2+([.E19]-[.C19])^2)" office:value-type="float" office:value="686.60404754292" calcext:value-type="float">
            <text:p>686.60404754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$'Coordinate Interpolation'.$B$47]*[.A20]+[$'Coordinate Interpolation'.$B$46]" office:value-type="float" office:value="737.836510508184" calcext:value-type="float">
            <text:p>737.836510508184</text:p>
          </table:table-cell>
          <table:table-cell table:formula="of:=[$'Coordinate Interpolation'.$J$47]*[.A20]+[$'Coordinate Interpolation'.$J$46]" office:value-type="float" office:value="-797.420168168097" calcext:value-type="float">
            <text:p>-797.420168168097</text:p>
          </table:table-cell>
          <table:table-cell table:formula="of:=[$'Coordinate Interpolation'.$U$47]*[.A20]+[$'Coordinate Interpolation'.$U$46]" office:value-type="float" office:value="50.0903749284072" calcext:value-type="float">
            <text:p>50.0903749284072</text:p>
          </table:table-cell>
          <table:table-cell table:formula="of:=[$'Coordinate Interpolation'.$AC$47]*[.A20]+[$'Coordinate Interpolation'.$AC$46]" office:value-type="float" office:value="-788.255336160814" calcext:value-type="float">
            <text:p>-788.255336160814</text:p>
          </table:table-cell>
          <table:table-cell table:formula="of:=SQRT(([.D20]-[.B20])^2+([.E20]-[.C20])^2)" office:value-type="float" office:value="687.807197658355" calcext:value-type="float">
            <text:p>687.8071976583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$'Coordinate Interpolation'.$B$47]*[.A21]+[$'Coordinate Interpolation'.$B$46]" office:value-type="float" office:value="737.943404129564" calcext:value-type="float">
            <text:p>737.943404129564</text:p>
          </table:table-cell>
          <table:table-cell table:formula="of:=[$'Coordinate Interpolation'.$J$47]*[.A21]+[$'Coordinate Interpolation'.$J$46]" office:value-type="float" office:value="-797.447656660793" calcext:value-type="float">
            <text:p>-797.447656660793</text:p>
          </table:table-cell>
          <table:table-cell table:formula="of:=[$'Coordinate Interpolation'.$U$47]*[.A21]+[$'Coordinate Interpolation'.$U$46]" office:value-type="float" office:value="48.9897454754819" calcext:value-type="float">
            <text:p>48.9897454754819</text:p>
          </table:table-cell>
          <table:table-cell table:formula="of:=[$'Coordinate Interpolation'.$AC$47]*[.A21]+[$'Coordinate Interpolation'.$AC$46]" office:value-type="float" office:value="-788.59700321593" calcext:value-type="float">
            <text:p>-788.59700321593</text:p>
          </table:table-cell>
          <table:table-cell table:formula="of:=SQRT(([.D21]-[.B21])^2+([.E21]-[.C21])^2)" office:value-type="float" office:value="689.010506334443" calcext:value-type="float">
            <text:p>689.0105063344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$'Coordinate Interpolation'.$B$47]*[.A22]+[$'Coordinate Interpolation'.$B$46]" office:value-type="float" office:value="738.050297750943" calcext:value-type="float">
            <text:p>738.050297750943</text:p>
          </table:table-cell>
          <table:table-cell table:formula="of:=[$'Coordinate Interpolation'.$J$47]*[.A22]+[$'Coordinate Interpolation'.$J$46]" office:value-type="float" office:value="-797.475145153489" calcext:value-type="float">
            <text:p>-797.475145153489</text:p>
          </table:table-cell>
          <table:table-cell table:formula="of:=[$'Coordinate Interpolation'.$U$47]*[.A22]+[$'Coordinate Interpolation'.$U$46]" office:value-type="float" office:value="47.8891160225565" calcext:value-type="float">
            <text:p>47.8891160225565</text:p>
          </table:table-cell>
          <table:table-cell table:formula="of:=[$'Coordinate Interpolation'.$AC$47]*[.A22]+[$'Coordinate Interpolation'.$AC$46]" office:value-type="float" office:value="-788.938670271046" calcext:value-type="float">
            <text:p>-788.938670271046</text:p>
          </table:table-cell>
          <table:table-cell table:formula="of:=SQRT(([.D22]-[.B22])^2+([.E22]-[.C22])^2)" office:value-type="float" office:value="690.213972741889" calcext:value-type="float">
            <text:p>690.2139727418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$'Coordinate Interpolation'.$B$47]*[.A23]+[$'Coordinate Interpolation'.$B$46]" office:value-type="float" office:value="738.157191372322" calcext:value-type="float">
            <text:p>738.157191372322</text:p>
          </table:table-cell>
          <table:table-cell table:formula="of:=[$'Coordinate Interpolation'.$J$47]*[.A23]+[$'Coordinate Interpolation'.$J$46]" office:value-type="float" office:value="-797.502633646185" calcext:value-type="float">
            <text:p>-797.502633646185</text:p>
          </table:table-cell>
          <table:table-cell table:formula="of:=[$'Coordinate Interpolation'.$U$47]*[.A23]+[$'Coordinate Interpolation'.$U$46]" office:value-type="float" office:value="46.7884865696312" calcext:value-type="float">
            <text:p>46.7884865696312</text:p>
          </table:table-cell>
          <table:table-cell table:formula="of:=[$'Coordinate Interpolation'.$AC$47]*[.A23]+[$'Coordinate Interpolation'.$AC$46]" office:value-type="float" office:value="-789.280337326163" calcext:value-type="float">
            <text:p>-789.280337326163</text:p>
          </table:table-cell>
          <table:table-cell table:formula="of:=SQRT(([.D23]-[.B23])^2+([.E23]-[.C23])^2)" office:value-type="float" office:value="691.417596057061" calcext:value-type="float">
            <text:p>691.4175960570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$'Coordinate Interpolation'.$B$47]*[.A24]+[$'Coordinate Interpolation'.$B$46]" office:value-type="float" office:value="738.264084993701" calcext:value-type="float">
            <text:p>738.264084993701</text:p>
          </table:table-cell>
          <table:table-cell table:formula="of:=[$'Coordinate Interpolation'.$J$47]*[.A24]+[$'Coordinate Interpolation'.$J$46]" office:value-type="float" office:value="-797.530122138882" calcext:value-type="float">
            <text:p>-797.530122138882</text:p>
          </table:table-cell>
          <table:table-cell table:formula="of:=[$'Coordinate Interpolation'.$U$47]*[.A24]+[$'Coordinate Interpolation'.$U$46]" office:value-type="float" office:value="45.6878571167058" calcext:value-type="float">
            <text:p>45.6878571167058</text:p>
          </table:table-cell>
          <table:table-cell table:formula="of:=[$'Coordinate Interpolation'.$AC$47]*[.A24]+[$'Coordinate Interpolation'.$AC$46]" office:value-type="float" office:value="-789.622004381279" calcext:value-type="float">
            <text:p>-789.622004381279</text:p>
          </table:table-cell>
          <table:table-cell table:formula="of:=SQRT(([.D24]-[.B24])^2+([.E24]-[.C24])^2)" office:value-type="float" office:value="692.621375461945" calcext:value-type="float">
            <text:p>692.6213754619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$'Coordinate Interpolation'.$B$47]*[.A25]+[$'Coordinate Interpolation'.$B$46]" office:value-type="float" office:value="738.370978615081" calcext:value-type="float">
            <text:p>738.370978615081</text:p>
          </table:table-cell>
          <table:table-cell table:formula="of:=[$'Coordinate Interpolation'.$J$47]*[.A25]+[$'Coordinate Interpolation'.$J$46]" office:value-type="float" office:value="-797.557610631577" calcext:value-type="float">
            <text:p>-797.557610631577</text:p>
          </table:table-cell>
          <table:table-cell table:formula="of:=[$'Coordinate Interpolation'.$U$47]*[.A25]+[$'Coordinate Interpolation'.$U$46]" office:value-type="float" office:value="44.5872276637805" calcext:value-type="float">
            <text:p>44.5872276637805</text:p>
          </table:table-cell>
          <table:table-cell table:formula="of:=[$'Coordinate Interpolation'.$AC$47]*[.A25]+[$'Coordinate Interpolation'.$AC$46]" office:value-type="float" office:value="-789.963671436395" calcext:value-type="float">
            <text:p>-789.963671436395</text:p>
          </table:table-cell>
          <table:table-cell table:formula="of:=SQRT(([.D25]-[.B25])^2+([.E25]-[.C25])^2)" office:value-type="float" office:value="693.825310144099" calcext:value-type="float">
            <text:p>693.8253101440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$'Coordinate Interpolation'.$B$47]*[.A26]+[$'Coordinate Interpolation'.$B$46]" office:value-type="float" office:value="738.47787223646" calcext:value-type="float">
            <text:p>738.47787223646</text:p>
          </table:table-cell>
          <table:table-cell table:formula="of:=[$'Coordinate Interpolation'.$J$47]*[.A26]+[$'Coordinate Interpolation'.$J$46]" office:value-type="float" office:value="-797.585099124273" calcext:value-type="float">
            <text:p>-797.585099124273</text:p>
          </table:table-cell>
          <table:table-cell table:formula="of:=[$'Coordinate Interpolation'.$U$47]*[.A26]+[$'Coordinate Interpolation'.$U$46]" office:value-type="float" office:value="43.4865982108551" calcext:value-type="float">
            <text:p>43.4865982108551</text:p>
          </table:table-cell>
          <table:table-cell table:formula="of:=[$'Coordinate Interpolation'.$AC$47]*[.A26]+[$'Coordinate Interpolation'.$AC$46]" office:value-type="float" office:value="-790.305338491512" calcext:value-type="float">
            <text:p>-790.305338491512</text:p>
          </table:table-cell>
          <table:table-cell table:formula="of:=SQRT(([.D26]-[.B26])^2+([.E26]-[.C26])^2)" office:value-type="float" office:value="695.029399296608" calcext:value-type="float">
            <text:p>695.0293992966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$'Coordinate Interpolation'.$B$47]*[.A27]+[$'Coordinate Interpolation'.$B$46]" office:value-type="float" office:value="738.584765857839" calcext:value-type="float">
            <text:p>738.584765857839</text:p>
          </table:table-cell>
          <table:table-cell table:formula="of:=[$'Coordinate Interpolation'.$J$47]*[.A27]+[$'Coordinate Interpolation'.$J$46]" office:value-type="float" office:value="-797.61258761697" calcext:value-type="float">
            <text:p>-797.61258761697</text:p>
          </table:table-cell>
          <table:table-cell table:formula="of:=[$'Coordinate Interpolation'.$U$47]*[.A27]+[$'Coordinate Interpolation'.$U$46]" office:value-type="float" office:value="42.3859687579298" calcext:value-type="float">
            <text:p>42.3859687579298</text:p>
          </table:table-cell>
          <table:table-cell table:formula="of:=[$'Coordinate Interpolation'.$AC$47]*[.A27]+[$'Coordinate Interpolation'.$AC$46]" office:value-type="float" office:value="-790.647005546628" calcext:value-type="float">
            <text:p>-790.647005546628</text:p>
          </table:table-cell>
          <table:table-cell table:formula="of:=SQRT(([.D27]-[.B27])^2+([.E27]-[.C27])^2)" office:value-type="float" office:value="696.233642118032" calcext:value-type="float">
            <text:p>696.2336421180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$'Coordinate Interpolation'.$B$47]*[.A28]+[$'Coordinate Interpolation'.$B$46]" office:value-type="float" office:value="738.691659479219" calcext:value-type="float">
            <text:p>738.691659479219</text:p>
          </table:table-cell>
          <table:table-cell table:formula="of:=[$'Coordinate Interpolation'.$J$47]*[.A28]+[$'Coordinate Interpolation'.$J$46]" office:value-type="float" office:value="-797.640076109666" calcext:value-type="float">
            <text:p>-797.640076109666</text:p>
          </table:table-cell>
          <table:table-cell table:formula="of:=[$'Coordinate Interpolation'.$U$47]*[.A28]+[$'Coordinate Interpolation'.$U$46]" office:value-type="float" office:value="41.2853393050044" calcext:value-type="float">
            <text:p>41.2853393050044</text:p>
          </table:table-cell>
          <table:table-cell table:formula="of:=[$'Coordinate Interpolation'.$AC$47]*[.A28]+[$'Coordinate Interpolation'.$AC$46]" office:value-type="float" office:value="-790.988672601744" calcext:value-type="float">
            <text:p>-790.988672601744</text:p>
          </table:table-cell>
          <table:table-cell table:formula="of:=SQRT(([.D28]-[.B28])^2+([.E28]-[.C28])^2)" office:value-type="float" office:value="697.438037812366" calcext:value-type="float">
            <text:p>697.4380378123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$'Coordinate Interpolation'.$B$47]*[.A29]+[$'Coordinate Interpolation'.$B$46]" office:value-type="float" office:value="738.798553100598" calcext:value-type="float">
            <text:p>738.798553100598</text:p>
          </table:table-cell>
          <table:table-cell table:formula="of:=[$'Coordinate Interpolation'.$J$47]*[.A29]+[$'Coordinate Interpolation'.$J$46]" office:value-type="float" office:value="-797.667564602362" calcext:value-type="float">
            <text:p>-797.667564602362</text:p>
          </table:table-cell>
          <table:table-cell table:formula="of:=[$'Coordinate Interpolation'.$U$47]*[.A29]+[$'Coordinate Interpolation'.$U$46]" office:value-type="float" office:value="40.1847098520791" calcext:value-type="float">
            <text:p>40.1847098520791</text:p>
          </table:table-cell>
          <table:table-cell table:formula="of:=[$'Coordinate Interpolation'.$AC$47]*[.A29]+[$'Coordinate Interpolation'.$AC$46]" office:value-type="float" office:value="-791.330339656861" calcext:value-type="float">
            <text:p>-791.330339656861</text:p>
          </table:table-cell>
          <table:table-cell table:formula="of:=SQRT(([.D29]-[.B29])^2+([.E29]-[.C29])^2)" office:value-type="float" office:value="698.642585588995" calcext:value-type="float">
            <text:p>698.642585588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$'Coordinate Interpolation'.$B$47]*[.A30]+[$'Coordinate Interpolation'.$B$46]" office:value-type="float" office:value="738.905446721977" calcext:value-type="float">
            <text:p>738.905446721977</text:p>
          </table:table-cell>
          <table:table-cell table:formula="of:=[$'Coordinate Interpolation'.$J$47]*[.A30]+[$'Coordinate Interpolation'.$J$46]" office:value-type="float" office:value="-797.695053095058" calcext:value-type="float">
            <text:p>-797.695053095058</text:p>
          </table:table-cell>
          <table:table-cell table:formula="of:=[$'Coordinate Interpolation'.$U$47]*[.A30]+[$'Coordinate Interpolation'.$U$46]" office:value-type="float" office:value="39.0840803991537" calcext:value-type="float">
            <text:p>39.0840803991537</text:p>
          </table:table-cell>
          <table:table-cell table:formula="of:=[$'Coordinate Interpolation'.$AC$47]*[.A30]+[$'Coordinate Interpolation'.$AC$46]" office:value-type="float" office:value="-791.672006711977" calcext:value-type="float">
            <text:p>-791.672006711977</text:p>
          </table:table-cell>
          <table:table-cell table:formula="of:=SQRT(([.D30]-[.B30])^2+([.E30]-[.C30])^2)" office:value-type="float" office:value="699.847284662644" calcext:value-type="float">
            <text:p>699.8472846626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$'Coordinate Interpolation'.$B$47]*[.A31]+[$'Coordinate Interpolation'.$B$46]" office:value-type="float" office:value="739.012340343356" calcext:value-type="float">
            <text:p>739.012340343356</text:p>
          </table:table-cell>
          <table:table-cell table:formula="of:=[$'Coordinate Interpolation'.$J$47]*[.A31]+[$'Coordinate Interpolation'.$J$46]" office:value-type="float" office:value="-797.722541587754" calcext:value-type="float">
            <text:p>-797.722541587754</text:p>
          </table:table-cell>
          <table:table-cell table:formula="of:=[$'Coordinate Interpolation'.$U$47]*[.A31]+[$'Coordinate Interpolation'.$U$46]" office:value-type="float" office:value="37.9834509462284" calcext:value-type="float">
            <text:p>37.9834509462284</text:p>
          </table:table-cell>
          <table:table-cell table:formula="of:=[$'Coordinate Interpolation'.$AC$47]*[.A31]+[$'Coordinate Interpolation'.$AC$46]" office:value-type="float" office:value="-792.013673767093" calcext:value-type="float">
            <text:p>-792.013673767093</text:p>
          </table:table-cell>
          <table:table-cell table:formula="of:=SQRT(([.D31]-[.B31])^2+([.E31]-[.C31])^2)" office:value-type="float" office:value="701.052134253341" calcext:value-type="float">
            <text:p>701.0521342533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$'Coordinate Interpolation'.$B$47]*[.A32]+[$'Coordinate Interpolation'.$B$46]" office:value-type="float" office:value="739.119233964736" calcext:value-type="float">
            <text:p>739.119233964736</text:p>
          </table:table-cell>
          <table:table-cell table:formula="of:=[$'Coordinate Interpolation'.$J$47]*[.A32]+[$'Coordinate Interpolation'.$J$46]" office:value-type="float" office:value="-797.75003008045" calcext:value-type="float">
            <text:p>-797.75003008045</text:p>
          </table:table-cell>
          <table:table-cell table:formula="of:=[$'Coordinate Interpolation'.$U$47]*[.A32]+[$'Coordinate Interpolation'.$U$46]" office:value-type="float" office:value="36.882821493303" calcext:value-type="float">
            <text:p>36.882821493303</text:p>
          </table:table-cell>
          <table:table-cell table:formula="of:=[$'Coordinate Interpolation'.$AC$47]*[.A32]+[$'Coordinate Interpolation'.$AC$46]" office:value-type="float" office:value="-792.35534082221" calcext:value-type="float">
            <text:p>-792.35534082221</text:p>
          </table:table-cell>
          <table:table-cell table:formula="of:=SQRT(([.D32]-[.B32])^2+([.E32]-[.C32])^2)" office:value-type="float" office:value="702.257133586367" calcext:value-type="float">
            <text:p>702.2571335863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$'Coordinate Interpolation'.$B$47]*[.A33]+[$'Coordinate Interpolation'.$B$46]" office:value-type="float" office:value="739.226127586115" calcext:value-type="float">
            <text:p>739.226127586115</text:p>
          </table:table-cell>
          <table:table-cell table:formula="of:=[$'Coordinate Interpolation'.$J$47]*[.A33]+[$'Coordinate Interpolation'.$J$46]" office:value-type="float" office:value="-797.777518573146" calcext:value-type="float">
            <text:p>-797.777518573146</text:p>
          </table:table-cell>
          <table:table-cell table:formula="of:=[$'Coordinate Interpolation'.$U$47]*[.A33]+[$'Coordinate Interpolation'.$U$46]" office:value-type="float" office:value="35.7821920403777" calcext:value-type="float">
            <text:p>35.7821920403777</text:p>
          </table:table-cell>
          <table:table-cell table:formula="of:=[$'Coordinate Interpolation'.$AC$47]*[.A33]+[$'Coordinate Interpolation'.$AC$46]" office:value-type="float" office:value="-792.697007877326" calcext:value-type="float">
            <text:p>-792.697007877326</text:p>
          </table:table-cell>
          <table:table-cell table:formula="of:=SQRT(([.D33]-[.B33])^2+([.E33]-[.C33])^2)" office:value-type="float" office:value="703.462281892217" calcext:value-type="float">
            <text:p>703.4622818922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$'Coordinate Interpolation'.$B$47]*[.A34]+[$'Coordinate Interpolation'.$B$46]" office:value-type="float" office:value="739.333021207494" calcext:value-type="float">
            <text:p>739.333021207494</text:p>
          </table:table-cell>
          <table:table-cell table:formula="of:=[$'Coordinate Interpolation'.$J$47]*[.A34]+[$'Coordinate Interpolation'.$J$46]" office:value-type="float" office:value="-797.805007065842" calcext:value-type="float">
            <text:p>-797.805007065842</text:p>
          </table:table-cell>
          <table:table-cell table:formula="of:=[$'Coordinate Interpolation'.$U$47]*[.A34]+[$'Coordinate Interpolation'.$U$46]" office:value-type="float" office:value="34.6815625874523" calcext:value-type="float">
            <text:p>34.6815625874523</text:p>
          </table:table-cell>
          <table:table-cell table:formula="of:=[$'Coordinate Interpolation'.$AC$47]*[.A34]+[$'Coordinate Interpolation'.$AC$46]" office:value-type="float" office:value="-793.038674932442" calcext:value-type="float">
            <text:p>-793.038674932442</text:p>
          </table:table-cell>
          <table:table-cell table:formula="of:=SQRT(([.D34]-[.B34])^2+([.E34]-[.C34])^2)" office:value-type="float" office:value="704.667578406555" calcext:value-type="float">
            <text:p>704.6675784065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$'Coordinate Interpolation'.$B$47]*[.A35]+[$'Coordinate Interpolation'.$B$46]" office:value-type="float" office:value="739.439914828874" calcext:value-type="float">
            <text:p>739.439914828874</text:p>
          </table:table-cell>
          <table:table-cell table:formula="of:=[$'Coordinate Interpolation'.$J$47]*[.A35]+[$'Coordinate Interpolation'.$J$46]" office:value-type="float" office:value="-797.832495558538" calcext:value-type="float">
            <text:p>-797.832495558538</text:p>
          </table:table-cell>
          <table:table-cell table:formula="of:=[$'Coordinate Interpolation'.$U$47]*[.A35]+[$'Coordinate Interpolation'.$U$46]" office:value-type="float" office:value="33.580933134527" calcext:value-type="float">
            <text:p>33.580933134527</text:p>
          </table:table-cell>
          <table:table-cell table:formula="of:=[$'Coordinate Interpolation'.$AC$47]*[.A35]+[$'Coordinate Interpolation'.$AC$46]" office:value-type="float" office:value="-793.380341987559" calcext:value-type="float">
            <text:p>-793.380341987559</text:p>
          </table:table-cell>
          <table:table-cell table:formula="of:=SQRT(([.D35]-[.B35])^2+([.E35]-[.C35])^2)" office:value-type="float" office:value="705.873022370171" calcext:value-type="float">
            <text:p>705.8730223701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$'Coordinate Interpolation'.$B$47]*[.A36]+[$'Coordinate Interpolation'.$B$46]" office:value-type="float" office:value="739.546808450253" calcext:value-type="float">
            <text:p>739.546808450253</text:p>
          </table:table-cell>
          <table:table-cell table:formula="of:=[$'Coordinate Interpolation'.$J$47]*[.A36]+[$'Coordinate Interpolation'.$J$46]" office:value-type="float" office:value="-797.859984051234" calcext:value-type="float">
            <text:p>-797.859984051234</text:p>
          </table:table-cell>
          <table:table-cell table:formula="of:=[$'Coordinate Interpolation'.$U$47]*[.A36]+[$'Coordinate Interpolation'.$U$46]" office:value-type="float" office:value="32.4803036816016" calcext:value-type="float">
            <text:p>32.4803036816016</text:p>
          </table:table-cell>
          <table:table-cell table:formula="of:=[$'Coordinate Interpolation'.$AC$47]*[.A36]+[$'Coordinate Interpolation'.$AC$46]" office:value-type="float" office:value="-793.722009042675" calcext:value-type="float">
            <text:p>-793.722009042675</text:p>
          </table:table-cell>
          <table:table-cell table:formula="of:=SQRT(([.D36]-[.B36])^2+([.E36]-[.C36])^2)" office:value-type="float" office:value="707.078613028939" calcext:value-type="float">
            <text:p>707.07861302893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$'Coordinate Interpolation'.$B$47]*[.A37]+[$'Coordinate Interpolation'.$B$46]" office:value-type="float" office:value="739.653702071632" calcext:value-type="float">
            <text:p>739.653702071632</text:p>
          </table:table-cell>
          <table:table-cell table:formula="of:=[$'Coordinate Interpolation'.$J$47]*[.A37]+[$'Coordinate Interpolation'.$J$46]" office:value-type="float" office:value="-797.88747254393" calcext:value-type="float">
            <text:p>-797.88747254393</text:p>
          </table:table-cell>
          <table:table-cell table:formula="of:=[$'Coordinate Interpolation'.$U$47]*[.A37]+[$'Coordinate Interpolation'.$U$46]" office:value-type="float" office:value="31.3796742286763" calcext:value-type="float">
            <text:p>31.3796742286763</text:p>
          </table:table-cell>
          <table:table-cell table:formula="of:=[$'Coordinate Interpolation'.$AC$47]*[.A37]+[$'Coordinate Interpolation'.$AC$46]" office:value-type="float" office:value="-794.063676097792" calcext:value-type="float">
            <text:p>-794.063676097792</text:p>
          </table:table-cell>
          <table:table-cell table:formula="of:=SQRT(([.D37]-[.B37])^2+([.E37]-[.C37])^2)" office:value-type="float" office:value="708.284349633779" calcext:value-type="float">
            <text:p>708.2843496337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$'Coordinate Interpolation'.$B$47]*[.A38]+[$'Coordinate Interpolation'.$B$46]" office:value-type="float" office:value="739.760595693011" calcext:value-type="float">
            <text:p>739.760595693011</text:p>
          </table:table-cell>
          <table:table-cell table:formula="of:=[$'Coordinate Interpolation'.$J$47]*[.A38]+[$'Coordinate Interpolation'.$J$46]" office:value-type="float" office:value="-797.914961036626" calcext:value-type="float">
            <text:p>-797.914961036626</text:p>
          </table:table-cell>
          <table:table-cell table:formula="of:=[$'Coordinate Interpolation'.$U$47]*[.A38]+[$'Coordinate Interpolation'.$U$46]" office:value-type="float" office:value="30.2790447757509" calcext:value-type="float">
            <text:p>30.2790447757509</text:p>
          </table:table-cell>
          <table:table-cell table:formula="of:=[$'Coordinate Interpolation'.$AC$47]*[.A38]+[$'Coordinate Interpolation'.$AC$46]" office:value-type="float" office:value="-794.405343152908" calcext:value-type="float">
            <text:p>-794.405343152908</text:p>
          </table:table-cell>
          <table:table-cell table:formula="of:=SQRT(([.D38]-[.B38])^2+([.E38]-[.C38])^2)" office:value-type="float" office:value="709.49023144061" calcext:value-type="float">
            <text:p>709.4902314406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$'Coordinate Interpolation'.$B$47]*[.A39]+[$'Coordinate Interpolation'.$B$46]" office:value-type="float" office:value="739.867489314391" calcext:value-type="float">
            <text:p>739.867489314391</text:p>
          </table:table-cell>
          <table:table-cell table:formula="of:=[$'Coordinate Interpolation'.$J$47]*[.A39]+[$'Coordinate Interpolation'.$J$46]" office:value-type="float" office:value="-797.942449529322" calcext:value-type="float">
            <text:p>-797.942449529322</text:p>
          </table:table-cell>
          <table:table-cell table:formula="of:=[$'Coordinate Interpolation'.$U$47]*[.A39]+[$'Coordinate Interpolation'.$U$46]" office:value-type="float" office:value="29.1784153228256" calcext:value-type="float">
            <text:p>29.1784153228256</text:p>
          </table:table-cell>
          <table:table-cell table:formula="of:=[$'Coordinate Interpolation'.$AC$47]*[.A39]+[$'Coordinate Interpolation'.$AC$46]" office:value-type="float" office:value="-794.747010208024" calcext:value-type="float">
            <text:p>-794.747010208024</text:p>
          </table:table-cell>
          <table:table-cell table:formula="of:=SQRT(([.D39]-[.B39])^2+([.E39]-[.C39])^2)" office:value-type="float" office:value="710.696257710314" calcext:value-type="float">
            <text:p>710.6962577103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$'Coordinate Interpolation'.$B$47]*[.A40]+[$'Coordinate Interpolation'.$B$46]" office:value-type="float" office:value="739.97438293577" calcext:value-type="float">
            <text:p>739.97438293577</text:p>
          </table:table-cell>
          <table:table-cell table:formula="of:=[$'Coordinate Interpolation'.$J$47]*[.A40]+[$'Coordinate Interpolation'.$J$46]" office:value-type="float" office:value="-797.969938022018" calcext:value-type="float">
            <text:p>-797.969938022018</text:p>
          </table:table-cell>
          <table:table-cell table:formula="of:=[$'Coordinate Interpolation'.$U$47]*[.A40]+[$'Coordinate Interpolation'.$U$46]" office:value-type="float" office:value="28.0777858699003" calcext:value-type="float">
            <text:p>28.0777858699003</text:p>
          </table:table-cell>
          <table:table-cell table:formula="of:=[$'Coordinate Interpolation'.$AC$47]*[.A40]+[$'Coordinate Interpolation'.$AC$46]" office:value-type="float" office:value="-795.08867726314" calcext:value-type="float">
            <text:p>-795.08867726314</text:p>
          </table:table-cell>
          <table:table-cell table:formula="of:=SQRT(([.D40]-[.B40])^2+([.E40]-[.C40])^2)" office:value-type="float" office:value="711.902427708689" calcext:value-type="float">
            <text:p>711.9024277086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$'Coordinate Interpolation'.$B$47]*[.A41]+[$'Coordinate Interpolation'.$B$46]" office:value-type="float" office:value="740.081276557149" calcext:value-type="float">
            <text:p>740.081276557149</text:p>
          </table:table-cell>
          <table:table-cell table:formula="of:=[$'Coordinate Interpolation'.$J$47]*[.A41]+[$'Coordinate Interpolation'.$J$46]" office:value-type="float" office:value="-797.997426514714" calcext:value-type="float">
            <text:p>-797.997426514714</text:p>
          </table:table-cell>
          <table:table-cell table:formula="of:=[$'Coordinate Interpolation'.$U$47]*[.A41]+[$'Coordinate Interpolation'.$U$46]" office:value-type="float" office:value="26.9771564169749" calcext:value-type="float">
            <text:p>26.9771564169749</text:p>
          </table:table-cell>
          <table:table-cell table:formula="of:=[$'Coordinate Interpolation'.$AC$47]*[.A41]+[$'Coordinate Interpolation'.$AC$46]" office:value-type="float" office:value="-795.430344318257" calcext:value-type="float">
            <text:p>-795.430344318257</text:p>
          </table:table-cell>
          <table:table-cell table:formula="of:=SQRT(([.D41]-[.B41])^2+([.E41]-[.C41])^2)" office:value-type="float" office:value="713.10874070642" calcext:value-type="float">
            <text:p>713.108740706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$'Coordinate Interpolation'.$B$47]*[.A42]+[$'Coordinate Interpolation'.$B$46]" office:value-type="float" office:value="740.188170178528" calcext:value-type="float">
            <text:p>740.188170178528</text:p>
          </table:table-cell>
          <table:table-cell table:formula="of:=[$'Coordinate Interpolation'.$J$47]*[.A42]+[$'Coordinate Interpolation'.$J$46]" office:value-type="float" office:value="-798.02491500741" calcext:value-type="float">
            <text:p>-798.02491500741</text:p>
          </table:table-cell>
          <table:table-cell table:formula="of:=[$'Coordinate Interpolation'.$U$47]*[.A42]+[$'Coordinate Interpolation'.$U$46]" office:value-type="float" office:value="25.8765269640496" calcext:value-type="float">
            <text:p>25.8765269640496</text:p>
          </table:table-cell>
          <table:table-cell table:formula="of:=[$'Coordinate Interpolation'.$AC$47]*[.A42]+[$'Coordinate Interpolation'.$AC$46]" office:value-type="float" office:value="-795.772011373373" calcext:value-type="float">
            <text:p>-795.772011373373</text:p>
          </table:table-cell>
          <table:table-cell table:formula="of:=SQRT(([.D42]-[.B42])^2+([.E42]-[.C42])^2)" office:value-type="float" office:value="714.315195979025" calcext:value-type="float">
            <text:p>714.315195979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$'Coordinate Interpolation'.$B$47]*[.A43]+[$'Coordinate Interpolation'.$B$46]" office:value-type="float" office:value="740.295063799908" calcext:value-type="float">
            <text:p>740.295063799908</text:p>
          </table:table-cell>
          <table:table-cell table:formula="of:=[$'Coordinate Interpolation'.$J$47]*[.A43]+[$'Coordinate Interpolation'.$J$46]" office:value-type="float" office:value="-798.052403500106" calcext:value-type="float">
            <text:p>-798.052403500106</text:p>
          </table:table-cell>
          <table:table-cell table:formula="of:=[$'Coordinate Interpolation'.$U$47]*[.A43]+[$'Coordinate Interpolation'.$U$46]" office:value-type="float" office:value="24.7758975111242" calcext:value-type="float">
            <text:p>24.7758975111242</text:p>
          </table:table-cell>
          <table:table-cell table:formula="of:=[$'Coordinate Interpolation'.$AC$47]*[.A43]+[$'Coordinate Interpolation'.$AC$46]" office:value-type="float" office:value="-796.113678428489" calcext:value-type="float">
            <text:p>-796.113678428489</text:p>
          </table:table-cell>
          <table:table-cell table:formula="of:=SQRT(([.D43]-[.B43])^2+([.E43]-[.C43])^2)" office:value-type="float" office:value="715.521792806829" calcext:value-type="float">
            <text:p>715.5217928068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$'Coordinate Interpolation'.$B$47]*[.A44]+[$'Coordinate Interpolation'.$B$46]" office:value-type="float" office:value="740.401957421287" calcext:value-type="float">
            <text:p>740.401957421287</text:p>
          </table:table-cell>
          <table:table-cell table:formula="of:=[$'Coordinate Interpolation'.$J$47]*[.A44]+[$'Coordinate Interpolation'.$J$46]" office:value-type="float" office:value="-798.079891992802" calcext:value-type="float">
            <text:p>-798.079891992802</text:p>
          </table:table-cell>
          <table:table-cell table:formula="of:=[$'Coordinate Interpolation'.$U$47]*[.A44]+[$'Coordinate Interpolation'.$U$46]" office:value-type="float" office:value="23.6752680581989" calcext:value-type="float">
            <text:p>23.6752680581989</text:p>
          </table:table-cell>
          <table:table-cell table:formula="of:=[$'Coordinate Interpolation'.$AC$47]*[.A44]+[$'Coordinate Interpolation'.$AC$46]" office:value-type="float" office:value="-796.455345483606" calcext:value-type="float">
            <text:p>-796.455345483606</text:p>
          </table:table-cell>
          <table:table-cell table:formula="of:=SQRT(([.D44]-[.B44])^2+([.E44]-[.C44])^2)" office:value-type="float" office:value="716.728530474917" calcext:value-type="float">
            <text:p>716.728530474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$'Coordinate Interpolation'.$B$47]*[.A45]+[$'Coordinate Interpolation'.$B$46]" office:value-type="float" office:value="740.508851042666" calcext:value-type="float">
            <text:p>740.508851042666</text:p>
          </table:table-cell>
          <table:table-cell table:formula="of:=[$'Coordinate Interpolation'.$J$47]*[.A45]+[$'Coordinate Interpolation'.$J$46]" office:value-type="float" office:value="-798.107380485498" calcext:value-type="float">
            <text:p>-798.107380485498</text:p>
          </table:table-cell>
          <table:table-cell table:formula="of:=[$'Coordinate Interpolation'.$U$47]*[.A45]+[$'Coordinate Interpolation'.$U$46]" office:value-type="float" office:value="22.5746386052735" calcext:value-type="float">
            <text:p>22.5746386052735</text:p>
          </table:table-cell>
          <table:table-cell table:formula="of:=[$'Coordinate Interpolation'.$AC$47]*[.A45]+[$'Coordinate Interpolation'.$AC$46]" office:value-type="float" office:value="-796.797012538722" calcext:value-type="float">
            <text:p>-796.797012538722</text:p>
          </table:table-cell>
          <table:table-cell table:formula="of:=SQRT(([.D45]-[.B45])^2+([.E45]-[.C45])^2)" office:value-type="float" office:value="717.935408273095" calcext:value-type="float">
            <text:p>717.9354082730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$'Coordinate Interpolation'.$B$47]*[.A46]+[$'Coordinate Interpolation'.$B$46]" office:value-type="float" office:value="740.615744664046" calcext:value-type="float">
            <text:p>740.615744664046</text:p>
          </table:table-cell>
          <table:table-cell table:formula="of:=[$'Coordinate Interpolation'.$J$47]*[.A46]+[$'Coordinate Interpolation'.$J$46]" office:value-type="float" office:value="-798.134868978194" calcext:value-type="float">
            <text:p>-798.134868978194</text:p>
          </table:table-cell>
          <table:table-cell table:formula="of:=[$'Coordinate Interpolation'.$U$47]*[.A46]+[$'Coordinate Interpolation'.$U$46]" office:value-type="float" office:value="21.4740091523482" calcext:value-type="float">
            <text:p>21.4740091523482</text:p>
          </table:table-cell>
          <table:table-cell table:formula="of:=[$'Coordinate Interpolation'.$AC$47]*[.A46]+[$'Coordinate Interpolation'.$AC$46]" office:value-type="float" office:value="-797.138679593839" calcext:value-type="float">
            <text:p>-797.138679593839</text:p>
          </table:table-cell>
          <table:table-cell table:formula="of:=SQRT(([.D46]-[.B46])^2+([.E46]-[.C46])^2)" office:value-type="float" office:value="719.142425495858" calcext:value-type="float">
            <text:p>719.1424254958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$'Coordinate Interpolation'.$B$47]*[.A47]+[$'Coordinate Interpolation'.$B$46]" office:value-type="float" office:value="740.722638285425" calcext:value-type="float">
            <text:p>740.722638285425</text:p>
          </table:table-cell>
          <table:table-cell table:formula="of:=[$'Coordinate Interpolation'.$J$47]*[.A47]+[$'Coordinate Interpolation'.$J$46]" office:value-type="float" office:value="-798.16235747089" calcext:value-type="float">
            <text:p>-798.16235747089</text:p>
          </table:table-cell>
          <table:table-cell table:formula="of:=[$'Coordinate Interpolation'.$U$47]*[.A47]+[$'Coordinate Interpolation'.$U$46]" office:value-type="float" office:value="20.3733796994228" calcext:value-type="float">
            <text:p>20.3733796994228</text:p>
          </table:table-cell>
          <table:table-cell table:formula="of:=[$'Coordinate Interpolation'.$AC$47]*[.A47]+[$'Coordinate Interpolation'.$AC$46]" office:value-type="float" office:value="-797.480346648955" calcext:value-type="float">
            <text:p>-797.480346648955</text:p>
          </table:table-cell>
          <table:table-cell table:formula="of:=SQRT(([.D47]-[.B47])^2+([.E47]-[.C47])^2)" office:value-type="float" office:value="720.349581442347" calcext:value-type="float">
            <text:p>720.3495814423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$'Coordinate Interpolation'.$B$47]*[.A48]+[$'Coordinate Interpolation'.$B$46]" office:value-type="float" office:value="740.829531906804" calcext:value-type="float">
            <text:p>740.829531906804</text:p>
          </table:table-cell>
          <table:table-cell table:formula="of:=[$'Coordinate Interpolation'.$J$47]*[.A48]+[$'Coordinate Interpolation'.$J$46]" office:value-type="float" office:value="-798.189845963586" calcext:value-type="float">
            <text:p>-798.189845963586</text:p>
          </table:table-cell>
          <table:table-cell table:formula="of:=[$'Coordinate Interpolation'.$U$47]*[.A48]+[$'Coordinate Interpolation'.$U$46]" office:value-type="float" office:value="19.2727502464975" calcext:value-type="float">
            <text:p>19.2727502464975</text:p>
          </table:table-cell>
          <table:table-cell table:formula="of:=[$'Coordinate Interpolation'.$AC$47]*[.A48]+[$'Coordinate Interpolation'.$AC$46]" office:value-type="float" office:value="-797.822013704071" calcext:value-type="float">
            <text:p>-797.822013704071</text:p>
          </table:table-cell>
          <table:table-cell table:formula="of:=SQRT(([.D48]-[.B48])^2+([.E48]-[.C48])^2)" office:value-type="float" office:value="721.556875416312" calcext:value-type="float">
            <text:p>721.55687541631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$'Coordinate Interpolation'.$B$47]*[.A49]+[$'Coordinate Interpolation'.$B$46]" office:value-type="float" office:value="740.936425528184" calcext:value-type="float">
            <text:p>740.936425528184</text:p>
          </table:table-cell>
          <table:table-cell table:formula="of:=[$'Coordinate Interpolation'.$J$47]*[.A49]+[$'Coordinate Interpolation'.$J$46]" office:value-type="float" office:value="-798.217334456282" calcext:value-type="float">
            <text:p>-798.217334456282</text:p>
          </table:table-cell>
          <table:table-cell table:formula="of:=[$'Coordinate Interpolation'.$U$47]*[.A49]+[$'Coordinate Interpolation'.$U$46]" office:value-type="float" office:value="18.1721207935721" calcext:value-type="float">
            <text:p>18.1721207935721</text:p>
          </table:table-cell>
          <table:table-cell table:formula="of:=[$'Coordinate Interpolation'.$AC$47]*[.A49]+[$'Coordinate Interpolation'.$AC$46]" office:value-type="float" office:value="-798.163680759188" calcext:value-type="float">
            <text:p>-798.163680759188</text:p>
          </table:table-cell>
          <table:table-cell table:formula="of:=SQRT(([.D49]-[.B49])^2+([.E49]-[.C49])^2)" office:value-type="float" office:value="722.764306726076" calcext:value-type="float">
            <text:p>722.7643067260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$'Coordinate Interpolation'.$B$47]*[.A50]+[$'Coordinate Interpolation'.$B$46]" office:value-type="float" office:value="741.043319149563" calcext:value-type="float">
            <text:p>741.043319149563</text:p>
          </table:table-cell>
          <table:table-cell table:formula="of:=[$'Coordinate Interpolation'.$J$47]*[.A50]+[$'Coordinate Interpolation'.$J$46]" office:value-type="float" office:value="-798.244822948978" calcext:value-type="float">
            <text:p>-798.244822948978</text:p>
          </table:table-cell>
          <table:table-cell table:formula="of:=[$'Coordinate Interpolation'.$U$47]*[.A50]+[$'Coordinate Interpolation'.$U$46]" office:value-type="float" office:value="17.0714913406468" calcext:value-type="float">
            <text:p>17.0714913406468</text:p>
          </table:table-cell>
          <table:table-cell table:formula="of:=[$'Coordinate Interpolation'.$AC$47]*[.A50]+[$'Coordinate Interpolation'.$AC$46]" office:value-type="float" office:value="-798.505347814304" calcext:value-type="float">
            <text:p>-798.505347814304</text:p>
          </table:table-cell>
          <table:table-cell table:formula="of:=SQRT(([.D50]-[.B50])^2+([.E50]-[.C50])^2)" office:value-type="float" office:value="723.971874684499" calcext:value-type="float">
            <text:p>723.97187468449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$'Coordinate Interpolation'.$B$47]*[.A51]+[$'Coordinate Interpolation'.$B$46]" office:value-type="float" office:value="741.150212770942" calcext:value-type="float">
            <text:p>741.150212770942</text:p>
          </table:table-cell>
          <table:table-cell table:formula="of:=[$'Coordinate Interpolation'.$J$47]*[.A51]+[$'Coordinate Interpolation'.$J$46]" office:value-type="float" office:value="-798.272311441674" calcext:value-type="float">
            <text:p>-798.272311441674</text:p>
          </table:table-cell>
          <table:table-cell table:formula="of:=[$'Coordinate Interpolation'.$U$47]*[.A51]+[$'Coordinate Interpolation'.$U$46]" office:value-type="float" office:value="15.9708618877214" calcext:value-type="float">
            <text:p>15.9708618877214</text:p>
          </table:table-cell>
          <table:table-cell table:formula="of:=[$'Coordinate Interpolation'.$AC$47]*[.A51]+[$'Coordinate Interpolation'.$AC$46]" office:value-type="float" office:value="-798.84701486942" calcext:value-type="float">
            <text:p>-798.84701486942</text:p>
          </table:table-cell>
          <table:table-cell table:formula="of:=SQRT(([.D51]-[.B51])^2+([.E51]-[.C51])^2)" office:value-type="float" office:value="725.179578608939" calcext:value-type="float">
            <text:p>725.1795786089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$'Coordinate Interpolation'.$B$47]*[.A52]+[$'Coordinate Interpolation'.$B$46]" office:value-type="float" office:value="741.257106392321" calcext:value-type="float">
            <text:p>741.257106392321</text:p>
          </table:table-cell>
          <table:table-cell table:formula="of:=[$'Coordinate Interpolation'.$J$47]*[.A52]+[$'Coordinate Interpolation'.$J$46]" office:value-type="float" office:value="-798.29979993437" calcext:value-type="float">
            <text:p>-798.29979993437</text:p>
          </table:table-cell>
          <table:table-cell table:formula="of:=[$'Coordinate Interpolation'.$U$47]*[.A52]+[$'Coordinate Interpolation'.$U$46]" office:value-type="float" office:value="14.8702324347961" calcext:value-type="float">
            <text:p>14.8702324347961</text:p>
          </table:table-cell>
          <table:table-cell table:formula="of:=[$'Coordinate Interpolation'.$AC$47]*[.A52]+[$'Coordinate Interpolation'.$AC$46]" office:value-type="float" office:value="-799.188681924537" calcext:value-type="float">
            <text:p>-799.188681924537</text:p>
          </table:table-cell>
          <table:table-cell table:formula="of:=SQRT(([.D52]-[.B52])^2+([.E52]-[.C52])^2)" office:value-type="float" office:value="726.387417821219" calcext:value-type="float">
            <text:p>726.38741782121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$'Coordinate Interpolation'.$B$47]*[.A53]+[$'Coordinate Interpolation'.$B$46]" office:value-type="float" office:value="741.364000013701" calcext:value-type="float">
            <text:p>741.364000013701</text:p>
          </table:table-cell>
          <table:table-cell table:formula="of:=[$'Coordinate Interpolation'.$J$47]*[.A53]+[$'Coordinate Interpolation'.$J$46]" office:value-type="float" office:value="-798.327288427066" calcext:value-type="float">
            <text:p>-798.327288427066</text:p>
          </table:table-cell>
          <table:table-cell table:formula="of:=[$'Coordinate Interpolation'.$U$47]*[.A53]+[$'Coordinate Interpolation'.$U$46]" office:value-type="float" office:value="13.7696029818707" calcext:value-type="float">
            <text:p>13.7696029818707</text:p>
          </table:table-cell>
          <table:table-cell table:formula="of:=[$'Coordinate Interpolation'.$AC$47]*[.A53]+[$'Coordinate Interpolation'.$AC$46]" office:value-type="float" office:value="-799.530348979653" calcext:value-type="float">
            <text:p>-799.530348979653</text:p>
          </table:table-cell>
          <table:table-cell table:formula="of:=SQRT(([.D53]-[.B53])^2+([.E53]-[.C53])^2)" office:value-type="float" office:value="727.595391647587" calcext:value-type="float">
            <text:p>727.5953916475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$'Coordinate Interpolation'.$B$47]*[.A54]+[$'Coordinate Interpolation'.$B$46]" office:value-type="float" office:value="741.47089363508" calcext:value-type="float">
            <text:p>741.47089363508</text:p>
          </table:table-cell>
          <table:table-cell table:formula="of:=[$'Coordinate Interpolation'.$J$47]*[.A54]+[$'Coordinate Interpolation'.$J$46]" office:value-type="float" office:value="-798.354776919762" calcext:value-type="float">
            <text:p>-798.354776919762</text:p>
          </table:table-cell>
          <table:table-cell table:formula="of:=[$'Coordinate Interpolation'.$U$47]*[.A54]+[$'Coordinate Interpolation'.$U$46]" office:value-type="float" office:value="12.6689735289454" calcext:value-type="float">
            <text:p>12.6689735289454</text:p>
          </table:table-cell>
          <table:table-cell table:formula="of:=[$'Coordinate Interpolation'.$AC$47]*[.A54]+[$'Coordinate Interpolation'.$AC$46]" office:value-type="float" office:value="-799.872016034769" calcext:value-type="float">
            <text:p>-799.872016034769</text:p>
          </table:table-cell>
          <table:table-cell table:formula="of:=SQRT(([.D54]-[.B54])^2+([.E54]-[.C54])^2)" office:value-type="float" office:value="728.803499418685" calcext:value-type="float">
            <text:p>728.8034994186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$'Coordinate Interpolation'.$B$47]*[.A55]+[$'Coordinate Interpolation'.$B$46]" office:value-type="float" office:value="741.577787256459" calcext:value-type="float">
            <text:p>741.577787256459</text:p>
          </table:table-cell>
          <table:table-cell table:formula="of:=[$'Coordinate Interpolation'.$J$47]*[.A55]+[$'Coordinate Interpolation'.$J$46]" office:value-type="float" office:value="-798.382265412458" calcext:value-type="float">
            <text:p>-798.382265412458</text:p>
          </table:table-cell>
          <table:table-cell table:formula="of:=[$'Coordinate Interpolation'.$U$47]*[.A55]+[$'Coordinate Interpolation'.$U$46]" office:value-type="float" office:value="11.56834407602" calcext:value-type="float">
            <text:p>11.56834407602</text:p>
          </table:table-cell>
          <table:table-cell table:formula="of:=[$'Coordinate Interpolation'.$AC$47]*[.A55]+[$'Coordinate Interpolation'.$AC$46]" office:value-type="float" office:value="-800.213683089886" calcext:value-type="float">
            <text:p>-800.213683089886</text:p>
          </table:table-cell>
          <table:table-cell table:formula="of:=SQRT(([.D55]-[.B55])^2+([.E55]-[.C55])^2)" office:value-type="float" office:value="730.011740469511" calcext:value-type="float">
            <text:p>730.0117404695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$'Coordinate Interpolation'.$B$47]*[.A56]+[$'Coordinate Interpolation'.$B$46]" office:value-type="float" office:value="741.684680877838" calcext:value-type="float">
            <text:p>741.684680877838</text:p>
          </table:table-cell>
          <table:table-cell table:formula="of:=[$'Coordinate Interpolation'.$J$47]*[.A56]+[$'Coordinate Interpolation'.$J$46]" office:value-type="float" office:value="-798.409753905154" calcext:value-type="float">
            <text:p>-798.409753905154</text:p>
          </table:table-cell>
          <table:table-cell table:formula="of:=[$'Coordinate Interpolation'.$U$47]*[.A56]+[$'Coordinate Interpolation'.$U$46]" office:value-type="float" office:value="10.4677146230947" calcext:value-type="float">
            <text:p>10.4677146230947</text:p>
          </table:table-cell>
          <table:table-cell table:formula="of:=[$'Coordinate Interpolation'.$AC$47]*[.A56]+[$'Coordinate Interpolation'.$AC$46]" office:value-type="float" office:value="-800.555350145002" calcext:value-type="float">
            <text:p>-800.555350145002</text:p>
          </table:table-cell>
          <table:table-cell table:formula="of:=SQRT(([.D56]-[.B56])^2+([.E56]-[.C56])^2)" office:value-type="float" office:value="731.220114139385" calcext:value-type="float">
            <text:p>731.2201141393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$'Coordinate Interpolation'.$B$47]*[.A57]+[$'Coordinate Interpolation'.$B$46]" office:value-type="float" office:value="741.791574499218" calcext:value-type="float">
            <text:p>741.791574499218</text:p>
          </table:table-cell>
          <table:table-cell table:formula="of:=[$'Coordinate Interpolation'.$J$47]*[.A57]+[$'Coordinate Interpolation'.$J$46]" office:value-type="float" office:value="-798.43724239785" calcext:value-type="float">
            <text:p>-798.43724239785</text:p>
          </table:table-cell>
          <table:table-cell table:formula="of:=[$'Coordinate Interpolation'.$U$47]*[.A57]+[$'Coordinate Interpolation'.$U$46]" office:value-type="float" office:value="9.36708517016933" calcext:value-type="float">
            <text:p>9.36708517016933</text:p>
          </table:table-cell>
          <table:table-cell table:formula="of:=[$'Coordinate Interpolation'.$AC$47]*[.A57]+[$'Coordinate Interpolation'.$AC$46]" office:value-type="float" office:value="-800.897017200118" calcext:value-type="float">
            <text:p>-800.897017200118</text:p>
          </table:table-cell>
          <table:table-cell table:formula="of:=SQRT(([.D57]-[.B57])^2+([.E57]-[.C57])^2)" office:value-type="float" office:value="732.428619771917" calcext:value-type="float">
            <text:p>732.4286197719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$'Coordinate Interpolation'.$B$47]*[.A58]+[$'Coordinate Interpolation'.$B$46]" office:value-type="float" office:value="741.898468120597" calcext:value-type="float">
            <text:p>741.898468120597</text:p>
          </table:table-cell>
          <table:table-cell table:formula="of:=[$'Coordinate Interpolation'.$J$47]*[.A58]+[$'Coordinate Interpolation'.$J$46]" office:value-type="float" office:value="-798.464730890546" calcext:value-type="float">
            <text:p>-798.464730890546</text:p>
          </table:table-cell>
          <table:table-cell table:formula="of:=[$'Coordinate Interpolation'.$U$47]*[.A58]+[$'Coordinate Interpolation'.$U$46]" office:value-type="float" office:value="8.26645571724399" calcext:value-type="float">
            <text:p>8.26645571724399</text:p>
          </table:table-cell>
          <table:table-cell table:formula="of:=[$'Coordinate Interpolation'.$AC$47]*[.A58]+[$'Coordinate Interpolation'.$AC$46]" office:value-type="float" office:value="-801.238684255235" calcext:value-type="float">
            <text:p>-801.238684255235</text:p>
          </table:table-cell>
          <table:table-cell table:formula="of:=SQRT(([.D58]-[.B58])^2+([.E58]-[.C58])^2)" office:value-type="float" office:value="733.637256714967" calcext:value-type="float">
            <text:p>733.6372567149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$'Coordinate Interpolation'.$B$47]*[.A59]+[$'Coordinate Interpolation'.$B$46]" office:value-type="float" office:value="742.005361741976" calcext:value-type="float">
            <text:p>742.005361741976</text:p>
          </table:table-cell>
          <table:table-cell table:formula="of:=[$'Coordinate Interpolation'.$J$47]*[.A59]+[$'Coordinate Interpolation'.$J$46]" office:value-type="float" office:value="-798.492219383242" calcext:value-type="float">
            <text:p>-798.492219383242</text:p>
          </table:table-cell>
          <table:table-cell table:formula="of:=[$'Coordinate Interpolation'.$U$47]*[.A59]+[$'Coordinate Interpolation'.$U$46]" office:value-type="float" office:value="7.16582626431864" calcext:value-type="float">
            <text:p>7.16582626431864</text:p>
          </table:table-cell>
          <table:table-cell table:formula="of:=[$'Coordinate Interpolation'.$AC$47]*[.A59]+[$'Coordinate Interpolation'.$AC$46]" office:value-type="float" office:value="-801.580351310351" calcext:value-type="float">
            <text:p>-801.580351310351</text:p>
          </table:table-cell>
          <table:table-cell table:formula="of:=SQRT(([.D59]-[.B59])^2+([.E59]-[.C59])^2)" office:value-type="float" office:value="734.846024320618" calcext:value-type="float">
            <text:p>734.8460243206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$'Coordinate Interpolation'.$B$47]*[.A60]+[$'Coordinate Interpolation'.$B$46]" office:value-type="float" office:value="742.112255363356" calcext:value-type="float">
            <text:p>742.112255363356</text:p>
          </table:table-cell>
          <table:table-cell table:formula="of:=[$'Coordinate Interpolation'.$J$47]*[.A60]+[$'Coordinate Interpolation'.$J$46]" office:value-type="float" office:value="-798.519707875938" calcext:value-type="float">
            <text:p>-798.519707875938</text:p>
          </table:table-cell>
          <table:table-cell table:formula="of:=[$'Coordinate Interpolation'.$U$47]*[.A60]+[$'Coordinate Interpolation'.$U$46]" office:value-type="float" office:value="6.06519681139329" calcext:value-type="float">
            <text:p>6.06519681139329</text:p>
          </table:table-cell>
          <table:table-cell table:formula="of:=[$'Coordinate Interpolation'.$AC$47]*[.A60]+[$'Coordinate Interpolation'.$AC$46]" office:value-type="float" office:value="-801.922018365467" calcext:value-type="float">
            <text:p>-801.922018365467</text:p>
          </table:table-cell>
          <table:table-cell table:formula="of:=SQRT(([.D60]-[.B60])^2+([.E60]-[.C60])^2)" office:value-type="float" office:value="736.054921945138" calcext:value-type="float">
            <text:p>736.05492194513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$'Coordinate Interpolation'.$B$47]*[.A61]+[$'Coordinate Interpolation'.$B$46]" office:value-type="float" office:value="742.219148984735" calcext:value-type="float">
            <text:p>742.219148984735</text:p>
          </table:table-cell>
          <table:table-cell table:formula="of:=[$'Coordinate Interpolation'.$J$47]*[.A61]+[$'Coordinate Interpolation'.$J$46]" office:value-type="float" office:value="-798.547196368634" calcext:value-type="float">
            <text:p>-798.547196368634</text:p>
          </table:table-cell>
          <table:table-cell table:formula="of:=[$'Coordinate Interpolation'.$U$47]*[.A61]+[$'Coordinate Interpolation'.$U$46]" office:value-type="float" office:value="4.96456735846795" calcext:value-type="float">
            <text:p>4.96456735846795</text:p>
          </table:table-cell>
          <table:table-cell table:formula="of:=[$'Coordinate Interpolation'.$AC$47]*[.A61]+[$'Coordinate Interpolation'.$AC$46]" office:value-type="float" office:value="-802.263685420584" calcext:value-type="float">
            <text:p>-802.263685420584</text:p>
          </table:table-cell>
          <table:table-cell table:formula="of:=SQRT(([.D61]-[.B61])^2+([.E61]-[.C61])^2)" office:value-type="float" office:value="737.263948948947" calcext:value-type="float">
            <text:p>737.2639489489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$'Coordinate Interpolation'.$B$47]*[.A62]+[$'Coordinate Interpolation'.$B$46]" office:value-type="float" office:value="742.326042606114" calcext:value-type="float">
            <text:p>742.326042606114</text:p>
          </table:table-cell>
          <table:table-cell table:formula="of:=[$'Coordinate Interpolation'.$J$47]*[.A62]+[$'Coordinate Interpolation'.$J$46]" office:value-type="float" office:value="-798.57468486133" calcext:value-type="float">
            <text:p>-798.57468486133</text:p>
          </table:table-cell>
          <table:table-cell table:formula="of:=[$'Coordinate Interpolation'.$U$47]*[.A62]+[$'Coordinate Interpolation'.$U$46]" office:value-type="float" office:value="3.86393790554258" calcext:value-type="float">
            <text:p>3.86393790554258</text:p>
          </table:table-cell>
          <table:table-cell table:formula="of:=[$'Coordinate Interpolation'.$AC$47]*[.A62]+[$'Coordinate Interpolation'.$AC$46]" office:value-type="float" office:value="-802.6053524757" calcext:value-type="float">
            <text:p>-802.6053524757</text:p>
          </table:table-cell>
          <table:table-cell table:formula="of:=SQRT(([.D62]-[.B62])^2+([.E62]-[.C62])^2)" office:value-type="float" office:value="738.473104696586" calcext:value-type="float">
            <text:p>738.47310469658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$'Coordinate Interpolation'.$B$47]*[.A63]+[$'Coordinate Interpolation'.$B$46]" office:value-type="float" office:value="742.432936227494" calcext:value-type="float">
            <text:p>742.432936227494</text:p>
          </table:table-cell>
          <table:table-cell table:formula="of:=[$'Coordinate Interpolation'.$J$47]*[.A63]+[$'Coordinate Interpolation'.$J$46]" office:value-type="float" office:value="-798.602173354026" calcext:value-type="float">
            <text:p>-798.602173354026</text:p>
          </table:table-cell>
          <table:table-cell table:formula="of:=[$'Coordinate Interpolation'.$U$47]*[.A63]+[$'Coordinate Interpolation'.$U$46]" office:value-type="float" office:value="2.76330845261724" calcext:value-type="float">
            <text:p>2.76330845261724</text:p>
          </table:table-cell>
          <table:table-cell table:formula="of:=[$'Coordinate Interpolation'.$AC$47]*[.A63]+[$'Coordinate Interpolation'.$AC$46]" office:value-type="float" office:value="-802.947019530816" calcext:value-type="float">
            <text:p>-802.947019530816</text:p>
          </table:table-cell>
          <table:table-cell table:formula="of:=SQRT(([.D63]-[.B63])^2+([.E63]-[.C63])^2)" office:value-type="float" office:value="739.682388556686" calcext:value-type="float">
            <text:p>739.68238855668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$'Coordinate Interpolation'.$B$47]*[.A64]+[$'Coordinate Interpolation'.$B$46]" office:value-type="float" office:value="742.539829848873" calcext:value-type="float">
            <text:p>742.539829848873</text:p>
          </table:table-cell>
          <table:table-cell table:formula="of:=[$'Coordinate Interpolation'.$J$47]*[.A64]+[$'Coordinate Interpolation'.$J$46]" office:value-type="float" office:value="-798.629661846722" calcext:value-type="float">
            <text:p>-798.629661846722</text:p>
          </table:table-cell>
          <table:table-cell table:formula="of:=[$'Coordinate Interpolation'.$U$47]*[.A64]+[$'Coordinate Interpolation'.$U$46]" office:value-type="float" office:value="1.66267899969189" calcext:value-type="float">
            <text:p>1.66267899969189</text:p>
          </table:table-cell>
          <table:table-cell table:formula="of:=[$'Coordinate Interpolation'.$AC$47]*[.A64]+[$'Coordinate Interpolation'.$AC$46]" office:value-type="float" office:value="-803.288686585933" calcext:value-type="float">
            <text:p>-803.288686585933</text:p>
          </table:table-cell>
          <table:table-cell table:formula="of:=SQRT(([.D64]-[.B64])^2+([.E64]-[.C64])^2)" office:value-type="float" office:value="740.891799901929" calcext:value-type="float">
            <text:p>740.8917999019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$'Coordinate Interpolation'.$B$47]*[.A65]+[$'Coordinate Interpolation'.$B$46]" office:value-type="float" office:value="742.646723470252" calcext:value-type="float">
            <text:p>742.646723470252</text:p>
          </table:table-cell>
          <table:table-cell table:formula="of:=[$'Coordinate Interpolation'.$J$47]*[.A65]+[$'Coordinate Interpolation'.$J$46]" office:value-type="float" office:value="-798.657150339418" calcext:value-type="float">
            <text:p>-798.657150339418</text:p>
          </table:table-cell>
          <table:table-cell table:formula="of:=[$'Coordinate Interpolation'.$U$47]*[.A65]+[$'Coordinate Interpolation'.$U$46]" office:value-type="float" office:value="0.562049546766545" calcext:value-type="float">
            <text:p>0.562049546766545</text:p>
          </table:table-cell>
          <table:table-cell table:formula="of:=[$'Coordinate Interpolation'.$AC$47]*[.A65]+[$'Coordinate Interpolation'.$AC$46]" office:value-type="float" office:value="-803.630353641049" calcext:value-type="float">
            <text:p>-803.630353641049</text:p>
          </table:table-cell>
          <table:table-cell table:formula="of:=SQRT(([.D65]-[.B65])^2+([.E65]-[.C65])^2)" office:value-type="float" office:value="742.101338109025" calcext:value-type="float">
            <text:p>742.1013381090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$'Coordinate Interpolation'.$B$47]*[.A66]+[$'Coordinate Interpolation'.$B$46]" office:value-type="float" office:value="742.753617091631" calcext:value-type="float">
            <text:p>742.753617091631</text:p>
          </table:table-cell>
          <table:table-cell table:formula="of:=[$'Coordinate Interpolation'.$J$47]*[.A66]+[$'Coordinate Interpolation'.$J$46]" office:value-type="float" office:value="-798.684638832114" calcext:value-type="float">
            <text:p>-798.684638832114</text:p>
          </table:table-cell>
          <table:table-cell table:formula="of:=[$'Coordinate Interpolation'.$U$47]*[.A66]+[$'Coordinate Interpolation'.$U$46]" office:value-type="float" office:value="-0.538579906158802" calcext:value-type="float">
            <text:p>-0.538579906158802</text:p>
          </table:table-cell>
          <table:table-cell table:formula="of:=[$'Coordinate Interpolation'.$AC$47]*[.A66]+[$'Coordinate Interpolation'.$AC$46]" office:value-type="float" office:value="-803.972020696165" calcext:value-type="float">
            <text:p>-803.972020696165</text:p>
          </table:table-cell>
          <table:table-cell table:formula="of:=SQRT(([.D66]-[.B66])^2+([.E66]-[.C66])^2)" office:value-type="float" office:value="743.311002558672" calcext:value-type="float">
            <text:p>743.3110025586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$'Coordinate Interpolation'.$B$47]*[.A67]+[$'Coordinate Interpolation'.$B$46]" office:value-type="float" office:value="742.860510713011" calcext:value-type="float">
            <text:p>742.860510713011</text:p>
          </table:table-cell>
          <table:table-cell table:formula="of:=[$'Coordinate Interpolation'.$J$47]*[.A67]+[$'Coordinate Interpolation'.$J$46]" office:value-type="float" office:value="-798.71212732481" calcext:value-type="float">
            <text:p>-798.71212732481</text:p>
          </table:table-cell>
          <table:table-cell table:formula="of:=[$'Coordinate Interpolation'.$U$47]*[.A67]+[$'Coordinate Interpolation'.$U$46]" office:value-type="float" office:value="-1.63920935908415" calcext:value-type="float">
            <text:p>-1.63920935908415</text:p>
          </table:table-cell>
          <table:table-cell table:formula="of:=[$'Coordinate Interpolation'.$AC$47]*[.A67]+[$'Coordinate Interpolation'.$AC$46]" office:value-type="float" office:value="-804.313687751282" calcext:value-type="float">
            <text:p>-804.313687751282</text:p>
          </table:table-cell>
          <table:table-cell table:formula="of:=SQRT(([.D67]-[.B67])^2+([.E67]-[.C67])^2)" office:value-type="float" office:value="744.520792635531" calcext:value-type="float">
            <text:p>744.5207926355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$'Coordinate Interpolation'.$B$47]*[.A68]+[$'Coordinate Interpolation'.$B$46]" office:value-type="float" office:value="742.96740433439" calcext:value-type="float">
            <text:p>742.96740433439</text:p>
          </table:table-cell>
          <table:table-cell table:formula="of:=[$'Coordinate Interpolation'.$J$47]*[.A68]+[$'Coordinate Interpolation'.$J$46]" office:value-type="float" office:value="-798.739615817506" calcext:value-type="float">
            <text:p>-798.739615817506</text:p>
          </table:table-cell>
          <table:table-cell table:formula="of:=[$'Coordinate Interpolation'.$U$47]*[.A68]+[$'Coordinate Interpolation'.$U$46]" office:value-type="float" office:value="-2.73983881200949" calcext:value-type="float">
            <text:p>-2.73983881200949</text:p>
          </table:table-cell>
          <table:table-cell table:formula="of:=[$'Coordinate Interpolation'.$AC$47]*[.A68]+[$'Coordinate Interpolation'.$AC$46]" office:value-type="float" office:value="-804.655354806398" calcext:value-type="float">
            <text:p>-804.655354806398</text:p>
          </table:table-cell>
          <table:table-cell table:formula="of:=SQRT(([.D68]-[.B68])^2+([.E68]-[.C68])^2)" office:value-type="float" office:value="745.73070772819" calcext:value-type="float">
            <text:p>745.730707728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$'Coordinate Interpolation'.$B$47]*[.A69]+[$'Coordinate Interpolation'.$B$46]" office:value-type="float" office:value="743.074297955769" calcext:value-type="float">
            <text:p>743.074297955769</text:p>
          </table:table-cell>
          <table:table-cell table:formula="of:=[$'Coordinate Interpolation'.$J$47]*[.A69]+[$'Coordinate Interpolation'.$J$46]" office:value-type="float" office:value="-798.767104310202" calcext:value-type="float">
            <text:p>-798.767104310202</text:p>
          </table:table-cell>
          <table:table-cell table:formula="of:=[$'Coordinate Interpolation'.$U$47]*[.A69]+[$'Coordinate Interpolation'.$U$46]" office:value-type="float" office:value="-3.84046826493484" calcext:value-type="float">
            <text:p>-3.84046826493484</text:p>
          </table:table-cell>
          <table:table-cell table:formula="of:=[$'Coordinate Interpolation'.$AC$47]*[.A69]+[$'Coordinate Interpolation'.$AC$46]" office:value-type="float" office:value="-804.997021861514" calcext:value-type="float">
            <text:p>-804.997021861514</text:p>
          </table:table-cell>
          <table:table-cell table:formula="of:=SQRT(([.D69]-[.B69])^2+([.E69]-[.C69])^2)" office:value-type="float" office:value="746.940747229139" calcext:value-type="float">
            <text:p>746.9407472291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$'Coordinate Interpolation'.$B$47]*[.A70]+[$'Coordinate Interpolation'.$B$46]" office:value-type="float" office:value="743.181191577148" calcext:value-type="float">
            <text:p>743.181191577148</text:p>
          </table:table-cell>
          <table:table-cell table:formula="of:=[$'Coordinate Interpolation'.$J$47]*[.A70]+[$'Coordinate Interpolation'.$J$46]" office:value-type="float" office:value="-798.794592802898" calcext:value-type="float">
            <text:p>-798.794592802898</text:p>
          </table:table-cell>
          <table:table-cell table:formula="of:=[$'Coordinate Interpolation'.$U$47]*[.A70]+[$'Coordinate Interpolation'.$U$46]" office:value-type="float" office:value="-4.94109771786019" calcext:value-type="float">
            <text:p>-4.94109771786019</text:p>
          </table:table-cell>
          <table:table-cell table:formula="of:=[$'Coordinate Interpolation'.$AC$47]*[.A70]+[$'Coordinate Interpolation'.$AC$46]" office:value-type="float" office:value="-805.338688916631" calcext:value-type="float">
            <text:p>-805.338688916631</text:p>
          </table:table-cell>
          <table:table-cell table:formula="of:=SQRT(([.D70]-[.B70])^2+([.E70]-[.C70])^2)" office:value-type="float" office:value="748.150910534733" calcext:value-type="float">
            <text:p>748.1509105347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$'Coordinate Interpolation'.$B$47]*[.A71]+[$'Coordinate Interpolation'.$B$46]" office:value-type="float" office:value="743.288085198528" calcext:value-type="float">
            <text:p>743.288085198528</text:p>
          </table:table-cell>
          <table:table-cell table:formula="of:=[$'Coordinate Interpolation'.$J$47]*[.A71]+[$'Coordinate Interpolation'.$J$46]" office:value-type="float" office:value="-798.822081295594" calcext:value-type="float">
            <text:p>-798.822081295594</text:p>
          </table:table-cell>
          <table:table-cell table:formula="of:=[$'Coordinate Interpolation'.$U$47]*[.A71]+[$'Coordinate Interpolation'.$U$46]" office:value-type="float" office:value="-6.04172717078555" calcext:value-type="float">
            <text:p>-6.04172717078555</text:p>
          </table:table-cell>
          <table:table-cell table:formula="of:=[$'Coordinate Interpolation'.$AC$47]*[.A71]+[$'Coordinate Interpolation'.$AC$46]" office:value-type="float" office:value="-805.680355971747" calcext:value-type="float">
            <text:p>-805.680355971747</text:p>
          </table:table-cell>
          <table:table-cell table:formula="of:=SQRT(([.D71]-[.B71])^2+([.E71]-[.C71])^2)" office:value-type="float" office:value="749.361197045166" calcext:value-type="float">
            <text:p>749.3611970451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$'Coordinate Interpolation'.$B$47]*[.A72]+[$'Coordinate Interpolation'.$B$46]" office:value-type="float" office:value="743.394978819907" calcext:value-type="float">
            <text:p>743.394978819907</text:p>
          </table:table-cell>
          <table:table-cell table:formula="of:=[$'Coordinate Interpolation'.$J$47]*[.A72]+[$'Coordinate Interpolation'.$J$46]" office:value-type="float" office:value="-798.84956978829" calcext:value-type="float">
            <text:p>-798.84956978829</text:p>
          </table:table-cell>
          <table:table-cell table:formula="of:=[$'Coordinate Interpolation'.$U$47]*[.A72]+[$'Coordinate Interpolation'.$U$46]" office:value-type="float" office:value="-7.1423566237109" calcext:value-type="float">
            <text:p>-7.1423566237109</text:p>
          </table:table-cell>
          <table:table-cell table:formula="of:=[$'Coordinate Interpolation'.$AC$47]*[.A72]+[$'Coordinate Interpolation'.$AC$46]" office:value-type="float" office:value="-806.022023026863" calcext:value-type="float">
            <text:p>-806.022023026863</text:p>
          </table:table-cell>
          <table:table-cell table:formula="of:=SQRT(([.D72]-[.B72])^2+([.E72]-[.C72])^2)" office:value-type="float" office:value="750.571606164439" calcext:value-type="float">
            <text:p>750.5716061644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$'Coordinate Interpolation'.$B$47]*[.A73]+[$'Coordinate Interpolation'.$B$46]" office:value-type="float" office:value="743.501872441286" calcext:value-type="float">
            <text:p>743.501872441286</text:p>
          </table:table-cell>
          <table:table-cell table:formula="of:=[$'Coordinate Interpolation'.$J$47]*[.A73]+[$'Coordinate Interpolation'.$J$46]" office:value-type="float" office:value="-798.877058280986" calcext:value-type="float">
            <text:p>-798.877058280986</text:p>
          </table:table-cell>
          <table:table-cell table:formula="of:=[$'Coordinate Interpolation'.$U$47]*[.A73]+[$'Coordinate Interpolation'.$U$46]" office:value-type="float" office:value="-8.24298607663624" calcext:value-type="float">
            <text:p>-8.24298607663624</text:p>
          </table:table-cell>
          <table:table-cell table:formula="of:=[$'Coordinate Interpolation'.$AC$47]*[.A73]+[$'Coordinate Interpolation'.$AC$46]" office:value-type="float" office:value="-806.36369008198" calcext:value-type="float">
            <text:p>-806.36369008198</text:p>
          </table:table-cell>
          <table:table-cell table:formula="of:=SQRT(([.D73]-[.B73])^2+([.E73]-[.C73])^2)" office:value-type="float" office:value="751.782137300332" calcext:value-type="float">
            <text:p>751.78213730033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$'Coordinate Interpolation'.$B$47]*[.A74]+[$'Coordinate Interpolation'.$B$46]" office:value-type="float" office:value="743.608766062666" calcext:value-type="float">
            <text:p>743.608766062666</text:p>
          </table:table-cell>
          <table:table-cell table:formula="of:=[$'Coordinate Interpolation'.$J$47]*[.A74]+[$'Coordinate Interpolation'.$J$46]" office:value-type="float" office:value="-798.904546773682" calcext:value-type="float">
            <text:p>-798.904546773682</text:p>
          </table:table-cell>
          <table:table-cell table:formula="of:=[$'Coordinate Interpolation'.$U$47]*[.A74]+[$'Coordinate Interpolation'.$U$46]" office:value-type="float" office:value="-9.34361552956159" calcext:value-type="float">
            <text:p>-9.34361552956159</text:p>
          </table:table-cell>
          <table:table-cell table:formula="of:=[$'Coordinate Interpolation'.$AC$47]*[.A74]+[$'Coordinate Interpolation'.$AC$46]" office:value-type="float" office:value="-806.705357137096" calcext:value-type="float">
            <text:p>-806.705357137096</text:p>
          </table:table-cell>
          <table:table-cell table:formula="of:=SQRT(([.D74]-[.B74])^2+([.E74]-[.C74])^2)" office:value-type="float" office:value="752.992789864374" calcext:value-type="float">
            <text:p>752.9927898643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$'Coordinate Interpolation'.$B$47]*[.A75]+[$'Coordinate Interpolation'.$B$46]" office:value-type="float" office:value="743.715659684045" calcext:value-type="float">
            <text:p>743.715659684045</text:p>
          </table:table-cell>
          <table:table-cell table:formula="of:=[$'Coordinate Interpolation'.$J$47]*[.A75]+[$'Coordinate Interpolation'.$J$46]" office:value-type="float" office:value="-798.932035266378" calcext:value-type="float">
            <text:p>-798.932035266378</text:p>
          </table:table-cell>
          <table:table-cell table:formula="of:=[$'Coordinate Interpolation'.$U$47]*[.A75]+[$'Coordinate Interpolation'.$U$46]" office:value-type="float" office:value="-10.4442449824869" calcext:value-type="float">
            <text:p>-10.4442449824869</text:p>
          </table:table-cell>
          <table:table-cell table:formula="of:=[$'Coordinate Interpolation'.$AC$47]*[.A75]+[$'Coordinate Interpolation'.$AC$46]" office:value-type="float" office:value="-807.047024192212" calcext:value-type="float">
            <text:p>-807.047024192212</text:p>
          </table:table-cell>
          <table:table-cell table:formula="of:=SQRT(([.D75]-[.B75])^2+([.E75]-[.C75])^2)" office:value-type="float" office:value="754.203563271812" calcext:value-type="float">
            <text:p>754.2035632718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$'Coordinate Interpolation'.$B$47]*[.A76]+[$'Coordinate Interpolation'.$B$46]" office:value-type="float" office:value="743.822553305424" calcext:value-type="float">
            <text:p>743.822553305424</text:p>
          </table:table-cell>
          <table:table-cell table:formula="of:=[$'Coordinate Interpolation'.$J$47]*[.A76]+[$'Coordinate Interpolation'.$J$46]" office:value-type="float" office:value="-798.959523759075" calcext:value-type="float">
            <text:p>-798.959523759075</text:p>
          </table:table-cell>
          <table:table-cell table:formula="of:=[$'Coordinate Interpolation'.$U$47]*[.A76]+[$'Coordinate Interpolation'.$U$46]" office:value-type="float" office:value="-11.5448744354123" calcext:value-type="float">
            <text:p>-11.5448744354123</text:p>
          </table:table-cell>
          <table:table-cell table:formula="of:=[$'Coordinate Interpolation'.$AC$47]*[.A76]+[$'Coordinate Interpolation'.$AC$46]" office:value-type="float" office:value="-807.388691247329" calcext:value-type="float">
            <text:p>-807.388691247329</text:p>
          </table:table-cell>
          <table:table-cell table:formula="of:=SQRT(([.D76]-[.B76])^2+([.E76]-[.C76])^2)" office:value-type="float" office:value="755.414456941587" calcext:value-type="float">
            <text:p>755.4144569415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$'Coordinate Interpolation'.$B$47]*[.A77]+[$'Coordinate Interpolation'.$B$46]" office:value-type="float" office:value="743.929446926803" calcext:value-type="float">
            <text:p>743.929446926803</text:p>
          </table:table-cell>
          <table:table-cell table:formula="of:=[$'Coordinate Interpolation'.$J$47]*[.A77]+[$'Coordinate Interpolation'.$J$46]" office:value-type="float" office:value="-798.98701225177" calcext:value-type="float">
            <text:p>-798.98701225177</text:p>
          </table:table-cell>
          <table:table-cell table:formula="of:=[$'Coordinate Interpolation'.$U$47]*[.A77]+[$'Coordinate Interpolation'.$U$46]" office:value-type="float" office:value="-12.6455038883376" calcext:value-type="float">
            <text:p>-12.6455038883376</text:p>
          </table:table-cell>
          <table:table-cell table:formula="of:=[$'Coordinate Interpolation'.$AC$47]*[.A77]+[$'Coordinate Interpolation'.$AC$46]" office:value-type="float" office:value="-807.730358302445" calcext:value-type="float">
            <text:p>-807.730358302445</text:p>
          </table:table-cell>
          <table:table-cell table:formula="of:=SQRT(([.D77]-[.B77])^2+([.E77]-[.C77])^2)" office:value-type="float" office:value="756.625470296298" calcext:value-type="float">
            <text:p>756.6254702962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$'Coordinate Interpolation'.$B$47]*[.A78]+[$'Coordinate Interpolation'.$B$46]" office:value-type="float" office:value="744.036340548183" calcext:value-type="float">
            <text:p>744.036340548183</text:p>
          </table:table-cell>
          <table:table-cell table:formula="of:=[$'Coordinate Interpolation'.$J$47]*[.A78]+[$'Coordinate Interpolation'.$J$46]" office:value-type="float" office:value="-799.014500744467" calcext:value-type="float">
            <text:p>-799.014500744467</text:p>
          </table:table-cell>
          <table:table-cell table:formula="of:=[$'Coordinate Interpolation'.$U$47]*[.A78]+[$'Coordinate Interpolation'.$U$46]" office:value-type="float" office:value="-13.746133341263" calcext:value-type="float">
            <text:p>-13.746133341263</text:p>
          </table:table-cell>
          <table:table-cell table:formula="of:=[$'Coordinate Interpolation'.$AC$47]*[.A78]+[$'Coordinate Interpolation'.$AC$46]" office:value-type="float" office:value="-808.072025357561" calcext:value-type="float">
            <text:p>-808.072025357561</text:p>
          </table:table-cell>
          <table:table-cell table:formula="of:=SQRT(([.D78]-[.B78])^2+([.E78]-[.C78])^2)" office:value-type="float" office:value="757.836602762182" calcext:value-type="float">
            <text:p>757.8366027621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$'Coordinate Interpolation'.$B$47]*[.A79]+[$'Coordinate Interpolation'.$B$46]" office:value-type="float" office:value="744.143234169562" calcext:value-type="float">
            <text:p>744.143234169562</text:p>
          </table:table-cell>
          <table:table-cell table:formula="of:=[$'Coordinate Interpolation'.$J$47]*[.A79]+[$'Coordinate Interpolation'.$J$46]" office:value-type="float" office:value="-799.041989237163" calcext:value-type="float">
            <text:p>-799.041989237163</text:p>
          </table:table-cell>
          <table:table-cell table:formula="of:=[$'Coordinate Interpolation'.$U$47]*[.A79]+[$'Coordinate Interpolation'.$U$46]" office:value-type="float" office:value="-14.8467627941883" calcext:value-type="float">
            <text:p>-14.8467627941883</text:p>
          </table:table-cell>
          <table:table-cell table:formula="of:=[$'Coordinate Interpolation'.$AC$47]*[.A79]+[$'Coordinate Interpolation'.$AC$46]" office:value-type="float" office:value="-808.413692412678" calcext:value-type="float">
            <text:p>-808.413692412678</text:p>
          </table:table-cell>
          <table:table-cell table:formula="of:=SQRT(([.D79]-[.B79])^2+([.E79]-[.C79])^2)" office:value-type="float" office:value="759.047853769078" calcext:value-type="float">
            <text:p>759.04785376907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$'Coordinate Interpolation'.$B$47]*[.A80]+[$'Coordinate Interpolation'.$B$46]" office:value-type="float" office:value="744.250127790941" calcext:value-type="float">
            <text:p>744.250127790941</text:p>
          </table:table-cell>
          <table:table-cell table:formula="of:=[$'Coordinate Interpolation'.$J$47]*[.A80]+[$'Coordinate Interpolation'.$J$46]" office:value-type="float" office:value="-799.069477729859" calcext:value-type="float">
            <text:p>-799.069477729859</text:p>
          </table:table-cell>
          <table:table-cell table:formula="of:=[$'Coordinate Interpolation'.$U$47]*[.A80]+[$'Coordinate Interpolation'.$U$46]" office:value-type="float" office:value="-15.9473922471137" calcext:value-type="float">
            <text:p>-15.9473922471137</text:p>
          </table:table-cell>
          <table:table-cell table:formula="of:=[$'Coordinate Interpolation'.$AC$47]*[.A80]+[$'Coordinate Interpolation'.$AC$46]" office:value-type="float" office:value="-808.755359467794" calcext:value-type="float">
            <text:p>-808.755359467794</text:p>
          </table:table-cell>
          <table:table-cell table:formula="of:=SQRT(([.D80]-[.B80])^2+([.E80]-[.C80])^2)" office:value-type="float" office:value="760.259222750405" calcext:value-type="float">
            <text:p>760.2592227504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$'Coordinate Interpolation'.$B$47]*[.A81]+[$'Coordinate Interpolation'.$B$46]" office:value-type="float" office:value="744.357021412321" calcext:value-type="float">
            <text:p>744.357021412321</text:p>
          </table:table-cell>
          <table:table-cell table:formula="of:=[$'Coordinate Interpolation'.$J$47]*[.A81]+[$'Coordinate Interpolation'.$J$46]" office:value-type="float" office:value="-799.096966222555" calcext:value-type="float">
            <text:p>-799.096966222555</text:p>
          </table:table-cell>
          <table:table-cell table:formula="of:=[$'Coordinate Interpolation'.$U$47]*[.A81]+[$'Coordinate Interpolation'.$U$46]" office:value-type="float" office:value="-17.048021700039" calcext:value-type="float">
            <text:p>-17.048021700039</text:p>
          </table:table-cell>
          <table:table-cell table:formula="of:=[$'Coordinate Interpolation'.$AC$47]*[.A81]+[$'Coordinate Interpolation'.$AC$46]" office:value-type="float" office:value="-809.09702652291" calcext:value-type="float">
            <text:p>-809.09702652291</text:p>
          </table:table-cell>
          <table:table-cell table:formula="of:=SQRT(([.D81]-[.B81])^2+([.E81]-[.C81])^2)" office:value-type="float" office:value="761.470709143132" calcext:value-type="float">
            <text:p>761.4707091431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$'Coordinate Interpolation'.$B$47]*[.A82]+[$'Coordinate Interpolation'.$B$46]" office:value-type="float" office:value="744.4639150337" calcext:value-type="float">
            <text:p>744.4639150337</text:p>
          </table:table-cell>
          <table:table-cell table:formula="of:=[$'Coordinate Interpolation'.$J$47]*[.A82]+[$'Coordinate Interpolation'.$J$46]" office:value-type="float" office:value="-799.124454715251" calcext:value-type="float">
            <text:p>-799.124454715251</text:p>
          </table:table-cell>
          <table:table-cell table:formula="of:=[$'Coordinate Interpolation'.$U$47]*[.A82]+[$'Coordinate Interpolation'.$U$46]" office:value-type="float" office:value="-18.1486511529644" calcext:value-type="float">
            <text:p>-18.1486511529644</text:p>
          </table:table-cell>
          <table:table-cell table:formula="of:=[$'Coordinate Interpolation'.$AC$47]*[.A82]+[$'Coordinate Interpolation'.$AC$46]" office:value-type="float" office:value="-809.438693578027" calcext:value-type="float">
            <text:p>-809.438693578027</text:p>
          </table:table-cell>
          <table:table-cell table:formula="of:=SQRT(([.D82]-[.B82])^2+([.E82]-[.C82])^2)" office:value-type="float" office:value="762.682312387751" calcext:value-type="float">
            <text:p>762.6823123877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$'Coordinate Interpolation'.$B$47]*[.A83]+[$'Coordinate Interpolation'.$B$46]" office:value-type="float" office:value="744.570808655079" calcext:value-type="float">
            <text:p>744.570808655079</text:p>
          </table:table-cell>
          <table:table-cell table:formula="of:=[$'Coordinate Interpolation'.$J$47]*[.A83]+[$'Coordinate Interpolation'.$J$46]" office:value-type="float" office:value="-799.151943207947" calcext:value-type="float">
            <text:p>-799.151943207947</text:p>
          </table:table-cell>
          <table:table-cell table:formula="of:=[$'Coordinate Interpolation'.$U$47]*[.A83]+[$'Coordinate Interpolation'.$U$46]" office:value-type="float" office:value="-19.2492806058897" calcext:value-type="float">
            <text:p>-19.2492806058897</text:p>
          </table:table-cell>
          <table:table-cell table:formula="of:=[$'Coordinate Interpolation'.$AC$47]*[.A83]+[$'Coordinate Interpolation'.$AC$46]" office:value-type="float" office:value="-809.780360633143" calcext:value-type="float">
            <text:p>-809.780360633143</text:p>
          </table:table-cell>
          <table:table-cell table:formula="of:=SQRT(([.D83]-[.B83])^2+([.E83]-[.C83])^2)" office:value-type="float" office:value="763.89403192825" calcext:value-type="float">
            <text:p>763.894031928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$'Coordinate Interpolation'.$B$47]*[.A84]+[$'Coordinate Interpolation'.$B$46]" office:value-type="float" office:value="744.677702276458" calcext:value-type="float">
            <text:p>744.677702276458</text:p>
          </table:table-cell>
          <table:table-cell table:formula="of:=[$'Coordinate Interpolation'.$J$47]*[.A84]+[$'Coordinate Interpolation'.$J$46]" office:value-type="float" office:value="-799.179431700643" calcext:value-type="float">
            <text:p>-799.179431700643</text:p>
          </table:table-cell>
          <table:table-cell table:formula="of:=[$'Coordinate Interpolation'.$U$47]*[.A84]+[$'Coordinate Interpolation'.$U$46]" office:value-type="float" office:value="-20.3499100588151" calcext:value-type="float">
            <text:p>-20.3499100588151</text:p>
          </table:table-cell>
          <table:table-cell table:formula="of:=[$'Coordinate Interpolation'.$AC$47]*[.A84]+[$'Coordinate Interpolation'.$AC$46]" office:value-type="float" office:value="-810.12202768826" calcext:value-type="float">
            <text:p>-810.12202768826</text:p>
          </table:table-cell>
          <table:table-cell table:formula="of:=SQRT(([.D84]-[.B84])^2+([.E84]-[.C84])^2)" office:value-type="float" office:value="765.105867212086" calcext:value-type="float">
            <text:p>765.1058672120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$'Coordinate Interpolation'.$B$47]*[.A85]+[$'Coordinate Interpolation'.$B$46]" office:value-type="float" office:value="744.784595897838" calcext:value-type="float">
            <text:p>744.784595897838</text:p>
          </table:table-cell>
          <table:table-cell table:formula="of:=[$'Coordinate Interpolation'.$J$47]*[.A85]+[$'Coordinate Interpolation'.$J$46]" office:value-type="float" office:value="-799.206920193339" calcext:value-type="float">
            <text:p>-799.206920193339</text:p>
          </table:table-cell>
          <table:table-cell table:formula="of:=[$'Coordinate Interpolation'.$U$47]*[.A85]+[$'Coordinate Interpolation'.$U$46]" office:value-type="float" office:value="-21.4505395117404" calcext:value-type="float">
            <text:p>-21.4505395117404</text:p>
          </table:table-cell>
          <table:table-cell table:formula="of:=[$'Coordinate Interpolation'.$AC$47]*[.A85]+[$'Coordinate Interpolation'.$AC$46]" office:value-type="float" office:value="-810.463694743376" calcext:value-type="float">
            <text:p>-810.463694743376</text:p>
          </table:table-cell>
          <table:table-cell table:formula="of:=SQRT(([.D85]-[.B85])^2+([.E85]-[.C85])^2)" office:value-type="float" office:value="766.317817690157" calcext:value-type="float">
            <text:p>766.31781769015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$'Coordinate Interpolation'.$B$47]*[.A86]+[$'Coordinate Interpolation'.$B$46]" office:value-type="float" office:value="744.891489519217" calcext:value-type="float">
            <text:p>744.891489519217</text:p>
          </table:table-cell>
          <table:table-cell table:formula="of:=[$'Coordinate Interpolation'.$J$47]*[.A86]+[$'Coordinate Interpolation'.$J$46]" office:value-type="float" office:value="-799.234408686035" calcext:value-type="float">
            <text:p>-799.234408686035</text:p>
          </table:table-cell>
          <table:table-cell table:formula="of:=[$'Coordinate Interpolation'.$U$47]*[.A86]+[$'Coordinate Interpolation'.$U$46]" office:value-type="float" office:value="-22.5511689646658" calcext:value-type="float">
            <text:p>-22.5511689646658</text:p>
          </table:table-cell>
          <table:table-cell table:formula="of:=[$'Coordinate Interpolation'.$AC$47]*[.A86]+[$'Coordinate Interpolation'.$AC$46]" office:value-type="float" office:value="-810.805361798492" calcext:value-type="float">
            <text:p>-810.805361798492</text:p>
          </table:table-cell>
          <table:table-cell table:formula="of:=SQRT(([.D86]-[.B86])^2+([.E86]-[.C86])^2)" office:value-type="float" office:value="767.52988281678" calcext:value-type="float">
            <text:p>767.5298828167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$'Coordinate Interpolation'.$B$47]*[.A87]+[$'Coordinate Interpolation'.$B$46]" office:value-type="float" office:value="744.998383140596" calcext:value-type="float">
            <text:p>744.998383140596</text:p>
          </table:table-cell>
          <table:table-cell table:formula="of:=[$'Coordinate Interpolation'.$J$47]*[.A87]+[$'Coordinate Interpolation'.$J$46]" office:value-type="float" office:value="-799.261897178731" calcext:value-type="float">
            <text:p>-799.261897178731</text:p>
          </table:table-cell>
          <table:table-cell table:formula="of:=[$'Coordinate Interpolation'.$U$47]*[.A87]+[$'Coordinate Interpolation'.$U$46]" office:value-type="float" office:value="-23.6517984175911" calcext:value-type="float">
            <text:p>-23.6517984175911</text:p>
          </table:table-cell>
          <table:table-cell table:formula="of:=[$'Coordinate Interpolation'.$AC$47]*[.A87]+[$'Coordinate Interpolation'.$AC$46]" office:value-type="float" office:value="-811.147028853608" calcext:value-type="float">
            <text:p>-811.147028853608</text:p>
          </table:table-cell>
          <table:table-cell table:formula="of:=SQRT(([.D87]-[.B87])^2+([.E87]-[.C87])^2)" office:value-type="float" office:value="768.74206204966" calcext:value-type="float">
            <text:p>768.742062049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$'Coordinate Interpolation'.$B$47]*[.A88]+[$'Coordinate Interpolation'.$B$46]" office:value-type="float" office:value="745.105276761975" calcext:value-type="float">
            <text:p>745.105276761975</text:p>
          </table:table-cell>
          <table:table-cell table:formula="of:=[$'Coordinate Interpolation'.$J$47]*[.A88]+[$'Coordinate Interpolation'.$J$46]" office:value-type="float" office:value="-799.289385671427" calcext:value-type="float">
            <text:p>-799.289385671427</text:p>
          </table:table-cell>
          <table:table-cell table:formula="of:=[$'Coordinate Interpolation'.$U$47]*[.A88]+[$'Coordinate Interpolation'.$U$46]" office:value-type="float" office:value="-24.7524278705165" calcext:value-type="float">
            <text:p>-24.7524278705165</text:p>
          </table:table-cell>
          <table:table-cell table:formula="of:=[$'Coordinate Interpolation'.$AC$47]*[.A88]+[$'Coordinate Interpolation'.$AC$46]" office:value-type="float" office:value="-811.488695908725" calcext:value-type="float">
            <text:p>-811.488695908725</text:p>
          </table:table-cell>
          <table:table-cell table:formula="of:=SQRT(([.D88]-[.B88])^2+([.E88]-[.C88])^2)" office:value-type="float" office:value="769.954354849867" calcext:value-type="float">
            <text:p>769.9543548498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$'Coordinate Interpolation'.$B$47]*[.A89]+[$'Coordinate Interpolation'.$B$46]" office:value-type="float" office:value="745.212170383355" calcext:value-type="float">
            <text:p>745.212170383355</text:p>
          </table:table-cell>
          <table:table-cell table:formula="of:=[$'Coordinate Interpolation'.$J$47]*[.A89]+[$'Coordinate Interpolation'.$J$46]" office:value-type="float" office:value="-799.316874164123" calcext:value-type="float">
            <text:p>-799.316874164123</text:p>
          </table:table-cell>
          <table:table-cell table:formula="of:=[$'Coordinate Interpolation'.$U$47]*[.A89]+[$'Coordinate Interpolation'.$U$46]" office:value-type="float" office:value="-25.8530573234418" calcext:value-type="float">
            <text:p>-25.8530573234418</text:p>
          </table:table-cell>
          <table:table-cell table:formula="of:=[$'Coordinate Interpolation'.$AC$47]*[.A89]+[$'Coordinate Interpolation'.$AC$46]" office:value-type="float" office:value="-811.830362963841" calcext:value-type="float">
            <text:p>-811.830362963841</text:p>
          </table:table-cell>
          <table:table-cell table:formula="of:=SQRT(([.D89]-[.B89])^2+([.E89]-[.C89])^2)" office:value-type="float" office:value="771.166760681809" calcext:value-type="float">
            <text:p>771.1667606818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$'Coordinate Interpolation'.$B$47]*[.A90]+[$'Coordinate Interpolation'.$B$46]" office:value-type="float" office:value="745.319064004734" calcext:value-type="float">
            <text:p>745.319064004734</text:p>
          </table:table-cell>
          <table:table-cell table:formula="of:=[$'Coordinate Interpolation'.$J$47]*[.A90]+[$'Coordinate Interpolation'.$J$46]" office:value-type="float" office:value="-799.344362656819" calcext:value-type="float">
            <text:p>-799.344362656819</text:p>
          </table:table-cell>
          <table:table-cell table:formula="of:=[$'Coordinate Interpolation'.$U$47]*[.A90]+[$'Coordinate Interpolation'.$U$46]" office:value-type="float" office:value="-26.9536867763672" calcext:value-type="float">
            <text:p>-26.9536867763672</text:p>
          </table:table-cell>
          <table:table-cell table:formula="of:=[$'Coordinate Interpolation'.$AC$47]*[.A90]+[$'Coordinate Interpolation'.$AC$46]" office:value-type="float" office:value="-812.172030018957" calcext:value-type="float">
            <text:p>-812.172030018957</text:p>
          </table:table-cell>
          <table:table-cell table:formula="of:=SQRT(([.D90]-[.B90])^2+([.E90]-[.C90])^2)" office:value-type="float" office:value="772.379279013208" calcext:value-type="float">
            <text:p>772.3792790132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$'Coordinate Interpolation'.$B$47]*[.A91]+[$'Coordinate Interpolation'.$B$46]" office:value-type="float" office:value="745.425957626113" calcext:value-type="float">
            <text:p>745.425957626113</text:p>
          </table:table-cell>
          <table:table-cell table:formula="of:=[$'Coordinate Interpolation'.$J$47]*[.A91]+[$'Coordinate Interpolation'.$J$46]" office:value-type="float" office:value="-799.371851149515" calcext:value-type="float">
            <text:p>-799.371851149515</text:p>
          </table:table-cell>
          <table:table-cell table:formula="of:=[$'Coordinate Interpolation'.$U$47]*[.A91]+[$'Coordinate Interpolation'.$U$46]" office:value-type="float" office:value="-28.0543162292925" calcext:value-type="float">
            <text:p>-28.0543162292925</text:p>
          </table:table-cell>
          <table:table-cell table:formula="of:=[$'Coordinate Interpolation'.$AC$47]*[.A91]+[$'Coordinate Interpolation'.$AC$46]" office:value-type="float" office:value="-812.513697074074" calcext:value-type="float">
            <text:p>-812.513697074074</text:p>
          </table:table-cell>
          <table:table-cell table:formula="of:=SQRT(([.D91]-[.B91])^2+([.E91]-[.C91])^2)" office:value-type="float" office:value="773.591909315072" calcext:value-type="float">
            <text:p>773.5919093150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$'Coordinate Interpolation'.$B$47]*[.A92]+[$'Coordinate Interpolation'.$B$46]" office:value-type="float" office:value="745.532851247493" calcext:value-type="float">
            <text:p>745.532851247493</text:p>
          </table:table-cell>
          <table:table-cell table:formula="of:=[$'Coordinate Interpolation'.$J$47]*[.A92]+[$'Coordinate Interpolation'.$J$46]" office:value-type="float" office:value="-799.399339642211" calcext:value-type="float">
            <text:p>-799.399339642211</text:p>
          </table:table-cell>
          <table:table-cell table:formula="of:=[$'Coordinate Interpolation'.$U$47]*[.A92]+[$'Coordinate Interpolation'.$U$46]" office:value-type="float" office:value="-29.1549456822179" calcext:value-type="float">
            <text:p>-29.1549456822179</text:p>
          </table:table-cell>
          <table:table-cell table:formula="of:=[$'Coordinate Interpolation'.$AC$47]*[.A92]+[$'Coordinate Interpolation'.$AC$46]" office:value-type="float" office:value="-812.85536412919" calcext:value-type="float">
            <text:p>-812.85536412919</text:p>
          </table:table-cell>
          <table:table-cell table:formula="of:=SQRT(([.D92]-[.B92])^2+([.E92]-[.C92])^2)" office:value-type="float" office:value="774.804651061674" calcext:value-type="float">
            <text:p>774.80465106167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$'Coordinate Interpolation'.$B$47]*[.A93]+[$'Coordinate Interpolation'.$B$46]" office:value-type="float" office:value="745.639744868872" calcext:value-type="float">
            <text:p>745.639744868872</text:p>
          </table:table-cell>
          <table:table-cell table:formula="of:=[$'Coordinate Interpolation'.$J$47]*[.A93]+[$'Coordinate Interpolation'.$J$46]" office:value-type="float" office:value="-799.426828134907" calcext:value-type="float">
            <text:p>-799.426828134907</text:p>
          </table:table-cell>
          <table:table-cell table:formula="of:=[$'Coordinate Interpolation'.$U$47]*[.A93]+[$'Coordinate Interpolation'.$U$46]" office:value-type="float" office:value="-30.2555751351432" calcext:value-type="float">
            <text:p>-30.2555751351432</text:p>
          </table:table-cell>
          <table:table-cell table:formula="of:=[$'Coordinate Interpolation'.$AC$47]*[.A93]+[$'Coordinate Interpolation'.$AC$46]" office:value-type="float" office:value="-813.197031184307" calcext:value-type="float">
            <text:p>-813.197031184307</text:p>
          </table:table-cell>
          <table:table-cell table:formula="of:=SQRT(([.D93]-[.B93])^2+([.E93]-[.C93])^2)" office:value-type="float" office:value="776.017503730524" calcext:value-type="float">
            <text:p>776.0175037305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$'Coordinate Interpolation'.$B$47]*[.A94]+[$'Coordinate Interpolation'.$B$46]" office:value-type="float" office:value="745.746638490251" calcext:value-type="float">
            <text:p>745.746638490251</text:p>
          </table:table-cell>
          <table:table-cell table:formula="of:=[$'Coordinate Interpolation'.$J$47]*[.A94]+[$'Coordinate Interpolation'.$J$46]" office:value-type="float" office:value="-799.454316627603" calcext:value-type="float">
            <text:p>-799.454316627603</text:p>
          </table:table-cell>
          <table:table-cell table:formula="of:=[$'Coordinate Interpolation'.$U$47]*[.A94]+[$'Coordinate Interpolation'.$U$46]" office:value-type="float" office:value="-31.3562045880685" calcext:value-type="float">
            <text:p>-31.3562045880685</text:p>
          </table:table-cell>
          <table:table-cell table:formula="of:=[$'Coordinate Interpolation'.$AC$47]*[.A94]+[$'Coordinate Interpolation'.$AC$46]" office:value-type="float" office:value="-813.538698239423" calcext:value-type="float">
            <text:p>-813.538698239423</text:p>
          </table:table-cell>
          <table:table-cell table:formula="of:=SQRT(([.D94]-[.B94])^2+([.E94]-[.C94])^2)" office:value-type="float" office:value="777.230466802348" calcext:value-type="float">
            <text:p>777.23046680234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$'Coordinate Interpolation'.$B$47]*[.A95]+[$'Coordinate Interpolation'.$B$46]" office:value-type="float" office:value="745.85353211163" calcext:value-type="float">
            <text:p>745.85353211163</text:p>
          </table:table-cell>
          <table:table-cell table:formula="of:=[$'Coordinate Interpolation'.$J$47]*[.A95]+[$'Coordinate Interpolation'.$J$46]" office:value-type="float" office:value="-799.481805120299" calcext:value-type="float">
            <text:p>-799.481805120299</text:p>
          </table:table-cell>
          <table:table-cell table:formula="of:=[$'Coordinate Interpolation'.$U$47]*[.A95]+[$'Coordinate Interpolation'.$U$46]" office:value-type="float" office:value="-32.4568340409939" calcext:value-type="float">
            <text:p>-32.4568340409939</text:p>
          </table:table-cell>
          <table:table-cell table:formula="of:=[$'Coordinate Interpolation'.$AC$47]*[.A95]+[$'Coordinate Interpolation'.$AC$46]" office:value-type="float" office:value="-813.880365294539" calcext:value-type="float">
            <text:p>-813.880365294539</text:p>
          </table:table-cell>
          <table:table-cell table:formula="of:=SQRT(([.D95]-[.B95])^2+([.E95]-[.C95])^2)" office:value-type="float" office:value="778.443539761056" calcext:value-type="float">
            <text:p>778.4435397610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$'Coordinate Interpolation'.$B$47]*[.A96]+[$'Coordinate Interpolation'.$B$46]" office:value-type="float" office:value="745.96042573301" calcext:value-type="float">
            <text:p>745.96042573301</text:p>
          </table:table-cell>
          <table:table-cell table:formula="of:=[$'Coordinate Interpolation'.$J$47]*[.A96]+[$'Coordinate Interpolation'.$J$46]" office:value-type="float" office:value="-799.509293612995" calcext:value-type="float">
            <text:p>-799.509293612995</text:p>
          </table:table-cell>
          <table:table-cell table:formula="of:=[$'Coordinate Interpolation'.$U$47]*[.A96]+[$'Coordinate Interpolation'.$U$46]" office:value-type="float" office:value="-33.5574634939192" calcext:value-type="float">
            <text:p>-33.5574634939192</text:p>
          </table:table-cell>
          <table:table-cell table:formula="of:=[$'Coordinate Interpolation'.$AC$47]*[.A96]+[$'Coordinate Interpolation'.$AC$46]" office:value-type="float" office:value="-814.222032349655" calcext:value-type="float">
            <text:p>-814.222032349655</text:p>
          </table:table-cell>
          <table:table-cell table:formula="of:=SQRT(([.D96]-[.B96])^2+([.E96]-[.C96])^2)" office:value-type="float" office:value="779.65672209373" calcext:value-type="float">
            <text:p>779.656722093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$'Coordinate Interpolation'.$B$47]*[.A97]+[$'Coordinate Interpolation'.$B$46]" office:value-type="float" office:value="746.067319354389" calcext:value-type="float">
            <text:p>746.067319354389</text:p>
          </table:table-cell>
          <table:table-cell table:formula="of:=[$'Coordinate Interpolation'.$J$47]*[.A97]+[$'Coordinate Interpolation'.$J$46]" office:value-type="float" office:value="-799.536782105691" calcext:value-type="float">
            <text:p>-799.536782105691</text:p>
          </table:table-cell>
          <table:table-cell table:formula="of:=[$'Coordinate Interpolation'.$U$47]*[.A97]+[$'Coordinate Interpolation'.$U$46]" office:value-type="float" office:value="-34.6580929468446" calcext:value-type="float">
            <text:p>-34.6580929468446</text:p>
          </table:table-cell>
          <table:table-cell table:formula="of:=[$'Coordinate Interpolation'.$AC$47]*[.A97]+[$'Coordinate Interpolation'.$AC$46]" office:value-type="float" office:value="-814.563699404772" calcext:value-type="float">
            <text:p>-814.563699404772</text:p>
          </table:table-cell>
          <table:table-cell table:formula="of:=SQRT(([.D97]-[.B97])^2+([.E97]-[.C97])^2)" office:value-type="float" office:value="780.870013290589" calcext:value-type="float">
            <text:p>780.8700132905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$'Coordinate Interpolation'.$B$47]*[.A98]+[$'Coordinate Interpolation'.$B$46]" office:value-type="float" office:value="746.174212975768" calcext:value-type="float">
            <text:p>746.174212975768</text:p>
          </table:table-cell>
          <table:table-cell table:formula="of:=[$'Coordinate Interpolation'.$J$47]*[.A98]+[$'Coordinate Interpolation'.$J$46]" office:value-type="float" office:value="-799.564270598387" calcext:value-type="float">
            <text:p>-799.564270598387</text:p>
          </table:table-cell>
          <table:table-cell table:formula="of:=[$'Coordinate Interpolation'.$U$47]*[.A98]+[$'Coordinate Interpolation'.$U$46]" office:value-type="float" office:value="-35.7587223997699" calcext:value-type="float">
            <text:p>-35.7587223997699</text:p>
          </table:table-cell>
          <table:table-cell table:formula="of:=[$'Coordinate Interpolation'.$AC$47]*[.A98]+[$'Coordinate Interpolation'.$AC$46]" office:value-type="float" office:value="-814.905366459888" calcext:value-type="float">
            <text:p>-814.905366459888</text:p>
          </table:table-cell>
          <table:table-cell table:formula="of:=SQRT(([.D98]-[.B98])^2+([.E98]-[.C98])^2)" office:value-type="float" office:value="782.083412844971" calcext:value-type="float">
            <text:p>782.0834128449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$'Coordinate Interpolation'.$B$47]*[.A99]+[$'Coordinate Interpolation'.$B$46]" office:value-type="float" office:value="746.281106597148" calcext:value-type="float">
            <text:p>746.281106597148</text:p>
          </table:table-cell>
          <table:table-cell table:formula="of:=[$'Coordinate Interpolation'.$J$47]*[.A99]+[$'Coordinate Interpolation'.$J$46]" office:value-type="float" office:value="-799.591759091083" calcext:value-type="float">
            <text:p>-799.591759091083</text:p>
          </table:table-cell>
          <table:table-cell table:formula="of:=[$'Coordinate Interpolation'.$U$47]*[.A99]+[$'Coordinate Interpolation'.$U$46]" office:value-type="float" office:value="-36.8593518526953" calcext:value-type="float">
            <text:p>-36.8593518526953</text:p>
          </table:table-cell>
          <table:table-cell table:formula="of:=[$'Coordinate Interpolation'.$AC$47]*[.A99]+[$'Coordinate Interpolation'.$AC$46]" office:value-type="float" office:value="-815.247033515005" calcext:value-type="float">
            <text:p>-815.247033515005</text:p>
          </table:table-cell>
          <table:table-cell table:formula="of:=SQRT(([.D99]-[.B99])^2+([.E99]-[.C99])^2)" office:value-type="float" office:value="783.296920253309" calcext:value-type="float">
            <text:p>783.29692025330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$'Coordinate Interpolation'.$B$47]*[.A100]+[$'Coordinate Interpolation'.$B$46]" office:value-type="float" office:value="746.388000218527" calcext:value-type="float">
            <text:p>746.388000218527</text:p>
          </table:table-cell>
          <table:table-cell table:formula="of:=[$'Coordinate Interpolation'.$J$47]*[.A100]+[$'Coordinate Interpolation'.$J$46]" office:value-type="float" office:value="-799.619247583779" calcext:value-type="float">
            <text:p>-799.619247583779</text:p>
          </table:table-cell>
          <table:table-cell table:formula="of:=[$'Coordinate Interpolation'.$U$47]*[.A100]+[$'Coordinate Interpolation'.$U$46]" office:value-type="float" office:value="-37.9599813056206" calcext:value-type="float">
            <text:p>-37.9599813056206</text:p>
          </table:table-cell>
          <table:table-cell table:formula="of:=[$'Coordinate Interpolation'.$AC$47]*[.A100]+[$'Coordinate Interpolation'.$AC$46]" office:value-type="float" office:value="-815.588700570121" calcext:value-type="float">
            <text:p>-815.588700570121</text:p>
          </table:table-cell>
          <table:table-cell table:formula="of:=SQRT(([.D100]-[.B100])^2+([.E100]-[.C100])^2)" office:value-type="float" office:value="784.510535015106" calcext:value-type="float">
            <text:p>784.510535015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$'Coordinate Interpolation'.$B$47]*[.A101]+[$'Coordinate Interpolation'.$B$46]" office:value-type="float" office:value="746.494893839906" calcext:value-type="float">
            <text:p>746.494893839906</text:p>
          </table:table-cell>
          <table:table-cell table:formula="of:=[$'Coordinate Interpolation'.$J$47]*[.A101]+[$'Coordinate Interpolation'.$J$46]" office:value-type="float" office:value="-799.646736076475" calcext:value-type="float">
            <text:p>-799.646736076475</text:p>
          </table:table-cell>
          <table:table-cell table:formula="of:=[$'Coordinate Interpolation'.$U$47]*[.A101]+[$'Coordinate Interpolation'.$U$46]" office:value-type="float" office:value="-39.060610758546" calcext:value-type="float">
            <text:p>-39.060610758546</text:p>
          </table:table-cell>
          <table:table-cell table:formula="of:=[$'Coordinate Interpolation'.$AC$47]*[.A101]+[$'Coordinate Interpolation'.$AC$46]" office:value-type="float" office:value="-815.930367625237" calcext:value-type="float">
            <text:p>-815.930367625237</text:p>
          </table:table-cell>
          <table:table-cell table:formula="of:=SQRT(([.D101]-[.B101])^2+([.E101]-[.C101])^2)" office:value-type="float" office:value="785.724256632914" calcext:value-type="float">
            <text:p>785.7242566329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$'Coordinate Interpolation'.$B$47]*[.A102]+[$'Coordinate Interpolation'.$B$46]" office:value-type="float" office:value="746.601787461285" calcext:value-type="float">
            <text:p>746.601787461285</text:p>
          </table:table-cell>
          <table:table-cell table:formula="of:=[$'Coordinate Interpolation'.$J$47]*[.A102]+[$'Coordinate Interpolation'.$J$46]" office:value-type="float" office:value="-799.674224569171" calcext:value-type="float">
            <text:p>-799.674224569171</text:p>
          </table:table-cell>
          <table:table-cell table:formula="of:=[$'Coordinate Interpolation'.$U$47]*[.A102]+[$'Coordinate Interpolation'.$U$46]" office:value-type="float" office:value="-40.1612402114713" calcext:value-type="float">
            <text:p>-40.1612402114713</text:p>
          </table:table-cell>
          <table:table-cell table:formula="of:=[$'Coordinate Interpolation'.$AC$47]*[.A102]+[$'Coordinate Interpolation'.$AC$46]" office:value-type="float" office:value="-816.272034680354" calcext:value-type="float">
            <text:p>-816.272034680354</text:p>
          </table:table-cell>
          <table:table-cell table:formula="of:=SQRT(([.D102]-[.B102])^2+([.E102]-[.C102])^2)" office:value-type="float" office:value="786.938084612309" calcext:value-type="float">
            <text:p>786.93808461230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$'Coordinate Interpolation'.$B$47]*[.A103]+[$'Coordinate Interpolation'.$B$46]" office:value-type="float" office:value="746.708681082665" calcext:value-type="float">
            <text:p>746.708681082665</text:p>
          </table:table-cell>
          <table:table-cell table:formula="of:=[$'Coordinate Interpolation'.$J$47]*[.A103]+[$'Coordinate Interpolation'.$J$46]" office:value-type="float" office:value="-799.701713061867" calcext:value-type="float">
            <text:p>-799.701713061867</text:p>
          </table:table-cell>
          <table:table-cell table:formula="of:=[$'Coordinate Interpolation'.$U$47]*[.A103]+[$'Coordinate Interpolation'.$U$46]" office:value-type="float" office:value="-41.2618696643967" calcext:value-type="float">
            <text:p>-41.2618696643967</text:p>
          </table:table-cell>
          <table:table-cell table:formula="of:=[$'Coordinate Interpolation'.$AC$47]*[.A103]+[$'Coordinate Interpolation'.$AC$46]" office:value-type="float" office:value="-816.61370173547" calcext:value-type="float">
            <text:p>-816.61370173547</text:p>
          </table:table-cell>
          <table:table-cell table:formula="of:=SQRT(([.D103]-[.B103])^2+([.E103]-[.C103])^2)" office:value-type="float" office:value="788.152018461872" calcext:value-type="float">
            <text:p>788.1520184618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$'Coordinate Interpolation'.$B$47]*[.A104]+[$'Coordinate Interpolation'.$B$46]" office:value-type="float" office:value="746.815574704044" calcext:value-type="float">
            <text:p>746.815574704044</text:p>
          </table:table-cell>
          <table:table-cell table:formula="of:=[$'Coordinate Interpolation'.$J$47]*[.A104]+[$'Coordinate Interpolation'.$J$46]" office:value-type="float" office:value="-799.729201554563" calcext:value-type="float">
            <text:p>-799.729201554563</text:p>
          </table:table-cell>
          <table:table-cell table:formula="of:=[$'Coordinate Interpolation'.$U$47]*[.A104]+[$'Coordinate Interpolation'.$U$46]" office:value-type="float" office:value="-42.362499117322" calcext:value-type="float">
            <text:p>-42.362499117322</text:p>
          </table:table-cell>
          <table:table-cell table:formula="of:=[$'Coordinate Interpolation'.$AC$47]*[.A104]+[$'Coordinate Interpolation'.$AC$46]" office:value-type="float" office:value="-816.955368790586" calcext:value-type="float">
            <text:p>-816.955368790586</text:p>
          </table:table-cell>
          <table:table-cell table:formula="of:=SQRT(([.D104]-[.B104])^2+([.E104]-[.C104])^2)" office:value-type="float" office:value="789.366057693162" calcext:value-type="float">
            <text:p>789.3660576931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$'Coordinate Interpolation'.$B$47]*[.A105]+[$'Coordinate Interpolation'.$B$46]" office:value-type="float" office:value="746.922468325423" calcext:value-type="float">
            <text:p>746.922468325423</text:p>
          </table:table-cell>
          <table:table-cell table:formula="of:=[$'Coordinate Interpolation'.$J$47]*[.A105]+[$'Coordinate Interpolation'.$J$46]" office:value-type="float" office:value="-799.756690047259" calcext:value-type="float">
            <text:p>-799.756690047259</text:p>
          </table:table-cell>
          <table:table-cell table:formula="of:=[$'Coordinate Interpolation'.$U$47]*[.A105]+[$'Coordinate Interpolation'.$U$46]" office:value-type="float" office:value="-43.4631285702474" calcext:value-type="float">
            <text:p>-43.4631285702474</text:p>
          </table:table-cell>
          <table:table-cell table:formula="of:=[$'Coordinate Interpolation'.$AC$47]*[.A105]+[$'Coordinate Interpolation'.$AC$46]" office:value-type="float" office:value="-817.297035845703" calcext:value-type="float">
            <text:p>-817.297035845703</text:p>
          </table:table-cell>
          <table:table-cell table:formula="of:=SQRT(([.D105]-[.B105])^2+([.E105]-[.C105])^2)" office:value-type="float" office:value="790.580201820697" calcext:value-type="float">
            <text:p>790.58020182069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$'Coordinate Interpolation'.$B$47]*[.A106]+[$'Coordinate Interpolation'.$B$46]" office:value-type="float" office:value="747.029361946803" calcext:value-type="float">
            <text:p>747.029361946803</text:p>
          </table:table-cell>
          <table:table-cell table:formula="of:=[$'Coordinate Interpolation'.$J$47]*[.A106]+[$'Coordinate Interpolation'.$J$46]" office:value-type="float" office:value="-799.784178539955" calcext:value-type="float">
            <text:p>-799.784178539955</text:p>
          </table:table-cell>
          <table:table-cell table:formula="of:=[$'Coordinate Interpolation'.$U$47]*[.A106]+[$'Coordinate Interpolation'.$U$46]" office:value-type="float" office:value="-44.5637580231727" calcext:value-type="float">
            <text:p>-44.5637580231727</text:p>
          </table:table-cell>
          <table:table-cell table:formula="of:=[$'Coordinate Interpolation'.$AC$47]*[.A106]+[$'Coordinate Interpolation'.$AC$46]" office:value-type="float" office:value="-817.638702900819" calcext:value-type="float">
            <text:p>-817.638702900819</text:p>
          </table:table-cell>
          <table:table-cell table:formula="of:=SQRT(([.D106]-[.B106])^2+([.E106]-[.C106])^2)" office:value-type="float" office:value="791.794450361931" calcext:value-type="float">
            <text:p>791.7944503619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$'Coordinate Interpolation'.$B$47]*[.A107]+[$'Coordinate Interpolation'.$B$46]" office:value-type="float" office:value="747.136255568182" calcext:value-type="float">
            <text:p>747.136255568182</text:p>
          </table:table-cell>
          <table:table-cell table:formula="of:=[$'Coordinate Interpolation'.$J$47]*[.A107]+[$'Coordinate Interpolation'.$J$46]" office:value-type="float" office:value="-799.811667032651" calcext:value-type="float">
            <text:p>-799.811667032651</text:p>
          </table:table-cell>
          <table:table-cell table:formula="of:=[$'Coordinate Interpolation'.$U$47]*[.A107]+[$'Coordinate Interpolation'.$U$46]" office:value-type="float" office:value="-45.6643874760981" calcext:value-type="float">
            <text:p>-45.6643874760981</text:p>
          </table:table-cell>
          <table:table-cell table:formula="of:=[$'Coordinate Interpolation'.$AC$47]*[.A107]+[$'Coordinate Interpolation'.$AC$46]" office:value-type="float" office:value="-817.980369955935" calcext:value-type="float">
            <text:p>-817.980369955935</text:p>
          </table:table-cell>
          <table:table-cell table:formula="of:=SQRT(([.D107]-[.B107])^2+([.E107]-[.C107])^2)" office:value-type="float" office:value="793.008802837231" calcext:value-type="float">
            <text:p>793.0088028372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$'Coordinate Interpolation'.$B$47]*[.A108]+[$'Coordinate Interpolation'.$B$46]" office:value-type="float" office:value="747.243149189561" calcext:value-type="float">
            <text:p>747.243149189561</text:p>
          </table:table-cell>
          <table:table-cell table:formula="of:=[$'Coordinate Interpolation'.$J$47]*[.A108]+[$'Coordinate Interpolation'.$J$46]" office:value-type="float" office:value="-799.839155525347" calcext:value-type="float">
            <text:p>-799.839155525347</text:p>
          </table:table-cell>
          <table:table-cell table:formula="of:=[$'Coordinate Interpolation'.$U$47]*[.A108]+[$'Coordinate Interpolation'.$U$46]" office:value-type="float" office:value="-46.7650169290234" calcext:value-type="float">
            <text:p>-46.7650169290234</text:p>
          </table:table-cell>
          <table:table-cell table:formula="of:=[$'Coordinate Interpolation'.$AC$47]*[.A108]+[$'Coordinate Interpolation'.$AC$46]" office:value-type="float" office:value="-818.322037011052" calcext:value-type="float">
            <text:p>-818.322037011052</text:p>
          </table:table-cell>
          <table:table-cell table:formula="of:=SQRT(([.D108]-[.B108])^2+([.E108]-[.C108])^2)" office:value-type="float" office:value="794.223258769858" calcext:value-type="float">
            <text:p>794.22325876985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$'Coordinate Interpolation'.$B$47]*[.A109]+[$'Coordinate Interpolation'.$B$46]" office:value-type="float" office:value="747.35004281094" calcext:value-type="float">
            <text:p>747.35004281094</text:p>
          </table:table-cell>
          <table:table-cell table:formula="of:=[$'Coordinate Interpolation'.$J$47]*[.A109]+[$'Coordinate Interpolation'.$J$46]" office:value-type="float" office:value="-799.866644018043" calcext:value-type="float">
            <text:p>-799.866644018043</text:p>
          </table:table-cell>
          <table:table-cell table:formula="of:=[$'Coordinate Interpolation'.$U$47]*[.A109]+[$'Coordinate Interpolation'.$U$46]" office:value-type="float" office:value="-47.8656463819488" calcext:value-type="float">
            <text:p>-47.8656463819488</text:p>
          </table:table-cell>
          <table:table-cell table:formula="of:=[$'Coordinate Interpolation'.$AC$47]*[.A109]+[$'Coordinate Interpolation'.$AC$46]" office:value-type="float" office:value="-818.663704066168" calcext:value-type="float">
            <text:p>-818.663704066168</text:p>
          </table:table-cell>
          <table:table-cell table:formula="of:=SQRT(([.D109]-[.B109])^2+([.E109]-[.C109])^2)" office:value-type="float" office:value="795.437817685942" calcext:value-type="float">
            <text:p>795.4378176859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$'Coordinate Interpolation'.$B$47]*[.A110]+[$'Coordinate Interpolation'.$B$46]" office:value-type="float" office:value="747.45693643232" calcext:value-type="float">
            <text:p>747.45693643232</text:p>
          </table:table-cell>
          <table:table-cell table:formula="of:=[$'Coordinate Interpolation'.$J$47]*[.A110]+[$'Coordinate Interpolation'.$J$46]" office:value-type="float" office:value="-799.894132510739" calcext:value-type="float">
            <text:p>-799.894132510739</text:p>
          </table:table-cell>
          <table:table-cell table:formula="of:=[$'Coordinate Interpolation'.$U$47]*[.A110]+[$'Coordinate Interpolation'.$U$46]" office:value-type="float" office:value="-48.9662758348741" calcext:value-type="float">
            <text:p>-48.9662758348741</text:p>
          </table:table-cell>
          <table:table-cell table:formula="of:=[$'Coordinate Interpolation'.$AC$47]*[.A110]+[$'Coordinate Interpolation'.$AC$46]" office:value-type="float" office:value="-819.005371121284" calcext:value-type="float">
            <text:p>-819.005371121284</text:p>
          </table:table-cell>
          <table:table-cell table:formula="of:=SQRT(([.D110]-[.B110])^2+([.E110]-[.C110])^2)" office:value-type="float" office:value="796.652479114466" calcext:value-type="float">
            <text:p>796.65247911446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$'Coordinate Interpolation'.$B$47]*[.A111]+[$'Coordinate Interpolation'.$B$46]" office:value-type="float" office:value="747.563830053699" calcext:value-type="float">
            <text:p>747.563830053699</text:p>
          </table:table-cell>
          <table:table-cell table:formula="of:=[$'Coordinate Interpolation'.$J$47]*[.A111]+[$'Coordinate Interpolation'.$J$46]" office:value-type="float" office:value="-799.921621003435" calcext:value-type="float">
            <text:p>-799.921621003435</text:p>
          </table:table-cell>
          <table:table-cell table:formula="of:=[$'Coordinate Interpolation'.$U$47]*[.A111]+[$'Coordinate Interpolation'.$U$46]" office:value-type="float" office:value="-50.0669052877995" calcext:value-type="float">
            <text:p>-50.0669052877995</text:p>
          </table:table-cell>
          <table:table-cell table:formula="of:=[$'Coordinate Interpolation'.$AC$47]*[.A111]+[$'Coordinate Interpolation'.$AC$46]" office:value-type="float" office:value="-819.347038176401" calcext:value-type="float">
            <text:p>-819.347038176401</text:p>
          </table:table-cell>
          <table:table-cell table:formula="of:=SQRT(([.D111]-[.B111])^2+([.E111]-[.C111])^2)" office:value-type="float" office:value="797.867242587238" calcext:value-type="float">
            <text:p>797.86724258723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$'Coordinate Interpolation'.$B$47]*[.A112]+[$'Coordinate Interpolation'.$B$46]" office:value-type="float" office:value="747.670723675078" calcext:value-type="float">
            <text:p>747.670723675078</text:p>
          </table:table-cell>
          <table:table-cell table:formula="of:=[$'Coordinate Interpolation'.$J$47]*[.A112]+[$'Coordinate Interpolation'.$J$46]" office:value-type="float" office:value="-799.949109496131" calcext:value-type="float">
            <text:p>-799.949109496131</text:p>
          </table:table-cell>
          <table:table-cell table:formula="of:=[$'Coordinate Interpolation'.$U$47]*[.A112]+[$'Coordinate Interpolation'.$U$46]" office:value-type="float" office:value="-51.1675347407248" calcext:value-type="float">
            <text:p>-51.1675347407248</text:p>
          </table:table-cell>
          <table:table-cell table:formula="of:=[$'Coordinate Interpolation'.$AC$47]*[.A112]+[$'Coordinate Interpolation'.$AC$46]" office:value-type="float" office:value="-819.688705231517" calcext:value-type="float">
            <text:p>-819.688705231517</text:p>
          </table:table-cell>
          <table:table-cell table:formula="of:=SQRT(([.D112]-[.B112])^2+([.E112]-[.C112])^2)" office:value-type="float" office:value="799.082107638877" calcext:value-type="float">
            <text:p>799.08210763887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$'Coordinate Interpolation'.$B$47]*[.A113]+[$'Coordinate Interpolation'.$B$46]" office:value-type="float" office:value="747.777617296457" calcext:value-type="float">
            <text:p>747.777617296457</text:p>
          </table:table-cell>
          <table:table-cell table:formula="of:=[$'Coordinate Interpolation'.$J$47]*[.A113]+[$'Coordinate Interpolation'.$J$46]" office:value-type="float" office:value="-799.976597988827" calcext:value-type="float">
            <text:p>-799.976597988827</text:p>
          </table:table-cell>
          <table:table-cell table:formula="of:=[$'Coordinate Interpolation'.$U$47]*[.A113]+[$'Coordinate Interpolation'.$U$46]" office:value-type="float" office:value="-52.2681641936502" calcext:value-type="float">
            <text:p>-52.2681641936502</text:p>
          </table:table-cell>
          <table:table-cell table:formula="of:=[$'Coordinate Interpolation'.$AC$47]*[.A113]+[$'Coordinate Interpolation'.$AC$46]" office:value-type="float" office:value="-820.030372286633" calcext:value-type="float">
            <text:p>-820.030372286633</text:p>
          </table:table-cell>
          <table:table-cell table:formula="of:=SQRT(([.D113]-[.B113])^2+([.E113]-[.C113])^2)" office:value-type="float" office:value="800.297073806786" calcext:value-type="float">
            <text:p>800.29707380678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$'Coordinate Interpolation'.$B$47]*[.A114]+[$'Coordinate Interpolation'.$B$46]" office:value-type="float" office:value="747.884510917837" calcext:value-type="float">
            <text:p>747.884510917837</text:p>
          </table:table-cell>
          <table:table-cell table:formula="of:=[$'Coordinate Interpolation'.$J$47]*[.A114]+[$'Coordinate Interpolation'.$J$46]" office:value-type="float" office:value="-800.004086481523" calcext:value-type="float">
            <text:p>-800.004086481523</text:p>
          </table:table-cell>
          <table:table-cell table:formula="of:=[$'Coordinate Interpolation'.$U$47]*[.A114]+[$'Coordinate Interpolation'.$U$46]" office:value-type="float" office:value="-53.3687936465755" calcext:value-type="float">
            <text:p>-53.3687936465755</text:p>
          </table:table-cell>
          <table:table-cell table:formula="of:=[$'Coordinate Interpolation'.$AC$47]*[.A114]+[$'Coordinate Interpolation'.$AC$46]" office:value-type="float" office:value="-820.37203934175" calcext:value-type="float">
            <text:p>-820.37203934175</text:p>
          </table:table-cell>
          <table:table-cell table:formula="of:=SQRT(([.D114]-[.B114])^2+([.E114]-[.C114])^2)" office:value-type="float" office:value="801.512140631137" calcext:value-type="float">
            <text:p>801.5121406311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$'Coordinate Interpolation'.$B$47]*[.A115]+[$'Coordinate Interpolation'.$B$46]" office:value-type="float" office:value="747.991404539216" calcext:value-type="float">
            <text:p>747.991404539216</text:p>
          </table:table-cell>
          <table:table-cell table:formula="of:=[$'Coordinate Interpolation'.$J$47]*[.A115]+[$'Coordinate Interpolation'.$J$46]" office:value-type="float" office:value="-800.031574974219" calcext:value-type="float">
            <text:p>-800.031574974219</text:p>
          </table:table-cell>
          <table:table-cell table:formula="of:=[$'Coordinate Interpolation'.$U$47]*[.A115]+[$'Coordinate Interpolation'.$U$46]" office:value-type="float" office:value="-54.4694230995009" calcext:value-type="float">
            <text:p>-54.4694230995009</text:p>
          </table:table-cell>
          <table:table-cell table:formula="of:=[$'Coordinate Interpolation'.$AC$47]*[.A115]+[$'Coordinate Interpolation'.$AC$46]" office:value-type="float" office:value="-820.713706396866" calcext:value-type="float">
            <text:p>-820.713706396866</text:p>
          </table:table-cell>
          <table:table-cell table:formula="of:=SQRT(([.D115]-[.B115])^2+([.E115]-[.C115])^2)" office:value-type="float" office:value="802.727307654846" calcext:value-type="float">
            <text:p>802.72730765484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$'Coordinate Interpolation'.$B$47]*[.A116]+[$'Coordinate Interpolation'.$B$46]" office:value-type="float" office:value="748.098298160595" calcext:value-type="float">
            <text:p>748.098298160595</text:p>
          </table:table-cell>
          <table:table-cell table:formula="of:=[$'Coordinate Interpolation'.$J$47]*[.A116]+[$'Coordinate Interpolation'.$J$46]" office:value-type="float" office:value="-800.059063466915" calcext:value-type="float">
            <text:p>-800.059063466915</text:p>
          </table:table-cell>
          <table:table-cell table:formula="of:=[$'Coordinate Interpolation'.$U$47]*[.A116]+[$'Coordinate Interpolation'.$U$46]" office:value-type="float" office:value="-55.5700525524262" calcext:value-type="float">
            <text:p>-55.5700525524262</text:p>
          </table:table-cell>
          <table:table-cell table:formula="of:=[$'Coordinate Interpolation'.$AC$47]*[.A116]+[$'Coordinate Interpolation'.$AC$46]" office:value-type="float" office:value="-821.055373451982" calcext:value-type="float">
            <text:p>-821.055373451982</text:p>
          </table:table-cell>
          <table:table-cell table:formula="of:=SQRT(([.D116]-[.B116])^2+([.E116]-[.C116])^2)" office:value-type="float" office:value="803.942574423557" calcext:value-type="float">
            <text:p>803.9425744235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$'Coordinate Interpolation'.$B$47]*[.A117]+[$'Coordinate Interpolation'.$B$46]" office:value-type="float" office:value="748.205191781975" calcext:value-type="float">
            <text:p>748.205191781975</text:p>
          </table:table-cell>
          <table:table-cell table:formula="of:=[$'Coordinate Interpolation'.$J$47]*[.A117]+[$'Coordinate Interpolation'.$J$46]" office:value-type="float" office:value="-800.086551959611" calcext:value-type="float">
            <text:p>-800.086551959611</text:p>
          </table:table-cell>
          <table:table-cell table:formula="of:=[$'Coordinate Interpolation'.$U$47]*[.A117]+[$'Coordinate Interpolation'.$U$46]" office:value-type="float" office:value="-56.6706820053516" calcext:value-type="float">
            <text:p>-56.6706820053516</text:p>
          </table:table-cell>
          <table:table-cell table:formula="of:=[$'Coordinate Interpolation'.$AC$47]*[.A117]+[$'Coordinate Interpolation'.$AC$46]" office:value-type="float" office:value="-821.397040507099" calcext:value-type="float">
            <text:p>-821.397040507099</text:p>
          </table:table-cell>
          <table:table-cell table:formula="of:=SQRT(([.D117]-[.B117])^2+([.E117]-[.C117])^2)" office:value-type="float" office:value="805.157940485619" calcext:value-type="float">
            <text:p>805.1579404856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$'Coordinate Interpolation'.$B$47]*[.A118]+[$'Coordinate Interpolation'.$B$46]" office:value-type="float" office:value="748.312085403354" calcext:value-type="float">
            <text:p>748.312085403354</text:p>
          </table:table-cell>
          <table:table-cell table:formula="of:=[$'Coordinate Interpolation'.$J$47]*[.A118]+[$'Coordinate Interpolation'.$J$46]" office:value-type="float" office:value="-800.114040452307" calcext:value-type="float">
            <text:p>-800.114040452307</text:p>
          </table:table-cell>
          <table:table-cell table:formula="of:=[$'Coordinate Interpolation'.$U$47]*[.A118]+[$'Coordinate Interpolation'.$U$46]" office:value-type="float" office:value="-57.7713114582769" calcext:value-type="float">
            <text:p>-57.7713114582769</text:p>
          </table:table-cell>
          <table:table-cell table:formula="of:=[$'Coordinate Interpolation'.$AC$47]*[.A118]+[$'Coordinate Interpolation'.$AC$46]" office:value-type="float" office:value="-821.738707562215" calcext:value-type="float">
            <text:p>-821.738707562215</text:p>
          </table:table-cell>
          <table:table-cell table:formula="of:=SQRT(([.D118]-[.B118])^2+([.E118]-[.C118])^2)" office:value-type="float" office:value="806.373405392068" calcext:value-type="float">
            <text:p>806.3734053920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$'Coordinate Interpolation'.$B$47]*[.A119]+[$'Coordinate Interpolation'.$B$46]" office:value-type="float" office:value="748.418979024733" calcext:value-type="float">
            <text:p>748.418979024733</text:p>
          </table:table-cell>
          <table:table-cell table:formula="of:=[$'Coordinate Interpolation'.$J$47]*[.A119]+[$'Coordinate Interpolation'.$J$46]" office:value-type="float" office:value="-800.141528945003" calcext:value-type="float">
            <text:p>-800.141528945003</text:p>
          </table:table-cell>
          <table:table-cell table:formula="of:=[$'Coordinate Interpolation'.$U$47]*[.A119]+[$'Coordinate Interpolation'.$U$46]" office:value-type="float" office:value="-58.8719409112022" calcext:value-type="float">
            <text:p>-58.8719409112022</text:p>
          </table:table-cell>
          <table:table-cell table:formula="of:=[$'Coordinate Interpolation'.$AC$47]*[.A119]+[$'Coordinate Interpolation'.$AC$46]" office:value-type="float" office:value="-822.080374617331" calcext:value-type="float">
            <text:p>-822.080374617331</text:p>
          </table:table-cell>
          <table:table-cell table:formula="of:=SQRT(([.D119]-[.B119])^2+([.E119]-[.C119])^2)" office:value-type="float" office:value="807.588968696603" calcext:value-type="float">
            <text:p>807.58896869660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$'Coordinate Interpolation'.$B$47]*[.A120]+[$'Coordinate Interpolation'.$B$46]" office:value-type="float" office:value="748.525872646113" calcext:value-type="float">
            <text:p>748.525872646113</text:p>
          </table:table-cell>
          <table:table-cell table:formula="of:=[$'Coordinate Interpolation'.$J$47]*[.A120]+[$'Coordinate Interpolation'.$J$46]" office:value-type="float" office:value="-800.169017437699" calcext:value-type="float">
            <text:p>-800.169017437699</text:p>
          </table:table-cell>
          <table:table-cell table:formula="of:=[$'Coordinate Interpolation'.$U$47]*[.A120]+[$'Coordinate Interpolation'.$U$46]" office:value-type="float" office:value="-59.9725703641276" calcext:value-type="float">
            <text:p>-59.9725703641276</text:p>
          </table:table-cell>
          <table:table-cell table:formula="of:=[$'Coordinate Interpolation'.$AC$47]*[.A120]+[$'Coordinate Interpolation'.$AC$46]" office:value-type="float" office:value="-822.422041672448" calcext:value-type="float">
            <text:p>-822.422041672448</text:p>
          </table:table-cell>
          <table:table-cell table:formula="of:=SQRT(([.D120]-[.B120])^2+([.E120]-[.C120])^2)" office:value-type="float" office:value="808.804629955575" calcext:value-type="float">
            <text:p>808.80462995557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$'Coordinate Interpolation'.$B$47]*[.A121]+[$'Coordinate Interpolation'.$B$46]" office:value-type="float" office:value="748.632766267492" calcext:value-type="float">
            <text:p>748.632766267492</text:p>
          </table:table-cell>
          <table:table-cell table:formula="of:=[$'Coordinate Interpolation'.$J$47]*[.A121]+[$'Coordinate Interpolation'.$J$46]" office:value-type="float" office:value="-800.196505930395" calcext:value-type="float">
            <text:p>-800.196505930395</text:p>
          </table:table-cell>
          <table:table-cell table:formula="of:=[$'Coordinate Interpolation'.$U$47]*[.A121]+[$'Coordinate Interpolation'.$U$46]" office:value-type="float" office:value="-61.073199817053" calcext:value-type="float">
            <text:p>-61.073199817053</text:p>
          </table:table-cell>
          <table:table-cell table:formula="of:=[$'Coordinate Interpolation'.$AC$47]*[.A121]+[$'Coordinate Interpolation'.$AC$46]" office:value-type="float" office:value="-822.763708727564" calcext:value-type="float">
            <text:p>-822.763708727564</text:p>
          </table:table-cell>
          <table:table-cell table:formula="of:=SQRT(([.D121]-[.B121])^2+([.E121]-[.C121])^2)" office:value-type="float" office:value="810.020388727959" calcext:value-type="float">
            <text:p>810.02038872795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$'Coordinate Interpolation'.$B$47]*[.A122]+[$'Coordinate Interpolation'.$B$46]" office:value-type="float" office:value="748.739659888871" calcext:value-type="float">
            <text:p>748.739659888871</text:p>
          </table:table-cell>
          <table:table-cell table:formula="of:=[$'Coordinate Interpolation'.$J$47]*[.A122]+[$'Coordinate Interpolation'.$J$46]" office:value-type="float" office:value="-800.223994423092" calcext:value-type="float">
            <text:p>-800.223994423092</text:p>
          </table:table-cell>
          <table:table-cell table:formula="of:=[$'Coordinate Interpolation'.$U$47]*[.A122]+[$'Coordinate Interpolation'.$U$46]" office:value-type="float" office:value="-62.1738292699783" calcext:value-type="float">
            <text:p>-62.1738292699783</text:p>
          </table:table-cell>
          <table:table-cell table:formula="of:=[$'Coordinate Interpolation'.$AC$47]*[.A122]+[$'Coordinate Interpolation'.$AC$46]" office:value-type="float" office:value="-823.10537578268" calcext:value-type="float">
            <text:p>-823.10537578268</text:p>
          </table:table-cell>
          <table:table-cell table:formula="of:=SQRT(([.D122]-[.B122])^2+([.E122]-[.C122])^2)" office:value-type="float" office:value="811.236244575341" calcext:value-type="float">
            <text:p>811.2362445753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$'Coordinate Interpolation'.$B$47]*[.A123]+[$'Coordinate Interpolation'.$B$46]" office:value-type="float" office:value="748.84655351025" calcext:value-type="float">
            <text:p>748.84655351025</text:p>
          </table:table-cell>
          <table:table-cell table:formula="of:=[$'Coordinate Interpolation'.$J$47]*[.A123]+[$'Coordinate Interpolation'.$J$46]" office:value-type="float" office:value="-800.251482915787" calcext:value-type="float">
            <text:p>-800.251482915787</text:p>
          </table:table-cell>
          <table:table-cell table:formula="of:=[$'Coordinate Interpolation'.$U$47]*[.A123]+[$'Coordinate Interpolation'.$U$46]" office:value-type="float" office:value="-63.2744587229037" calcext:value-type="float">
            <text:p>-63.2744587229037</text:p>
          </table:table-cell>
          <table:table-cell table:formula="of:=[$'Coordinate Interpolation'.$AC$47]*[.A123]+[$'Coordinate Interpolation'.$AC$46]" office:value-type="float" office:value="-823.447042837797" calcext:value-type="float">
            <text:p>-823.447042837797</text:p>
          </table:table-cell>
          <table:table-cell table:formula="of:=SQRT(([.D123]-[.B123])^2+([.E123]-[.C123])^2)" office:value-type="float" office:value="812.452197061894" calcext:value-type="float">
            <text:p>812.4521970618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$'Coordinate Interpolation'.$B$47]*[.A124]+[$'Coordinate Interpolation'.$B$46]" office:value-type="float" office:value="748.95344713163" calcext:value-type="float">
            <text:p>748.95344713163</text:p>
          </table:table-cell>
          <table:table-cell table:formula="of:=[$'Coordinate Interpolation'.$J$47]*[.A124]+[$'Coordinate Interpolation'.$J$46]" office:value-type="float" office:value="-800.278971408483" calcext:value-type="float">
            <text:p>-800.278971408483</text:p>
          </table:table-cell>
          <table:table-cell table:formula="of:=[$'Coordinate Interpolation'.$U$47]*[.A124]+[$'Coordinate Interpolation'.$U$46]" office:value-type="float" office:value="-64.375088175829" calcext:value-type="float">
            <text:p>-64.375088175829</text:p>
          </table:table-cell>
          <table:table-cell table:formula="of:=[$'Coordinate Interpolation'.$AC$47]*[.A124]+[$'Coordinate Interpolation'.$AC$46]" office:value-type="float" office:value="-823.788709892913" calcext:value-type="float">
            <text:p>-823.788709892913</text:p>
          </table:table-cell>
          <table:table-cell table:formula="of:=SQRT(([.D124]-[.B124])^2+([.E124]-[.C124])^2)" office:value-type="float" office:value="813.668245754363" calcext:value-type="float">
            <text:p>813.66824575436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$'Coordinate Interpolation'.$B$47]*[.A125]+[$'Coordinate Interpolation'.$B$46]" office:value-type="float" office:value="749.060340753009" calcext:value-type="float">
            <text:p>749.060340753009</text:p>
          </table:table-cell>
          <table:table-cell table:formula="of:=[$'Coordinate Interpolation'.$J$47]*[.A125]+[$'Coordinate Interpolation'.$J$46]" office:value-type="float" office:value="-800.30645990118" calcext:value-type="float">
            <text:p>-800.30645990118</text:p>
          </table:table-cell>
          <table:table-cell table:formula="of:=[$'Coordinate Interpolation'.$U$47]*[.A125]+[$'Coordinate Interpolation'.$U$46]" office:value-type="float" office:value="-65.4757176287544" calcext:value-type="float">
            <text:p>-65.4757176287544</text:p>
          </table:table-cell>
          <table:table-cell table:formula="of:=[$'Coordinate Interpolation'.$AC$47]*[.A125]+[$'Coordinate Interpolation'.$AC$46]" office:value-type="float" office:value="-824.130376948029" calcext:value-type="float">
            <text:p>-824.130376948029</text:p>
          </table:table-cell>
          <table:table-cell table:formula="of:=SQRT(([.D125]-[.B125])^2+([.E125]-[.C125])^2)" office:value-type="float" office:value="814.884390222045" calcext:value-type="float">
            <text:p>814.8843902220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$'Coordinate Interpolation'.$B$47]*[.A126]+[$'Coordinate Interpolation'.$B$46]" office:value-type="float" office:value="749.167234374388" calcext:value-type="float">
            <text:p>749.167234374388</text:p>
          </table:table-cell>
          <table:table-cell table:formula="of:=[$'Coordinate Interpolation'.$J$47]*[.A126]+[$'Coordinate Interpolation'.$J$46]" office:value-type="float" office:value="-800.333948393875" calcext:value-type="float">
            <text:p>-800.333948393875</text:p>
          </table:table-cell>
          <table:table-cell table:formula="of:=[$'Coordinate Interpolation'.$U$47]*[.A126]+[$'Coordinate Interpolation'.$U$46]" office:value-type="float" office:value="-66.5763470816797" calcext:value-type="float">
            <text:p>-66.5763470816797</text:p>
          </table:table-cell>
          <table:table-cell table:formula="of:=[$'Coordinate Interpolation'.$AC$47]*[.A126]+[$'Coordinate Interpolation'.$AC$46]" office:value-type="float" office:value="-824.472044003146" calcext:value-type="float">
            <text:p>-824.472044003146</text:p>
          </table:table-cell>
          <table:table-cell table:formula="of:=SQRT(([.D126]-[.B126])^2+([.E126]-[.C126])^2)" office:value-type="float" office:value="816.100630036771" calcext:value-type="float">
            <text:p>816.10063003677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$'Coordinate Interpolation'.$B$47]*[.A127]+[$'Coordinate Interpolation'.$B$46]" office:value-type="float" office:value="749.274127995767" calcext:value-type="float">
            <text:p>749.274127995767</text:p>
          </table:table-cell>
          <table:table-cell table:formula="of:=[$'Coordinate Interpolation'.$J$47]*[.A127]+[$'Coordinate Interpolation'.$J$46]" office:value-type="float" office:value="-800.361436886572" calcext:value-type="float">
            <text:p>-800.361436886572</text:p>
          </table:table-cell>
          <table:table-cell table:formula="of:=[$'Coordinate Interpolation'.$U$47]*[.A127]+[$'Coordinate Interpolation'.$U$46]" office:value-type="float" office:value="-67.676976534605" calcext:value-type="float">
            <text:p>-67.676976534605</text:p>
          </table:table-cell>
          <table:table-cell table:formula="of:=[$'Coordinate Interpolation'.$AC$47]*[.A127]+[$'Coordinate Interpolation'.$AC$46]" office:value-type="float" office:value="-824.813711058262" calcext:value-type="float">
            <text:p>-824.813711058262</text:p>
          </table:table-cell>
          <table:table-cell table:formula="of:=SQRT(([.D127]-[.B127])^2+([.E127]-[.C127])^2)" office:value-type="float" office:value="817.316964772886" calcext:value-type="float">
            <text:p>817.31696477288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$'Coordinate Interpolation'.$B$47]*[.A128]+[$'Coordinate Interpolation'.$B$46]" office:value-type="float" office:value="749.381021617147" calcext:value-type="float">
            <text:p>749.381021617147</text:p>
          </table:table-cell>
          <table:table-cell table:formula="of:=[$'Coordinate Interpolation'.$J$47]*[.A128]+[$'Coordinate Interpolation'.$J$46]" office:value-type="float" office:value="-800.388925379268" calcext:value-type="float">
            <text:p>-800.388925379268</text:p>
          </table:table-cell>
          <table:table-cell table:formula="of:=[$'Coordinate Interpolation'.$U$47]*[.A128]+[$'Coordinate Interpolation'.$U$46]" office:value-type="float" office:value="-68.7776059875304" calcext:value-type="float">
            <text:p>-68.7776059875304</text:p>
          </table:table-cell>
          <table:table-cell table:formula="of:=[$'Coordinate Interpolation'.$AC$47]*[.A128]+[$'Coordinate Interpolation'.$AC$46]" office:value-type="float" office:value="-825.155378113379" calcext:value-type="float">
            <text:p>-825.155378113379</text:p>
          </table:table-cell>
          <table:table-cell table:formula="of:=SQRT(([.D128]-[.B128])^2+([.E128]-[.C128])^2)" office:value-type="float" office:value="818.533394007233" calcext:value-type="float">
            <text:p>818.5333940072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$'Coordinate Interpolation'.$B$47]*[.A129]+[$'Coordinate Interpolation'.$B$46]" office:value-type="float" office:value="749.487915238526" calcext:value-type="float">
            <text:p>749.487915238526</text:p>
          </table:table-cell>
          <table:table-cell table:formula="of:=[$'Coordinate Interpolation'.$J$47]*[.A129]+[$'Coordinate Interpolation'.$J$46]" office:value-type="float" office:value="-800.416413871964" calcext:value-type="float">
            <text:p>-800.416413871964</text:p>
          </table:table-cell>
          <table:table-cell table:formula="of:=[$'Coordinate Interpolation'.$U$47]*[.A129]+[$'Coordinate Interpolation'.$U$46]" office:value-type="float" office:value="-69.8782354404557" calcext:value-type="float">
            <text:p>-69.8782354404557</text:p>
          </table:table-cell>
          <table:table-cell table:formula="of:=[$'Coordinate Interpolation'.$AC$47]*[.A129]+[$'Coordinate Interpolation'.$AC$46]" office:value-type="float" office:value="-825.497045168495" calcext:value-type="float">
            <text:p>-825.497045168495</text:p>
          </table:table-cell>
          <table:table-cell table:formula="of:=SQRT(([.D129]-[.B129])^2+([.E129]-[.C129])^2)" office:value-type="float" office:value="819.749917319132" calcext:value-type="float">
            <text:p>819.749917319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$'Coordinate Interpolation'.$B$47]*[.A130]+[$'Coordinate Interpolation'.$B$46]" office:value-type="float" office:value="749.594808859905" calcext:value-type="float">
            <text:p>749.594808859905</text:p>
          </table:table-cell>
          <table:table-cell table:formula="of:=[$'Coordinate Interpolation'.$J$47]*[.A130]+[$'Coordinate Interpolation'.$J$46]" office:value-type="float" office:value="-800.44390236466" calcext:value-type="float">
            <text:p>-800.44390236466</text:p>
          </table:table-cell>
          <table:table-cell table:formula="of:=[$'Coordinate Interpolation'.$U$47]*[.A130]+[$'Coordinate Interpolation'.$U$46]" office:value-type="float" office:value="-70.9788648933811" calcext:value-type="float">
            <text:p>-70.9788648933811</text:p>
          </table:table-cell>
          <table:table-cell table:formula="of:=[$'Coordinate Interpolation'.$AC$47]*[.A130]+[$'Coordinate Interpolation'.$AC$46]" office:value-type="float" office:value="-825.838712223611" calcext:value-type="float">
            <text:p>-825.838712223611</text:p>
          </table:table-cell>
          <table:table-cell table:formula="of:=SQRT(([.D130]-[.B130])^2+([.E130]-[.C130])^2)" office:value-type="float" office:value="820.966534290367" calcext:value-type="float">
            <text:p>820.96653429036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$'Coordinate Interpolation'.$B$47]*[.A131]+[$'Coordinate Interpolation'.$B$46]" office:value-type="float" office:value="749.701702481285" calcext:value-type="float">
            <text:p>749.701702481285</text:p>
          </table:table-cell>
          <table:table-cell table:formula="of:=[$'Coordinate Interpolation'.$J$47]*[.A131]+[$'Coordinate Interpolation'.$J$46]" office:value-type="float" office:value="-800.471390857356" calcext:value-type="float">
            <text:p>-800.471390857356</text:p>
          </table:table-cell>
          <table:table-cell table:formula="of:=[$'Coordinate Interpolation'.$U$47]*[.A131]+[$'Coordinate Interpolation'.$U$46]" office:value-type="float" office:value="-72.0794943463064" calcext:value-type="float">
            <text:p>-72.0794943463064</text:p>
          </table:table-cell>
          <table:table-cell table:formula="of:=[$'Coordinate Interpolation'.$AC$47]*[.A131]+[$'Coordinate Interpolation'.$AC$46]" office:value-type="float" office:value="-826.180379278727" calcext:value-type="float">
            <text:p>-826.180379278727</text:p>
          </table:table-cell>
          <table:table-cell table:formula="of:=SQRT(([.D131]-[.B131])^2+([.E131]-[.C131])^2)" office:value-type="float" office:value="822.183244505164" calcext:value-type="float">
            <text:p>822.18324450516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$'Coordinate Interpolation'.$B$47]*[.A132]+[$'Coordinate Interpolation'.$B$46]" office:value-type="float" office:value="749.808596102664" calcext:value-type="float">
            <text:p>749.808596102664</text:p>
          </table:table-cell>
          <table:table-cell table:formula="of:=[$'Coordinate Interpolation'.$J$47]*[.A132]+[$'Coordinate Interpolation'.$J$46]" office:value-type="float" office:value="-800.498879350052" calcext:value-type="float">
            <text:p>-800.498879350052</text:p>
          </table:table-cell>
          <table:table-cell table:formula="of:=[$'Coordinate Interpolation'.$U$47]*[.A132]+[$'Coordinate Interpolation'.$U$46]" office:value-type="float" office:value="-73.1801237992318" calcext:value-type="float">
            <text:p>-73.1801237992318</text:p>
          </table:table-cell>
          <table:table-cell table:formula="of:=[$'Coordinate Interpolation'.$AC$47]*[.A132]+[$'Coordinate Interpolation'.$AC$46]" office:value-type="float" office:value="-826.522046333844" calcext:value-type="float">
            <text:p>-826.522046333844</text:p>
          </table:table-cell>
          <table:table-cell table:formula="of:=SQRT(([.D132]-[.B132])^2+([.E132]-[.C132])^2)" office:value-type="float" office:value="823.400047550173" calcext:value-type="float">
            <text:p>823.40004755017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$'Coordinate Interpolation'.$B$47]*[.A133]+[$'Coordinate Interpolation'.$B$46]" office:value-type="float" office:value="749.915489724043" calcext:value-type="float">
            <text:p>749.915489724043</text:p>
          </table:table-cell>
          <table:table-cell table:formula="of:=[$'Coordinate Interpolation'.$J$47]*[.A133]+[$'Coordinate Interpolation'.$J$46]" office:value-type="float" office:value="-800.526367842748" calcext:value-type="float">
            <text:p>-800.526367842748</text:p>
          </table:table-cell>
          <table:table-cell table:formula="of:=[$'Coordinate Interpolation'.$U$47]*[.A133]+[$'Coordinate Interpolation'.$U$46]" office:value-type="float" office:value="-74.2807532521571" calcext:value-type="float">
            <text:p>-74.2807532521571</text:p>
          </table:table-cell>
          <table:table-cell table:formula="of:=[$'Coordinate Interpolation'.$AC$47]*[.A133]+[$'Coordinate Interpolation'.$AC$46]" office:value-type="float" office:value="-826.86371338896" calcext:value-type="float">
            <text:p>-826.86371338896</text:p>
          </table:table-cell>
          <table:table-cell table:formula="of:=SQRT(([.D133]-[.B133])^2+([.E133]-[.C133])^2)" office:value-type="float" office:value="824.616943014455" calcext:value-type="float">
            <text:p>824.61694301445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$'Coordinate Interpolation'.$B$47]*[.A134]+[$'Coordinate Interpolation'.$B$46]" office:value-type="float" office:value="750.022383345423" calcext:value-type="float">
            <text:p>750.022383345423</text:p>
          </table:table-cell>
          <table:table-cell table:formula="of:=[$'Coordinate Interpolation'.$J$47]*[.A134]+[$'Coordinate Interpolation'.$J$46]" office:value-type="float" office:value="-800.553856335444" calcext:value-type="float">
            <text:p>-800.553856335444</text:p>
          </table:table-cell>
          <table:table-cell table:formula="of:=[$'Coordinate Interpolation'.$U$47]*[.A134]+[$'Coordinate Interpolation'.$U$46]" office:value-type="float" office:value="-75.3813827050825" calcext:value-type="float">
            <text:p>-75.3813827050825</text:p>
          </table:table-cell>
          <table:table-cell table:formula="of:=[$'Coordinate Interpolation'.$AC$47]*[.A134]+[$'Coordinate Interpolation'.$AC$46]" office:value-type="float" office:value="-827.205380444076" calcext:value-type="float">
            <text:p>-827.205380444076</text:p>
          </table:table-cell>
          <table:table-cell table:formula="of:=SQRT(([.D134]-[.B134])^2+([.E134]-[.C134])^2)" office:value-type="float" office:value="825.83393048946" calcext:value-type="float">
            <text:p>825.833930489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$'Coordinate Interpolation'.$B$47]*[.A135]+[$'Coordinate Interpolation'.$B$46]" office:value-type="float" office:value="750.129276966802" calcext:value-type="float">
            <text:p>750.129276966802</text:p>
          </table:table-cell>
          <table:table-cell table:formula="of:=[$'Coordinate Interpolation'.$J$47]*[.A135]+[$'Coordinate Interpolation'.$J$46]" office:value-type="float" office:value="-800.58134482814" calcext:value-type="float">
            <text:p>-800.58134482814</text:p>
          </table:table-cell>
          <table:table-cell table:formula="of:=[$'Coordinate Interpolation'.$U$47]*[.A135]+[$'Coordinate Interpolation'.$U$46]" office:value-type="float" office:value="-76.4820121580078" calcext:value-type="float">
            <text:p>-76.4820121580078</text:p>
          </table:table-cell>
          <table:table-cell table:formula="of:=[$'Coordinate Interpolation'.$AC$47]*[.A135]+[$'Coordinate Interpolation'.$AC$46]" office:value-type="float" office:value="-827.547047499193" calcext:value-type="float">
            <text:p>-827.547047499193</text:p>
          </table:table-cell>
          <table:table-cell table:formula="of:=SQRT(([.D135]-[.B135])^2+([.E135]-[.C135])^2)" office:value-type="float" office:value="827.051009569013" calcext:value-type="float">
            <text:p>827.0510095690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$'Coordinate Interpolation'.$B$47]*[.A136]+[$'Coordinate Interpolation'.$B$46]" office:value-type="float" office:value="750.236170588181" calcext:value-type="float">
            <text:p>750.236170588181</text:p>
          </table:table-cell>
          <table:table-cell table:formula="of:=[$'Coordinate Interpolation'.$J$47]*[.A136]+[$'Coordinate Interpolation'.$J$46]" office:value-type="float" office:value="-800.608833320836" calcext:value-type="float">
            <text:p>-800.608833320836</text:p>
          </table:table-cell>
          <table:table-cell table:formula="of:=[$'Coordinate Interpolation'.$U$47]*[.A136]+[$'Coordinate Interpolation'.$U$46]" office:value-type="float" office:value="-77.5826416109332" calcext:value-type="float">
            <text:p>-77.5826416109332</text:p>
          </table:table-cell>
          <table:table-cell table:formula="of:=[$'Coordinate Interpolation'.$AC$47]*[.A136]+[$'Coordinate Interpolation'.$AC$46]" office:value-type="float" office:value="-827.888714554309" calcext:value-type="float">
            <text:p>-827.888714554309</text:p>
          </table:table-cell>
          <table:table-cell table:formula="of:=SQRT(([.D136]-[.B136])^2+([.E136]-[.C136])^2)" office:value-type="float" office:value="828.268179849295" calcext:value-type="float">
            <text:p>828.2681798492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$'Coordinate Interpolation'.$B$47]*[.A137]+[$'Coordinate Interpolation'.$B$46]" office:value-type="float" office:value="750.34306420956" calcext:value-type="float">
            <text:p>750.34306420956</text:p>
          </table:table-cell>
          <table:table-cell table:formula="of:=[$'Coordinate Interpolation'.$J$47]*[.A137]+[$'Coordinate Interpolation'.$J$46]" office:value-type="float" office:value="-800.636321813532" calcext:value-type="float">
            <text:p>-800.636321813532</text:p>
          </table:table-cell>
          <table:table-cell table:formula="of:=[$'Coordinate Interpolation'.$U$47]*[.A137]+[$'Coordinate Interpolation'.$U$46]" office:value-type="float" office:value="-78.6832710638585" calcext:value-type="float">
            <text:p>-78.6832710638585</text:p>
          </table:table-cell>
          <table:table-cell table:formula="of:=[$'Coordinate Interpolation'.$AC$47]*[.A137]+[$'Coordinate Interpolation'.$AC$46]" office:value-type="float" office:value="-828.230381609425" calcext:value-type="float">
            <text:p>-828.230381609425</text:p>
          </table:table-cell>
          <table:table-cell table:formula="of:=SQRT(([.D137]-[.B137])^2+([.E137]-[.C137])^2)" office:value-type="float" office:value="829.485440928829" calcext:value-type="float">
            <text:p>829.4854409288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$'Coordinate Interpolation'.$B$47]*[.A138]+[$'Coordinate Interpolation'.$B$46]" office:value-type="float" office:value="750.44995783094" calcext:value-type="float">
            <text:p>750.44995783094</text:p>
          </table:table-cell>
          <table:table-cell table:formula="of:=[$'Coordinate Interpolation'.$J$47]*[.A138]+[$'Coordinate Interpolation'.$J$46]" office:value-type="float" office:value="-800.663810306228" calcext:value-type="float">
            <text:p>-800.663810306228</text:p>
          </table:table-cell>
          <table:table-cell table:formula="of:=[$'Coordinate Interpolation'.$U$47]*[.A138]+[$'Coordinate Interpolation'.$U$46]" office:value-type="float" office:value="-79.7839005167839" calcext:value-type="float">
            <text:p>-79.7839005167839</text:p>
          </table:table-cell>
          <table:table-cell table:formula="of:=[$'Coordinate Interpolation'.$AC$47]*[.A138]+[$'Coordinate Interpolation'.$AC$46]" office:value-type="float" office:value="-828.572048664542" calcext:value-type="float">
            <text:p>-828.572048664542</text:p>
          </table:table-cell>
          <table:table-cell table:formula="of:=SQRT(([.D138]-[.B138])^2+([.E138]-[.C138])^2)" office:value-type="float" office:value="830.70279240846" calcext:value-type="float">
            <text:p>830.702792408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$'Coordinate Interpolation'.$B$47]*[.A139]+[$'Coordinate Interpolation'.$B$46]" office:value-type="float" office:value="750.556851452319" calcext:value-type="float">
            <text:p>750.556851452319</text:p>
          </table:table-cell>
          <table:table-cell table:formula="of:=[$'Coordinate Interpolation'.$J$47]*[.A139]+[$'Coordinate Interpolation'.$J$46]" office:value-type="float" office:value="-800.691298798924" calcext:value-type="float">
            <text:p>-800.691298798924</text:p>
          </table:table-cell>
          <table:table-cell table:formula="of:=[$'Coordinate Interpolation'.$U$47]*[.A139]+[$'Coordinate Interpolation'.$U$46]" office:value-type="float" office:value="-80.8845299697092" calcext:value-type="float">
            <text:p>-80.8845299697092</text:p>
          </table:table-cell>
          <table:table-cell table:formula="of:=[$'Coordinate Interpolation'.$AC$47]*[.A139]+[$'Coordinate Interpolation'.$AC$46]" office:value-type="float" office:value="-828.913715719658" calcext:value-type="float">
            <text:p>-828.913715719658</text:p>
          </table:table-cell>
          <table:table-cell table:formula="of:=SQRT(([.D139]-[.B139])^2+([.E139]-[.C139])^2)" office:value-type="float" office:value="831.920233891338" calcext:value-type="float">
            <text:p>831.9202338913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$'Coordinate Interpolation'.$B$47]*[.A140]+[$'Coordinate Interpolation'.$B$46]" office:value-type="float" office:value="750.663745073698" calcext:value-type="float">
            <text:p>750.663745073698</text:p>
          </table:table-cell>
          <table:table-cell table:formula="of:=[$'Coordinate Interpolation'.$J$47]*[.A140]+[$'Coordinate Interpolation'.$J$46]" office:value-type="float" office:value="-800.71878729162" calcext:value-type="float">
            <text:p>-800.71878729162</text:p>
          </table:table-cell>
          <table:table-cell table:formula="of:=[$'Coordinate Interpolation'.$U$47]*[.A140]+[$'Coordinate Interpolation'.$U$46]" office:value-type="float" office:value="-81.9851594226346" calcext:value-type="float">
            <text:p>-81.9851594226346</text:p>
          </table:table-cell>
          <table:table-cell table:formula="of:=[$'Coordinate Interpolation'.$AC$47]*[.A140]+[$'Coordinate Interpolation'.$AC$46]" office:value-type="float" office:value="-829.255382774775" calcext:value-type="float">
            <text:p>-829.255382774775</text:p>
          </table:table-cell>
          <table:table-cell table:formula="of:=SQRT(([.D140]-[.B140])^2+([.E140]-[.C140])^2)" office:value-type="float" office:value="833.137764982906" calcext:value-type="float">
            <text:p>833.1377649829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$'Coordinate Interpolation'.$B$47]*[.A141]+[$'Coordinate Interpolation'.$B$46]" office:value-type="float" office:value="750.770638695077" calcext:value-type="float">
            <text:p>750.770638695077</text:p>
          </table:table-cell>
          <table:table-cell table:formula="of:=[$'Coordinate Interpolation'.$J$47]*[.A141]+[$'Coordinate Interpolation'.$J$46]" office:value-type="float" office:value="-800.746275784316" calcext:value-type="float">
            <text:p>-800.746275784316</text:p>
          </table:table-cell>
          <table:table-cell table:formula="of:=[$'Coordinate Interpolation'.$U$47]*[.A141]+[$'Coordinate Interpolation'.$U$46]" office:value-type="float" office:value="-83.0857888755599" calcext:value-type="float">
            <text:p>-83.0857888755599</text:p>
          </table:table-cell>
          <table:table-cell table:formula="of:=[$'Coordinate Interpolation'.$AC$47]*[.A141]+[$'Coordinate Interpolation'.$AC$46]" office:value-type="float" office:value="-829.597049829891" calcext:value-type="float">
            <text:p>-829.597049829891</text:p>
          </table:table-cell>
          <table:table-cell table:formula="of:=SQRT(([.D141]-[.B141])^2+([.E141]-[.C141])^2)" office:value-type="float" office:value="834.355385290881" calcext:value-type="float">
            <text:p>834.35538529088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$'Coordinate Interpolation'.$B$47]*[.A142]+[$'Coordinate Interpolation'.$B$46]" office:value-type="float" office:value="750.877532316457" calcext:value-type="float">
            <text:p>750.877532316457</text:p>
          </table:table-cell>
          <table:table-cell table:formula="of:=[$'Coordinate Interpolation'.$J$47]*[.A142]+[$'Coordinate Interpolation'.$J$46]" office:value-type="float" office:value="-800.773764277012" calcext:value-type="float">
            <text:p>-800.773764277012</text:p>
          </table:table-cell>
          <table:table-cell table:formula="of:=[$'Coordinate Interpolation'.$U$47]*[.A142]+[$'Coordinate Interpolation'.$U$46]" office:value-type="float" office:value="-84.1864183284853" calcext:value-type="float">
            <text:p>-84.1864183284853</text:p>
          </table:table-cell>
          <table:table-cell table:formula="of:=[$'Coordinate Interpolation'.$AC$47]*[.A142]+[$'Coordinate Interpolation'.$AC$46]" office:value-type="float" office:value="-829.938716885007" calcext:value-type="float">
            <text:p>-829.938716885007</text:p>
          </table:table-cell>
          <table:table-cell table:formula="of:=SQRT(([.D142]-[.B142])^2+([.E142]-[.C142])^2)" office:value-type="float" office:value="835.573094425236" calcext:value-type="float">
            <text:p>835.5730944252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$'Coordinate Interpolation'.$B$47]*[.A143]+[$'Coordinate Interpolation'.$B$46]" office:value-type="float" office:value="750.984425937836" calcext:value-type="float">
            <text:p>750.984425937836</text:p>
          </table:table-cell>
          <table:table-cell table:formula="of:=[$'Coordinate Interpolation'.$J$47]*[.A143]+[$'Coordinate Interpolation'.$J$46]" office:value-type="float" office:value="-800.801252769708" calcext:value-type="float">
            <text:p>-800.801252769708</text:p>
          </table:table-cell>
          <table:table-cell table:formula="of:=[$'Coordinate Interpolation'.$U$47]*[.A143]+[$'Coordinate Interpolation'.$U$46]" office:value-type="float" office:value="-85.2870477814106" calcext:value-type="float">
            <text:p>-85.2870477814106</text:p>
          </table:table-cell>
          <table:table-cell table:formula="of:=[$'Coordinate Interpolation'.$AC$47]*[.A143]+[$'Coordinate Interpolation'.$AC$46]" office:value-type="float" office:value="-830.280383940123" calcext:value-type="float">
            <text:p>-830.280383940123</text:p>
          </table:table-cell>
          <table:table-cell table:formula="of:=SQRT(([.D143]-[.B143])^2+([.E143]-[.C143])^2)" office:value-type="float" office:value="836.790891998188" calcext:value-type="float">
            <text:p>836.79089199818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$'Coordinate Interpolation'.$B$47]*[.A144]+[$'Coordinate Interpolation'.$B$46]" office:value-type="float" office:value="751.091319559215" calcext:value-type="float">
            <text:p>751.091319559215</text:p>
          </table:table-cell>
          <table:table-cell table:formula="of:=[$'Coordinate Interpolation'.$J$47]*[.A144]+[$'Coordinate Interpolation'.$J$46]" office:value-type="float" office:value="-800.828741262404" calcext:value-type="float">
            <text:p>-800.828741262404</text:p>
          </table:table-cell>
          <table:table-cell table:formula="of:=[$'Coordinate Interpolation'.$U$47]*[.A144]+[$'Coordinate Interpolation'.$U$46]" office:value-type="float" office:value="-86.387677234336" calcext:value-type="float">
            <text:p>-86.387677234336</text:p>
          </table:table-cell>
          <table:table-cell table:formula="of:=[$'Coordinate Interpolation'.$AC$47]*[.A144]+[$'Coordinate Interpolation'.$AC$46]" office:value-type="float" office:value="-830.62205099524" calcext:value-type="float">
            <text:p>-830.62205099524</text:p>
          </table:table-cell>
          <table:table-cell table:formula="of:=SQRT(([.D144]-[.B144])^2+([.E144]-[.C144])^2)" office:value-type="float" office:value="838.008777624178" calcext:value-type="float">
            <text:p>838.0087776241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$'Coordinate Interpolation'.$B$47]*[.A145]+[$'Coordinate Interpolation'.$B$46]" office:value-type="float" office:value="751.198213180595" calcext:value-type="float">
            <text:p>751.198213180595</text:p>
          </table:table-cell>
          <table:table-cell table:formula="of:=[$'Coordinate Interpolation'.$J$47]*[.A145]+[$'Coordinate Interpolation'.$J$46]" office:value-type="float" office:value="-800.8562297551" calcext:value-type="float">
            <text:p>-800.8562297551</text:p>
          </table:table-cell>
          <table:table-cell table:formula="of:=[$'Coordinate Interpolation'.$U$47]*[.A145]+[$'Coordinate Interpolation'.$U$46]" office:value-type="float" office:value="-87.4883066872613" calcext:value-type="float">
            <text:p>-87.4883066872613</text:p>
          </table:table-cell>
          <table:table-cell table:formula="of:=[$'Coordinate Interpolation'.$AC$47]*[.A145]+[$'Coordinate Interpolation'.$AC$46]" office:value-type="float" office:value="-830.963718050356" calcext:value-type="float">
            <text:p>-830.963718050356</text:p>
          </table:table-cell>
          <table:table-cell table:formula="of:=SQRT(([.D145]-[.B145])^2+([.E145]-[.C145])^2)" office:value-type="float" office:value="839.22675091986" calcext:value-type="float">
            <text:p>839.2267509198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$'Coordinate Interpolation'.$B$47]*[.A146]+[$'Coordinate Interpolation'.$B$46]" office:value-type="float" office:value="751.305106801974" calcext:value-type="float">
            <text:p>751.305106801974</text:p>
          </table:table-cell>
          <table:table-cell table:formula="of:=[$'Coordinate Interpolation'.$J$47]*[.A146]+[$'Coordinate Interpolation'.$J$46]" office:value-type="float" office:value="-800.883718247796" calcext:value-type="float">
            <text:p>-800.883718247796</text:p>
          </table:table-cell>
          <table:table-cell table:formula="of:=[$'Coordinate Interpolation'.$U$47]*[.A146]+[$'Coordinate Interpolation'.$U$46]" office:value-type="float" office:value="-88.5889361401867" calcext:value-type="float">
            <text:p>-88.5889361401867</text:p>
          </table:table-cell>
          <table:table-cell table:formula="of:=[$'Coordinate Interpolation'.$AC$47]*[.A146]+[$'Coordinate Interpolation'.$AC$46]" office:value-type="float" office:value="-831.305385105473" calcext:value-type="float">
            <text:p>-831.305385105473</text:p>
          </table:table-cell>
          <table:table-cell table:formula="of:=SQRT(([.D146]-[.B146])^2+([.E146]-[.C146])^2)" office:value-type="float" office:value="840.444811504079" calcext:value-type="float">
            <text:p>840.44481150407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$'Coordinate Interpolation'.$B$47]*[.A147]+[$'Coordinate Interpolation'.$B$46]" office:value-type="float" office:value="751.412000423353" calcext:value-type="float">
            <text:p>751.412000423353</text:p>
          </table:table-cell>
          <table:table-cell table:formula="of:=[$'Coordinate Interpolation'.$J$47]*[.A147]+[$'Coordinate Interpolation'.$J$46]" office:value-type="float" office:value="-800.911206740492" calcext:value-type="float">
            <text:p>-800.911206740492</text:p>
          </table:table-cell>
          <table:table-cell table:formula="of:=[$'Coordinate Interpolation'.$U$47]*[.A147]+[$'Coordinate Interpolation'.$U$46]" office:value-type="float" office:value="-89.689565593112" calcext:value-type="float">
            <text:p>-89.689565593112</text:p>
          </table:table-cell>
          <table:table-cell table:formula="of:=[$'Coordinate Interpolation'.$AC$47]*[.A147]+[$'Coordinate Interpolation'.$AC$46]" office:value-type="float" office:value="-831.647052160589" calcext:value-type="float">
            <text:p>-831.647052160589</text:p>
          </table:table-cell>
          <table:table-cell table:formula="of:=SQRT(([.D147]-[.B147])^2+([.E147]-[.C147])^2)" office:value-type="float" office:value="841.662958997863" calcext:value-type="float">
            <text:p>841.66295899786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$'Coordinate Interpolation'.$B$47]*[.A148]+[$'Coordinate Interpolation'.$B$46]" office:value-type="float" office:value="751.518894044732" calcext:value-type="float">
            <text:p>751.518894044732</text:p>
          </table:table-cell>
          <table:table-cell table:formula="of:=[$'Coordinate Interpolation'.$J$47]*[.A148]+[$'Coordinate Interpolation'.$J$46]" office:value-type="float" office:value="-800.938695233188" calcext:value-type="float">
            <text:p>-800.938695233188</text:p>
          </table:table-cell>
          <table:table-cell table:formula="of:=[$'Coordinate Interpolation'.$U$47]*[.A148]+[$'Coordinate Interpolation'.$U$46]" office:value-type="float" office:value="-90.7901950460374" calcext:value-type="float">
            <text:p>-90.7901950460374</text:p>
          </table:table-cell>
          <table:table-cell table:formula="of:=[$'Coordinate Interpolation'.$AC$47]*[.A148]+[$'Coordinate Interpolation'.$AC$46]" office:value-type="float" office:value="-831.988719215705" calcext:value-type="float">
            <text:p>-831.988719215705</text:p>
          </table:table-cell>
          <table:table-cell table:formula="of:=SQRT(([.D148]-[.B148])^2+([.E148]-[.C148])^2)" office:value-type="float" office:value="842.881193024401" calcext:value-type="float">
            <text:p>842.8811930244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$'Coordinate Interpolation'.$B$47]*[.A149]+[$'Coordinate Interpolation'.$B$46]" office:value-type="float" office:value="751.625787666112" calcext:value-type="float">
            <text:p>751.625787666112</text:p>
          </table:table-cell>
          <table:table-cell table:formula="of:=[$'Coordinate Interpolation'.$J$47]*[.A149]+[$'Coordinate Interpolation'.$J$46]" office:value-type="float" office:value="-800.966183725884" calcext:value-type="float">
            <text:p>-800.966183725884</text:p>
          </table:table-cell>
          <table:table-cell table:formula="of:=[$'Coordinate Interpolation'.$U$47]*[.A149]+[$'Coordinate Interpolation'.$U$46]" office:value-type="float" office:value="-91.8908244989627" calcext:value-type="float">
            <text:p>-91.8908244989627</text:p>
          </table:table-cell>
          <table:table-cell table:formula="of:=[$'Coordinate Interpolation'.$AC$47]*[.A149]+[$'Coordinate Interpolation'.$AC$46]" office:value-type="float" office:value="-832.330386270822" calcext:value-type="float">
            <text:p>-832.330386270822</text:p>
          </table:table-cell>
          <table:table-cell table:formula="of:=SQRT(([.D149]-[.B149])^2+([.E149]-[.C149])^2)" office:value-type="float" office:value="844.099513209032" calcext:value-type="float">
            <text:p>844.09951320903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$'Coordinate Interpolation'.$B$47]*[.A150]+[$'Coordinate Interpolation'.$B$46]" office:value-type="float" office:value="751.732681287491" calcext:value-type="float">
            <text:p>751.732681287491</text:p>
          </table:table-cell>
          <table:table-cell table:formula="of:=[$'Coordinate Interpolation'.$J$47]*[.A150]+[$'Coordinate Interpolation'.$J$46]" office:value-type="float" office:value="-800.99367221858" calcext:value-type="float">
            <text:p>-800.99367221858</text:p>
          </table:table-cell>
          <table:table-cell table:formula="of:=[$'Coordinate Interpolation'.$U$47]*[.A150]+[$'Coordinate Interpolation'.$U$46]" office:value-type="float" office:value="-92.9914539518881" calcext:value-type="float">
            <text:p>-92.9914539518881</text:p>
          </table:table-cell>
          <table:table-cell table:formula="of:=[$'Coordinate Interpolation'.$AC$47]*[.A150]+[$'Coordinate Interpolation'.$AC$46]" office:value-type="float" office:value="-832.672053325938" calcext:value-type="float">
            <text:p>-832.672053325938</text:p>
          </table:table-cell>
          <table:table-cell table:formula="of:=SQRT(([.D150]-[.B150])^2+([.E150]-[.C150])^2)" office:value-type="float" office:value="845.317919179228" calcext:value-type="float">
            <text:p>845.3179191792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$'Coordinate Interpolation'.$B$47]*[.A151]+[$'Coordinate Interpolation'.$B$46]" office:value-type="float" office:value="751.83957490887" calcext:value-type="float">
            <text:p>751.83957490887</text:p>
          </table:table-cell>
          <table:table-cell table:formula="of:=[$'Coordinate Interpolation'.$J$47]*[.A151]+[$'Coordinate Interpolation'.$J$46]" office:value-type="float" office:value="-801.021160711276" calcext:value-type="float">
            <text:p>-801.021160711276</text:p>
          </table:table-cell>
          <table:table-cell table:formula="of:=[$'Coordinate Interpolation'.$U$47]*[.A151]+[$'Coordinate Interpolation'.$U$46]" office:value-type="float" office:value="-94.0920834048134" calcext:value-type="float">
            <text:p>-94.0920834048134</text:p>
          </table:table-cell>
          <table:table-cell table:formula="of:=[$'Coordinate Interpolation'.$AC$47]*[.A151]+[$'Coordinate Interpolation'.$AC$46]" office:value-type="float" office:value="-833.013720381054" calcext:value-type="float">
            <text:p>-833.013720381054</text:p>
          </table:table-cell>
          <table:table-cell table:formula="of:=SQRT(([.D151]-[.B151])^2+([.E151]-[.C151])^2)" office:value-type="float" office:value="846.53641056458" calcext:value-type="float">
            <text:p>846.53641056458</text:p>
          </table:table-cell>
        </table:table-row>
      </table:table>
      <table:table table:name="Coordinate Interpolation" table:style-name="ta1">
        <table:table-column table:style-name="co1" table:number-columns-repeated="1024" table:default-cell-style-name="Default"/>
        <table:table-row table:style-name="ro2">
          <table:table-cell table:style-name="ce1"/>
          <table:table-cell table:style-name="ce1" office:value-type="string" calcext:value-type="string">
            <text:p>Anterior Midline</text:p>
          </table:table-cell>
          <table:table-cell table:style-name="ce1" table:number-columns-repeated="18"/>
          <table:table-cell table:style-name="ce1" office:value-type="string" calcext:value-type="string">
            <text:p>Primitive Streak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(frame)</text:p>
          </table:table-cell>
          <table:table-cell table:number-columns-repeated="2" office:value-type="string" calcext:value-type="string">
            <text:p>(µm)</text:p>
          </table:table-cell>
          <table:table-cell table:number-columns-repeated="16"/>
          <table:table-cell office:value-type="string" calcext:value-type="string">
            <text:p>(frame)</text:p>
          </table:table-cell>
          <table:table-cell table:number-columns-repeated="2" office:value-type="string" calcext:value-type="string">
            <text:p>(µm)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16"/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0.141113466009" calcext:value-type="float">
            <text:p>770.141113466009</text:p>
          </table:table-cell>
          <table:table-cell office:value-type="float" office:value="-810.963623209628" calcext:value-type="float">
            <text:p>-810.963623209628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63.8035134048628" calcext:value-type="float">
            <text:p>63.8035134048628</text:p>
          </table:table-cell>
          <table:table-cell office:value-type="float" office:value="-759.603434714114" calcext:value-type="float">
            <text:p>-759.603434714114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9.591090826787" calcext:value-type="float">
            <text:p>779.591090826787</text:p>
          </table:table-cell>
          <table:table-cell office:value-type="float" office:value="-766.030119006862" calcext:value-type="float">
            <text:p>-766.03011900686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12.8376652920633" calcext:value-type="float">
            <text:p>12.8376652920633</text:p>
          </table:table-cell>
          <table:table-cell office:value-type="float" office:value="-764.67405014253" calcext:value-type="float">
            <text:p>-764.67405014253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9.726856843185" calcext:value-type="float">
            <text:p>709.726856843185</text:p>
          </table:table-cell>
          <table:table-cell office:value-type="float" office:value="-800.321818549476" calcext:value-type="float">
            <text:p>-800.321818549476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office:value-type="float" office:value="37.2093791279751" calcext:value-type="float">
            <text:p>37.2093791279751</text:p>
          </table:table-cell>
          <table:table-cell office:value-type="float" office:value="-786.169201876339" calcext:value-type="float">
            <text:p>-786.169201876339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81.376924760849" calcext:value-type="float">
            <text:p>681.376924760849</text:p>
          </table:table-cell>
          <table:table-cell office:value-type="float" office:value="-814.488145635057" calcext:value-type="float">
            <text:p>-814.488145635057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office:value-type="float" office:value="85.1898522376803" calcext:value-type="float">
            <text:p>85.1898522376803</text:p>
          </table:table-cell>
          <table:table-cell office:value-type="float" office:value="-801.911670556123" calcext:value-type="float">
            <text:p>-801.911670556123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19.176834203964" calcext:value-type="float">
            <text:p>719.176834203964</text:p>
          </table:table-cell>
          <table:table-cell office:value-type="float" office:value="-800.330461894389" calcext:value-type="float">
            <text:p>-800.330461894389</text:p>
          </table:table-cell>
          <table:table-cell table:number-columns-repeated="16"/>
          <table:table-cell office:value-type="float" office:value="19" calcext:value-type="float">
            <text:p>19</text:p>
          </table:table-cell>
          <table:table-cell office:value-type="float" office:value="100.370448035583" calcext:value-type="float">
            <text:p>100.370448035583</text:p>
          </table:table-cell>
          <table:table-cell office:value-type="float" office:value="-769.650718813531" calcext:value-type="float">
            <text:p>-769.650718813531</text:p>
          </table:table-cell>
          <table:table-cell table:number-columns-repeated="100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47.5267662863" calcext:value-type="float">
            <text:p>747.5267662863</text:p>
          </table:table-cell>
          <table:table-cell office:value-type="float" office:value="-802.721768115848" calcext:value-type="float">
            <text:p>-802.721768115848</text:p>
          </table:table-cell>
          <table:table-cell table:number-columns-repeated="16"/>
          <table:table-cell office:value-type="float" office:value="24" calcext:value-type="float">
            <text:p>24</text:p>
          </table:table-cell>
          <table:table-cell office:value-type="float" office:value="68.5685183146254" calcext:value-type="float">
            <text:p>68.5685183146254</text:p>
          </table:table-cell>
          <table:table-cell office:value-type="float" office:value="-811.861673040016" calcext:value-type="float">
            <text:p>-811.861673040016</text:p>
          </table:table-cell>
          <table:table-cell table:number-columns-repeated="100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73.514204028442" calcext:value-type="float">
            <text:p>773.514204028442</text:p>
          </table:table-cell>
          <table:table-cell office:value-type="float" office:value="-807.476289687798" calcext:value-type="float">
            <text:p>-807.476289687798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office:value-type="float" office:value="45.2986508223487" calcext:value-type="float">
            <text:p>45.2986508223487</text:p>
          </table:table-cell>
          <table:table-cell office:value-type="float" office:value="-801.83870934448" calcext:value-type="float">
            <text:p>-801.83870934448</text:p>
          </table:table-cell>
          <table:table-cell table:number-columns-repeated="100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66.426721007857" calcext:value-type="float">
            <text:p>766.426721007857</text:p>
          </table:table-cell>
          <table:table-cell office:value-type="float" office:value="-788.546797685354" calcext:value-type="float">
            <text:p>-788.546797685354</text:p>
          </table:table-cell>
          <table:table-cell table:number-columns-repeated="16"/>
          <table:table-cell office:value-type="float" office:value="43" calcext:value-type="float">
            <text:p>43</text:p>
          </table:table-cell>
          <table:table-cell office:value-type="float" office:value="-12.4758128735778" calcext:value-type="float">
            <text:p>-12.4758128735778</text:p>
          </table:table-cell>
          <table:table-cell office:value-type="float" office:value="-799.243146436936" calcext:value-type="float">
            <text:p>-799.243146436936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-10.8937204882254" calcext:value-type="float">
            <text:p>-10.8937204882254</text:p>
          </table:table-cell>
          <table:table-cell office:value-type="float" office:value="-807.062980907281" calcext:value-type="float">
            <text:p>-807.062980907281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-4.24518691900357" calcext:value-type="float">
            <text:p>-4.24518691900357</text:p>
          </table:table-cell>
          <table:table-cell office:value-type="float" office:value="-820.382345094214" calcext:value-type="float">
            <text:p>-820.382345094214</text:p>
          </table:table-cell>
          <table:table-cell table:number-columns-repeated="1002"/>
        </table:table-row>
        <table:table-row table:style-name="ro1">
          <table:table-cell table:style-name="ce2"/>
          <table:table-cell table:number-columns-repeated="7"/>
          <table:table-cell table:style-name="ce2"/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1.44285456678358" calcext:value-type="float">
            <text:p>1.44285456678358</text:p>
          </table:table-cell>
          <table:table-cell office:value-type="float" office:value="-817.718809443266" calcext:value-type="float">
            <text:p>-817.718809443266</text:p>
          </table:table-cell>
          <table:table-cell table:number-columns-repeated="5"/>
          <table:table-cell table:style-name="ce2"/>
          <table:table-cell table:number-columns-repeated="996"/>
        </table:table-row>
        <table:table-row table:style-name="ro1">
          <table:table-cell table:number-columns-repeated="19"/>
          <table:table-cell office:value-type="float" office:value="89" calcext:value-type="float">
            <text:p>89</text:p>
          </table:table-cell>
          <table:table-cell office:value-type="float" office:value="-24.5109516544808" calcext:value-type="float">
            <text:p>-24.5109516544808</text:p>
          </table:table-cell>
          <table:table-cell office:value-type="float" office:value="-801.711027224106" calcext:value-type="float">
            <text:p>-801.711027224106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93" calcext:value-type="float">
            <text:p>93</text:p>
          </table:table-cell>
          <table:table-cell office:value-type="float" office:value="-36.386008421478" calcext:value-type="float">
            <text:p>-36.386008421478</text:p>
          </table:table-cell>
          <table:table-cell office:value-type="float" office:value="-828.466931126536" calcext:value-type="float">
            <text:p>-828.466931126536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142" calcext:value-type="float">
            <text:p>142</text:p>
          </table:table-cell>
          <table:table-cell office:value-type="float" office:value="-81.0234869928668" calcext:value-type="float">
            <text:p>-81.0234869928668</text:p>
          </table:table-cell>
          <table:table-cell office:value-type="float" office:value="-844.85607845884" calcext:value-type="float">
            <text:p>-844.85607845884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153" calcext:value-type="float">
            <text:p>153</text:p>
          </table:table-cell>
          <table:table-cell office:value-type="float" office:value="-113.484472523153" calcext:value-type="float">
            <text:p>-113.484472523153</text:p>
          </table:table-cell>
          <table:table-cell office:value-type="float" office:value="-801.037817264393" calcext:value-type="float">
            <text:p>-801.037817264393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Regression</text:span></text:p>
          </table:table-cell>
          <table:table-cell table:number-columns-repeated="7"/>
          <table:table-cell office:value-type="string" calcext:value-type="string">
            <text:p><text:span text:style-name="T1">Regression</text:span></text:p>
          </table:table-cell>
          <table:table-cell table:number-columns-repeated="10"/>
          <table:table-cell office:value-type="string" calcext:value-type="string">
            <text:p><text:span text:style-name="T1">Regression</text:span></text:p>
          </table:table-cell>
          <table:table-cell table:number-columns-repeated="7"/>
          <table:table-cell office:value-type="string" calcext:value-type="string">
            <text:p><text:span text:style-name="T1">Regression</text:span>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6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9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6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EST raw output</text:p>
          </table:table-cell>
          <table:table-cell table:number-columns-repeated="7"/>
          <table:table-cell office:value-type="string" calcext:value-type="string">
            <text:p>LINEST raw output</text:p>
          </table:table-cell>
          <table:table-cell table:number-columns-repeated="10"/>
          <table:table-cell office:value-type="string" calcext:value-type="string">
            <text:p>LINEST raw output</text:p>
          </table:table-cell>
          <table:table-cell table:number-columns-repeated="7"/>
          <table:table-cell office:value-type="string" calcext:value-type="string">
            <text:p>LINEST raw output</text:p>
          </table:table-cell>
          <table:table-cell table:number-columns-repeated="996"/>
        </table:table-row>
        <table:table-row table:style-name="ro1">
          <table:table-cell table:number-matrix-columns-spanned="2" table:number-matrix-rows-spanned="5" table:formula="of:=LINEST([.$B$4:.$B$11] ; [.$A$4:.$A$11] ; 1 ; 1)" office:value-type="float" office:value="0.106893621379282" calcext:value-type="float">
            <text:p>0.106893621379282</text:p>
          </table:table-cell>
          <table:table-cell office:value-type="float" office:value="735.912425323357" calcext:value-type="float">
            <text:p>735.912425323357</text:p>
          </table:table-cell>
          <table:table-cell table:number-columns-repeated="6"/>
          <table:table-cell table:number-matrix-columns-spanned="2" table:number-matrix-rows-spanned="5" table:formula="of:=LINEST([.$C$4:.$C$11] ; [.$A$4:.$A$11] ; 1 ; 1)" office:value-type="float" office:value="-0.027488492696021" calcext:value-type="float">
            <text:p>-0.027488492696021</text:p>
          </table:table-cell>
          <table:table-cell office:value-type="float" office:value="-796.925375299569" calcext:value-type="float">
            <text:p>-796.925375299569</text:p>
          </table:table-cell>
          <table:table-cell table:number-columns-repeated="9"/>
          <table:table-cell table:number-matrix-columns-spanned="2" table:number-matrix-rows-spanned="5" table:formula="of:=LINEST([.$U$4:.$U$18] ; [.$T$4:.$T$18] ; 1 ; 1)" office:value-type="float" office:value="-1.10062945292535" calcext:value-type="float">
            <text:p>-1.10062945292535</text:p>
          </table:table-cell>
          <table:table-cell office:value-type="float" office:value="69.9017050810635" calcext:value-type="float">
            <text:p>69.9017050810635</text:p>
          </table:table-cell>
          <table:table-cell table:number-columns-repeated="6"/>
          <table:table-cell table:number-matrix-columns-spanned="2" table:number-matrix-rows-spanned="5" table:formula="of:=LINEST([.$V$4:.$V$18] ; [.$T$4:.$T$18] ; 1 ; 1)" office:value-type="float" office:value="-0.34166705511634" calcext:value-type="float">
            <text:p>-0.34166705511634</text:p>
          </table:table-cell>
          <table:table-cell office:value-type="float" office:value="-782.10532916872" calcext:value-type="float">
            <text:p>-782.10532916872</text:p>
          </table:table-cell>
          <table:table-cell table:number-columns-repeated="995"/>
        </table:table-row>
        <table:table-row table:style-name="ro1">
          <table:table-cell office:value-type="float" office:value="0.25542984555738" calcext:value-type="float">
            <text:p>0.25542984555738</text:p>
          </table:table-cell>
          <table:table-cell office:value-type="float" office:value="22.5001291733544" calcext:value-type="float">
            <text:p>22.5001291733544</text:p>
          </table:table-cell>
          <table:table-cell table:number-columns-repeated="6"/>
          <table:table-cell office:value-type="float" office:value="0.11071412945931" calcext:value-type="float">
            <text:p>0.11071412945931</text:p>
          </table:table-cell>
          <table:table-cell office:value-type="float" office:value="9.75251035647029" calcext:value-type="float">
            <text:p>9.75251035647029</text:p>
          </table:table-cell>
          <table:table-cell table:number-columns-repeated="9"/>
          <table:table-cell office:value-type="float" office:value="0.152631368218181" calcext:value-type="float">
            <text:p>0.152631368218181</text:p>
          </table:table-cell>
          <table:table-cell office:value-type="float" office:value="11.1060691958663" calcext:value-type="float">
            <text:p>11.1060691958663</text:p>
          </table:table-cell>
          <table:table-cell table:number-columns-repeated="6"/>
          <table:table-cell office:value-type="float" office:value="0.0946001431864357" calcext:value-type="float">
            <text:p>0.094600143186436</text:p>
          </table:table-cell>
          <table:table-cell office:value-type="float" office:value="6.88348501643231" calcext:value-type="float">
            <text:p>6.88348501643231</text:p>
          </table:table-cell>
          <table:table-cell table:number-columns-repeated="995"/>
        </table:table-row>
        <table:table-row table:style-name="ro1">
          <table:table-cell office:value-type="float" office:value="0.0283605207876632" calcext:value-type="float">
            <text:p>0.028360520787663</text:p>
          </table:table-cell>
          <table:table-cell office:value-type="float" office:value="38.2751843471222" calcext:value-type="float">
            <text:p>38.2751843471222</text:p>
          </table:table-cell>
          <table:table-cell table:number-columns-repeated="6"/>
          <table:table-cell office:value-type="float" office:value="0.0101696329125617" calcext:value-type="float">
            <text:p>0.010169632912562</text:p>
          </table:table-cell>
          <table:table-cell office:value-type="float" office:value="16.5900883886112" calcext:value-type="float">
            <text:p>16.5900883886112</text:p>
          </table:table-cell>
          <table:table-cell table:number-columns-repeated="9"/>
          <table:table-cell office:value-type="float" office:value="0.799996803052547" calcext:value-type="float">
            <text:p>0.799996803052547</text:p>
          </table:table-cell>
          <table:table-cell office:value-type="float" office:value="27.7938885690985" calcext:value-type="float">
            <text:p>27.7938885690985</text:p>
          </table:table-cell>
          <table:table-cell table:number-columns-repeated="6"/>
          <table:table-cell office:value-type="float" office:value="0.500851534898464" calcext:value-type="float">
            <text:p>0.500851534898464</text:p>
          </table:table-cell>
          <table:table-cell office:value-type="float" office:value="17.2265103106856" calcext:value-type="float">
            <text:p>17.2265103106856</text:p>
          </table:table-cell>
          <table:table-cell table:number-columns-repeated="995"/>
        </table:table-row>
        <table:table-row table:style-name="ro1">
          <table:table-cell office:value-type="float" office:value="0.175129899892419" calcext:value-type="float">
            <text:p>0.17512989989241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0.0616447014602254" calcext:value-type="float">
            <text:p>0.061644701460225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1.9989610086859" calcext:value-type="float">
            <text:p>51.998961008685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3.0443553549855" calcext:value-type="float">
            <text:p>13.0443553549855</text:p>
          </table:table-cell>
          <table:table-cell office:value-type="float" office:value="13" calcext:value-type="float">
            <text:p>13</text:p>
          </table:table-cell>
          <table:table-cell table:number-columns-repeated="995"/>
        </table:table-row>
        <table:table-row table:style-name="ro1">
          <table:table-cell office:value-type="float" office:value="256.56350595029" calcext:value-type="float">
            <text:p>256.56350595029</text:p>
          </table:table-cell>
          <table:table-cell office:value-type="float" office:value="8789.93842083715" calcext:value-type="float">
            <text:p>8789.93842083715</text:p>
          </table:table-cell>
          <table:table-cell table:number-columns-repeated="6"/>
          <table:table-cell office:value-type="float" office:value="16.9665348459659" calcext:value-type="float">
            <text:p>16.9665348459659</text:p>
          </table:table-cell>
          <table:table-cell office:value-type="float" office:value="1651.3861964516" calcext:value-type="float">
            <text:p>1651.3861964516</text:p>
          </table:table-cell>
          <table:table-cell table:number-columns-repeated="9"/>
          <table:table-cell office:value-type="float" office:value="40169.2099521149" calcext:value-type="float">
            <text:p>40169.2099521149</text:p>
          </table:table-cell>
          <table:table-cell office:value-type="float" office:value="10042.5031432891" calcext:value-type="float">
            <text:p>10042.5031432891</text:p>
          </table:table-cell>
          <table:table-cell table:number-columns-repeated="6"/>
          <table:table-cell office:value-type="float" office:value="3870.94711675967" calcext:value-type="float">
            <text:p>3870.94711675967</text:p>
          </table:table-cell>
          <table:table-cell office:value-type="float" office:value="3857.78454729406" calcext:value-type="float">
            <text:p>3857.78454729406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ression Statistics</text:p>
          </table:table-cell>
          <table:table-cell table:number-columns-repeated="7"/>
          <table:table-cell office:value-type="string" calcext:value-type="string">
            <text:p>Regression Statistics</text:p>
          </table:table-cell>
          <table:table-cell table:number-columns-repeated="10"/>
          <table:table-cell office:value-type="string" calcext:value-type="string">
            <text:p>Regression Statistics</text:p>
          </table:table-cell>
          <table:table-cell table:number-columns-repeated="7"/>
          <table:table-cell office:value-type="string" calcext:value-type="string">
            <text:p>Regression Statistics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^2</text:p>
          </table:table-cell>
          <table:table-cell table:formula="of:=[.$A$26]" office:value-type="float" office:value="0.0283605207876632" calcext:value-type="float">
            <text:p>0.028360520787663</text:p>
          </table:table-cell>
          <table:table-cell table:number-columns-repeated="6"/>
          <table:table-cell office:value-type="string" calcext:value-type="string">
            <text:p>R^2</text:p>
          </table:table-cell>
          <table:table-cell table:formula="of:=[.$I$26]" office:value-type="float" office:value="0.0101696329125617" calcext:value-type="float">
            <text:p>0.010169632912562</text:p>
          </table:table-cell>
          <table:table-cell table:number-columns-repeated="9"/>
          <table:table-cell office:value-type="string" calcext:value-type="string">
            <text:p>R^2</text:p>
          </table:table-cell>
          <table:table-cell table:formula="of:=[.$T$26]" office:value-type="float" office:value="0.799996803052547" calcext:value-type="float">
            <text:p>0.799996803052547</text:p>
          </table:table-cell>
          <table:table-cell table:number-columns-repeated="6"/>
          <table:table-cell office:value-type="string" calcext:value-type="string">
            <text:p>R^2</text:p>
          </table:table-cell>
          <table:table-cell table:formula="of:=[.$AB$26]" office:value-type="float" office:value="0.500851534898464" calcext:value-type="float">
            <text:p>0.50085153489846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[.$B$26]" office:value-type="float" office:value="38.2751843471222" calcext:value-type="float">
            <text:p>38.2751843471222</text:p>
          </table:table-cell>
          <table:table-cell table:number-columns-repeated="6"/>
          <table:table-cell office:value-type="string" calcext:value-type="string">
            <text:p>Standard Error</text:p>
          </table:table-cell>
          <table:table-cell table:formula="of:=[.$J$26]" office:value-type="float" office:value="16.5900883886112" calcext:value-type="float">
            <text:p>16.5900883886112</text:p>
          </table:table-cell>
          <table:table-cell table:number-columns-repeated="9"/>
          <table:table-cell office:value-type="string" calcext:value-type="string">
            <text:p>Standard Error</text:p>
          </table:table-cell>
          <table:table-cell table:formula="of:=[.$U$26]" office:value-type="float" office:value="27.7938885690985" calcext:value-type="float">
            <text:p>27.7938885690985</text:p>
          </table:table-cell>
          <table:table-cell table:number-columns-repeated="6"/>
          <table:table-cell office:value-type="string" calcext:value-type="string">
            <text:p>Standard Error</text:p>
          </table:table-cell>
          <table:table-cell table:formula="of:=[.$AC$26]" office:value-type="float" office:value="17.2265103106856" calcext:value-type="float">
            <text:p>17.22651031068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Observations</text:p>
          </table:table-cell>
          <table:table-cell table:formula="of:=8" office:value-type="float" office:value="8" calcext:value-type="float">
            <text:p>8</text:p>
          </table:table-cell>
          <table:table-cell table:number-columns-repeated="9"/>
          <table:table-cell office:value-type="string" calcext:value-type="string">
            <text:p>Observations</text:p>
          </table:table-cell>
          <table:table-cell table:formula="of:=15"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Observations</text:p>
          </table:table-cell>
          <table:table-cell table:formula="of:=15" office:value-type="float" office:value="15" calcext:value-type="float">
            <text:p>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djusted R^2</text:p>
          </table:table-cell>
          <table:table-cell table:formula="of:=1 - (1 - [.$A$26])*([.$B$34] - 1)/([.$B$34] - [.$B$33] - 1)" office:value-type="float" office:value="-0.133579392414393" calcext:value-type="float">
            <text:p>-0.133579392414393</text:p>
          </table:table-cell>
          <table:table-cell table:number-columns-repeated="6"/>
          <table:table-cell office:value-type="string" calcext:value-type="string">
            <text:p>Adjusted R^2</text:p>
          </table:table-cell>
          <table:table-cell table:formula="of:=1 - (1 - [.$I$26])*([.$J$34] - 1)/([.$J$34] - [.$J$33] - 1)" office:value-type="float" office:value="-0.154802094935345" calcext:value-type="float">
            <text:p>-0.154802094935345</text:p>
          </table:table-cell>
          <table:table-cell table:number-columns-repeated="9"/>
          <table:table-cell office:value-type="string" calcext:value-type="string">
            <text:p>Adjusted R^2</text:p>
          </table:table-cell>
          <table:table-cell table:formula="of:=1 - (1 - [.$T$26])*([.$U$34] - 1)/([.$U$34] - [.$U$33] - 1)" office:value-type="float" office:value="0.784611941748897" calcext:value-type="float">
            <text:p>0.784611941748897</text:p>
          </table:table-cell>
          <table:table-cell table:number-columns-repeated="6"/>
          <table:table-cell office:value-type="string" calcext:value-type="string">
            <text:p>Adjusted R^2</text:p>
          </table:table-cell>
          <table:table-cell table:formula="of:=1 - (1 - [.$AB$26])*([.$AC$34] - 1)/([.$AC$34] - [.$AC$33] - 1)" office:value-type="float" office:value="0.462455499121422" calcext:value-type="float">
            <text:p>0.462455499121422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sis of Variance (ANOVA)</text:p>
          </table:table-cell>
          <table:table-cell table:number-columns-repeated="7"/>
          <table:table-cell office:value-type="string" calcext:value-type="string">
            <text:p>Analysis of Variance (ANOVA)</text:p>
          </table:table-cell>
          <table:table-cell table:number-columns-repeated="10"/>
          <table:table-cell office:value-type="string" calcext:value-type="string">
            <text:p>Analysis of Variance (ANOVA)</text:p>
          </table:table-cell>
          <table:table-cell table:number-columns-repeated="7"/>
          <table:table-cell office:value-type="string" calcext:value-type="string">
            <text:p>Analysis of Variance (ANOVA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6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egression</text:p>
          </table:table-cell>
          <table:table-cell table:formula="of:=[.$B$33]" office:value-type="float" office:value="1" calcext:value-type="float">
            <text:p>1</text:p>
          </table:table-cell>
          <table:table-cell table:formula="of:=[.$A$28]" office:value-type="float" office:value="256.56350595029" calcext:value-type="float">
            <text:p>256.56350595029</text:p>
          </table:table-cell>
          <table:table-cell table:formula="of:=[.$A$28] / [.$B$39]" office:value-type="float" office:value="256.56350595029" calcext:value-type="float">
            <text:p>256.56350595029</text:p>
          </table:table-cell>
          <table:table-cell table:formula="of:=[.$A$27]" office:value-type="float" office:value="0.175129899892419" calcext:value-type="float">
            <text:p>0.175129899892419</text:p>
          </table:table-cell>
          <table:table-cell table:formula="of:=LEGACY.FDIST([.$A$27] ; [.$B$39] ; [.$B$27])" office:value-type="float" office:value="0.690158385783304" calcext:value-type="float">
            <text:p>0.690158385783304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table:formula="of:=[.$J$33]" office:value-type="float" office:value="1" calcext:value-type="float">
            <text:p>1</text:p>
          </table:table-cell>
          <table:table-cell table:formula="of:=[.$I$28]" office:value-type="float" office:value="16.9665348459659" calcext:value-type="float">
            <text:p>16.9665348459659</text:p>
          </table:table-cell>
          <table:table-cell table:formula="of:=[.$I$28] / [.$J$39]" office:value-type="float" office:value="16.9665348459659" calcext:value-type="float">
            <text:p>16.9665348459659</text:p>
          </table:table-cell>
          <table:table-cell table:formula="of:=[.$I$27]" office:value-type="float" office:value="0.0616447014602254" calcext:value-type="float">
            <text:p>0.061644701460225</text:p>
          </table:table-cell>
          <table:table-cell table:formula="of:=LEGACY.FDIST([.$I$27] ; [.$J$39] ; [.$J$27])" office:value-type="float" office:value="0.812194408675499" calcext:value-type="float">
            <text:p>0.812194408675499</text:p>
          </table:table-cell>
          <table:table-cell table:number-columns-repeated="5"/>
          <table:table-cell office:value-type="string" calcext:value-type="string">
            <text:p>Regression</text:p>
          </table:table-cell>
          <table:table-cell table:formula="of:=[.$U$33]" office:value-type="float" office:value="1" calcext:value-type="float">
            <text:p>1</text:p>
          </table:table-cell>
          <table:table-cell table:formula="of:=[.$T$28]" office:value-type="float" office:value="40169.2099521149" calcext:value-type="float">
            <text:p>40169.2099521149</text:p>
          </table:table-cell>
          <table:table-cell table:formula="of:=[.$T$28] / [.$U$39]" office:value-type="float" office:value="40169.2099521149" calcext:value-type="float">
            <text:p>40169.2099521149</text:p>
          </table:table-cell>
          <table:table-cell table:formula="of:=[.$T$27]" office:value-type="float" office:value="51.9989610086859" calcext:value-type="float">
            <text:p>51.9989610086859</text:p>
          </table:table-cell>
          <table:table-cell table:formula="of:=LEGACY.FDIST([.$T$27] ; [.$U$39] ; [.$U$27])" office:value-type="float" office:value="0.00000683638072123918" calcext:value-type="float">
            <text:p>6.83638072123918E-06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table:formula="of:=[.$AC$33]" office:value-type="float" office:value="1" calcext:value-type="float">
            <text:p>1</text:p>
          </table:table-cell>
          <table:table-cell table:formula="of:=[.$AB$28]" office:value-type="float" office:value="3870.94711675967" calcext:value-type="float">
            <text:p>3870.94711675967</text:p>
          </table:table-cell>
          <table:table-cell table:formula="of:=[.$AB$28] / [.$AC$39]" office:value-type="float" office:value="3870.94711675967" calcext:value-type="float">
            <text:p>3870.94711675967</text:p>
          </table:table-cell>
          <table:table-cell table:formula="of:=[.$AB$27]" office:value-type="float" office:value="13.0443553549855" calcext:value-type="float">
            <text:p>13.0443553549855</text:p>
          </table:table-cell>
          <table:table-cell table:formula="of:=LEGACY.FDIST([.$AB$27] ; [.$AC$39] ; [.$AC$27])" office:value-type="float" office:value="0.00316037326311597" calcext:value-type="float">
            <text:p>0.00316037326311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Residual</text:p>
          </table:table-cell>
          <table:table-cell table:formula="of:=[.$B$27]" office:value-type="float" office:value="6" calcext:value-type="float">
            <text:p>6</text:p>
          </table:table-cell>
          <table:table-cell table:formula="of:=[.$B$28]" office:value-type="float" office:value="8789.93842083715" calcext:value-type="float">
            <text:p>8789.93842083715</text:p>
          </table:table-cell>
          <table:table-cell table:formula="of:=[.$B$28] / [.$B$27]" office:value-type="float" office:value="1464.98973680619" calcext:value-type="float">
            <text:p>1464.98973680619</text:p>
          </table:table-cell>
          <table:table-cell table:number-columns-repeated="4"/>
          <table:table-cell office:value-type="string" calcext:value-type="string">
            <text:p>Residual</text:p>
          </table:table-cell>
          <table:table-cell table:formula="of:=[.$J$27]" office:value-type="float" office:value="6" calcext:value-type="float">
            <text:p>6</text:p>
          </table:table-cell>
          <table:table-cell table:formula="of:=[.$J$28]" office:value-type="float" office:value="1651.3861964516" calcext:value-type="float">
            <text:p>1651.3861964516</text:p>
          </table:table-cell>
          <table:table-cell table:formula="of:=[.$J$28] / [.$J$27]" office:value-type="float" office:value="275.231032741933" calcext:value-type="float">
            <text:p>275.231032741933</text:p>
          </table:table-cell>
          <table:table-cell table:number-columns-repeated="7"/>
          <table:table-cell office:value-type="string" calcext:value-type="string">
            <text:p>Residual</text:p>
          </table:table-cell>
          <table:table-cell table:formula="of:=[.$U$27]" office:value-type="float" office:value="13" calcext:value-type="float">
            <text:p>13</text:p>
          </table:table-cell>
          <table:table-cell table:formula="of:=[.$U$28]" office:value-type="float" office:value="10042.5031432891" calcext:value-type="float">
            <text:p>10042.5031432891</text:p>
          </table:table-cell>
          <table:table-cell table:formula="of:=[.$U$28] / [.$U$27]" office:value-type="float" office:value="772.500241791466" calcext:value-type="float">
            <text:p>772.500241791466</text:p>
          </table:table-cell>
          <table:table-cell table:number-columns-repeated="4"/>
          <table:table-cell office:value-type="string" calcext:value-type="string">
            <text:p>Residual</text:p>
          </table:table-cell>
          <table:table-cell table:formula="of:=[.$AC$27]" office:value-type="float" office:value="13" calcext:value-type="float">
            <text:p>13</text:p>
          </table:table-cell>
          <table:table-cell table:formula="of:=[.$AC$28]" office:value-type="float" office:value="3857.78454729406" calcext:value-type="float">
            <text:p>3857.78454729406</text:p>
          </table:table-cell>
          <table:table-cell table:formula="of:=[.$AC$28] / [.$AC$27]" office:value-type="float" office:value="296.752657484158" calcext:value-type="float">
            <text:p>296.7526574841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otal</text:p>
          </table:table-cell>
          <table:table-cell table:formula="of:=[.$B$39] + [.$B$27]" office:value-type="float" office:value="7" calcext:value-type="float">
            <text:p>7</text:p>
          </table:table-cell>
          <table:table-cell table:formula="of:=[.$A$28] + [.$B$28]" office:value-type="float" office:value="9046.50192678744" calcext:value-type="float">
            <text:p>9046.50192678744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[.$J$39] + [.$J$27]" office:value-type="float" office:value="7" calcext:value-type="float">
            <text:p>7</text:p>
          </table:table-cell>
          <table:table-cell table:formula="of:=[.$I$28] + [.$J$28]" office:value-type="float" office:value="1668.35273129756" calcext:value-type="float">
            <text:p>1668.35273129756</text:p>
          </table:table-cell>
          <table:table-cell table:number-columns-repeated="8"/>
          <table:table-cell office:value-type="string" calcext:value-type="string">
            <text:p>Total</text:p>
          </table:table-cell>
          <table:table-cell table:formula="of:=[.$U$39] + [.$U$27]" office:value-type="float" office:value="14" calcext:value-type="float">
            <text:p>14</text:p>
          </table:table-cell>
          <table:table-cell table:formula="of:=[.$T$28] + [.$U$28]" office:value-type="float" office:value="50211.713095404" calcext:value-type="float">
            <text:p>50211.713095404</text:p>
          </table:table-cell>
          <table:table-cell table:number-columns-repeated="5"/>
          <table:table-cell office:value-type="string" calcext:value-type="string">
            <text:p>Total</text:p>
          </table:table-cell>
          <table:table-cell table:formula="of:=[.$AC$39] + [.$AC$27]" office:value-type="float" office:value="14" calcext:value-type="float">
            <text:p>14</text:p>
          </table:table-cell>
          <table:table-cell table:formula="of:=[.$AB$28] + [.$AC$28]" office:value-type="float" office:value="7728.73166405373" calcext:value-type="float">
            <text:p>7728.73166405373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9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B$4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B$43] * 100) ; &quot;%&quot;)" office:value-type="string" office:string-value="Upper 95%" calcext:value-type="string">
            <text:p>Upper 95%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J$4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J$43] * 100) ; &quot;%&quot;)" office:value-type="string" office:string-value="Upper 95%" calcext:value-type="string">
            <text:p>Upper 95%</text:p>
          </table:table-cell>
          <table:table-cell table:number-columns-repeated="5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U$4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U$43] * 100) ; &quot;%&quot;)" office:value-type="string" office:string-value="Upper 95%" calcext:value-type="string">
            <text:p>Upper 95%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AC$43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AC$43] * 100) ; &quot;%&quot;)" office:value-type="string" office:string-value="Upper 95%" calcext:value-type="string">
            <text:p>Upper 95%</text:p>
          </table:table-cell>
          <table:table-cell table:number-columns-repeated="990"/>
        </table:table-row>
        <table:table-row table:style-name="ro1"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A$24:.$B$24]; 1 ; 48 - ROW())" office:value-type="float" office:value="735.912425323357" calcext:value-type="float">
            <text:p>735.912425323357</text:p>
          </table:table-cell>
          <table:table-cell table:number-matrix-columns-spanned="1" table:number-matrix-rows-spanned="2" table:formula="of:=INDEX([.$A$25:.$B$25]; 1 ; 48 - ROW())" office:value-type="float" office:value="22.5001291733544" calcext:value-type="float">
            <text:p>22.5001291733544</text:p>
          </table:table-cell>
          <table:table-cell table:number-matrix-columns-spanned="1" table:number-matrix-rows-spanned="2" table:formula="of:=[.$B$46:.$B$47] / [.$C$46:.$C$47]" office:value-type="float" office:value="32.7070311309526" calcext:value-type="float">
            <text:p>32.7070311309526</text:p>
          </table:table-cell>
          <table:table-cell table:number-matrix-columns-spanned="1" table:number-matrix-rows-spanned="2" table:formula="of:=LEGACY.TDIST(ABS([.$D$46:.$D$47]) ; [.$B$27] ; 2 )" office:value-type="float" office:value="0.0000000543350784964194" calcext:value-type="float">
            <text:p>5.43350784964194E-08</text:p>
          </table:table-cell>
          <table:table-cell table:number-matrix-columns-spanned="1" table:number-matrix-rows-spanned="2" table:formula="of:=[.$B$46:.$B$47] - [.$C$46:.$C$47] * TINV(1 - [.$B$43] ; [.$B$27])" office:value-type="float" office:value="680.856592596784" calcext:value-type="float">
            <text:p>680.856592596784</text:p>
          </table:table-cell>
          <table:table-cell table:number-matrix-columns-spanned="1" table:number-matrix-rows-spanned="2" table:formula="of:=[.$B$46:.$B$47] + [.$C$46:.$C$47] * TINV(1 - [.$B$43] ; [.$B$27])" office:value-type="float" office:value="790.968258049931" calcext:value-type="float">
            <text:p>790.968258049931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I$24:.$J$24]; 1 ; 48 - ROW())" office:value-type="float" office:value="-796.925375299569" calcext:value-type="float">
            <text:p>-796.925375299569</text:p>
          </table:table-cell>
          <table:table-cell table:number-matrix-columns-spanned="1" table:number-matrix-rows-spanned="2" table:formula="of:=INDEX([.$I$25:.$J$25]; 1 ; 48 - ROW())" office:value-type="float" office:value="9.75251035647029" calcext:value-type="float">
            <text:p>9.75251035647029</text:p>
          </table:table-cell>
          <table:table-cell table:number-matrix-columns-spanned="1" table:number-matrix-rows-spanned="2" table:formula="of:=[.$J$46:.$J$47] / [.$K$46:.$K$47]" office:value-type="float" office:value="-81.7148965928398" calcext:value-type="float">
            <text:p>-81.7148965928398</text:p>
          </table:table-cell>
          <table:table-cell table:number-matrix-columns-spanned="1" table:number-matrix-rows-spanned="2" table:formula="of:=LEGACY.TDIST(ABS([.$L$46:.$L$47]) ; [.$J$27] ; 2 )" office:value-type="float" office:value="0.000000000226189492130856" calcext:value-type="float">
            <text:p>2.26189492130856E-10</text:p>
          </table:table-cell>
          <table:table-cell table:number-matrix-columns-spanned="1" table:number-matrix-rows-spanned="2" table:formula="of:=[.$J$46:.$J$47] - [.$K$46:.$K$47] * TINV(1 - [.$J$43] ; [.$J$27])" office:value-type="float" office:value="-820.78890846923" calcext:value-type="float">
            <text:p>-820.78890846923</text:p>
          </table:table-cell>
          <table:table-cell table:number-matrix-columns-spanned="1" table:number-matrix-rows-spanned="2" table:formula="of:=[.$J$46:.$J$47] + [.$K$46:.$K$47] * TINV(1 - [.$J$43] ; [.$J$27])" office:value-type="float" office:value="-773.061842129908" calcext:value-type="float">
            <text:p>-773.061842129908</text:p>
          </table:table-cell>
          <table:table-cell table:number-columns-repeated="4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T$24:.$U$24]; 1 ; 48 - ROW())" office:value-type="float" office:value="69.9017050810635" calcext:value-type="float">
            <text:p>69.9017050810635</text:p>
          </table:table-cell>
          <table:table-cell table:number-matrix-columns-spanned="1" table:number-matrix-rows-spanned="2" table:formula="of:=INDEX([.$T$25:.$U$25]; 1 ; 48 - ROW())" office:value-type="float" office:value="11.1060691958663" calcext:value-type="float">
            <text:p>11.1060691958663</text:p>
          </table:table-cell>
          <table:table-cell table:number-matrix-columns-spanned="1" table:number-matrix-rows-spanned="2" table:formula="of:=[.$U$46:.$U$47] / [.$V$46:.$V$47]" office:value-type="float" office:value="6.29400950491836" calcext:value-type="float">
            <text:p>6.29400950491836</text:p>
          </table:table-cell>
          <table:table-cell table:number-matrix-columns-spanned="1" table:number-matrix-rows-spanned="2" table:formula="of:=LEGACY.TDIST(ABS([.$W$46:.$W$47]) ; [.$U$27] ; 2 )" office:value-type="float" office:value="0.0000277080090935938" calcext:value-type="float">
            <text:p>2.77080090935938E-05</text:p>
          </table:table-cell>
          <table:table-cell table:number-matrix-columns-spanned="1" table:number-matrix-rows-spanned="2" table:formula="of:=[.$U$46:.$U$47] - [.$V$46:.$V$47] * TINV(1 - [.$U$43] ; [.$U$27])" office:value-type="float" office:value="45.908501293807" calcext:value-type="float">
            <text:p>45.908501293807</text:p>
          </table:table-cell>
          <table:table-cell table:number-matrix-columns-spanned="1" table:number-matrix-rows-spanned="2" table:formula="of:=[.$U$46:.$U$47] + [.$V$46:.$V$47] * TINV(1 - [.$U$43] ; [.$U$27])" office:value-type="float" office:value="93.89490886832" calcext:value-type="float">
            <text:p>93.89490886832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AB$24:.$AC$24]; 1 ; 48 - ROW())" office:value-type="float" office:value="-782.10532916872" calcext:value-type="float">
            <text:p>-782.10532916872</text:p>
          </table:table-cell>
          <table:table-cell table:number-matrix-columns-spanned="1" table:number-matrix-rows-spanned="2" table:formula="of:=INDEX([.$AB$25:.$AC$25]; 1 ; 48 - ROW())" office:value-type="float" office:value="6.88348501643231" calcext:value-type="float">
            <text:p>6.88348501643231</text:p>
          </table:table-cell>
          <table:table-cell table:number-matrix-columns-spanned="1" table:number-matrix-rows-spanned="2" table:formula="of:=[.$AC$46:.$AC$47] / [.$AD$46:.$AD$47]" office:value-type="float" office:value="-113.620546467621" calcext:value-type="float">
            <text:p>-113.620546467621</text:p>
          </table:table-cell>
          <table:table-cell table:number-matrix-columns-spanned="1" table:number-matrix-rows-spanned="2" table:formula="of:=LEGACY.TDIST(ABS([.$AE$46:.$AE$47]) ; [.$AC$27] ; 2 )" office:value-type="float" office:value="7.13945959016724E-021" calcext:value-type="float">
            <text:p>7.13945959016724E-21</text:p>
          </table:table-cell>
          <table:table-cell table:number-matrix-columns-spanned="1" table:number-matrix-rows-spanned="2" table:formula="of:=[.$AC$46:.$AC$47] - [.$AD$46:.$AD$47] * TINV(1 - [.$AC$43] ; [.$AC$27])" office:value-type="float" office:value="-796.976194445451" calcext:value-type="float">
            <text:p>-796.976194445451</text:p>
          </table:table-cell>
          <table:table-cell table:number-matrix-columns-spanned="1" table:number-matrix-rows-spanned="2" table:formula="of:=[.$AC$46:.$AC$47] + [.$AD$46:.$AD$47] * TINV(1 - [.$AC$43] ; [.$AC$27])" office:value-type="float" office:value="-767.234463891988" calcext:value-type="float">
            <text:p>-767.234463891988</text:p>
          </table:table-cell>
          <table:table-cell table:number-columns-repeated="990"/>
        </table:table-row>
        <table:table-row table:style-name="ro1">
          <table:table-cell table:formula="of:=[.$A$3]" office:value-type="string" office:string-value="T" calcext:value-type="string">
            <text:p>T</text:p>
          </table:table-cell>
          <table:table-cell office:value-type="float" office:value="0.106893621379282" calcext:value-type="float">
            <text:p>0.106893621379282</text:p>
          </table:table-cell>
          <table:table-cell office:value-type="float" office:value="0.25542984555738" calcext:value-type="float">
            <text:p>0.25542984555738</text:p>
          </table:table-cell>
          <table:table-cell office:value-type="float" office:value="0.418485244533686" calcext:value-type="float">
            <text:p>0.418485244533686</text:p>
          </table:table-cell>
          <table:table-cell office:value-type="float" office:value="0.690158385783304" calcext:value-type="float">
            <text:p>0.690158385783304</text:p>
          </table:table-cell>
          <table:table-cell office:value-type="float" office:value="-0.518120694851201" calcext:value-type="float">
            <text:p>-0.518120694851201</text:p>
          </table:table-cell>
          <table:table-cell office:value-type="float" office:value="0.731907937609765" calcext:value-type="float">
            <text:p>0.731907937609765</text:p>
          </table:table-cell>
          <table:table-cell/>
          <table:table-cell table:formula="of:=[.$A$3]" office:value-type="string" office:string-value="T" calcext:value-type="string">
            <text:p>T</text:p>
          </table:table-cell>
          <table:table-cell office:value-type="float" office:value="-0.027488492696021" calcext:value-type="float">
            <text:p>-0.027488492696021</text:p>
          </table:table-cell>
          <table:table-cell office:value-type="float" office:value="0.11071412945931" calcext:value-type="float">
            <text:p>0.11071412945931</text:p>
          </table:table-cell>
          <table:table-cell office:value-type="float" office:value="-0.248283510246302" calcext:value-type="float">
            <text:p>-0.248283510246302</text:p>
          </table:table-cell>
          <table:table-cell office:value-type="float" office:value="0.812194408675499" calcext:value-type="float">
            <text:p>0.812194408675499</text:p>
          </table:table-cell>
          <table:table-cell office:value-type="float" office:value="-0.298396208159205" calcext:value-type="float">
            <text:p>-0.298396208159205</text:p>
          </table:table-cell>
          <table:table-cell office:value-type="float" office:value="0.243419222767163" calcext:value-type="float">
            <text:p>0.243419222767163</text:p>
          </table:table-cell>
          <table:table-cell table:number-columns-repeated="4"/>
          <table:table-cell table:formula="of:=[.$T$3]" office:value-type="string" office:string-value="T" calcext:value-type="string">
            <text:p>T</text:p>
          </table:table-cell>
          <table:table-cell office:value-type="float" office:value="-1.10062945292535" calcext:value-type="float">
            <text:p>-1.10062945292535</text:p>
          </table:table-cell>
          <table:table-cell office:value-type="float" office:value="0.152631368218181" calcext:value-type="float">
            <text:p>0.152631368218181</text:p>
          </table:table-cell>
          <table:table-cell office:value-type="float" office:value="-7.21103050948239" calcext:value-type="float">
            <text:p>-7.21103050948239</text:p>
          </table:table-cell>
          <table:table-cell office:value-type="float" office:value="0.00000683638072123918" calcext:value-type="float">
            <text:p>6.83638072123918E-06</text:p>
          </table:table-cell>
          <table:table-cell office:value-type="float" office:value="-1.43036947681694" calcext:value-type="float">
            <text:p>-1.43036947681694</text:p>
          </table:table-cell>
          <table:table-cell office:value-type="float" office:value="-0.770889429033758" calcext:value-type="float">
            <text:p>-0.770889429033758</text:p>
          </table:table-cell>
          <table:table-cell/>
          <table:table-cell table:formula="of:=[.$T$3]" office:value-type="string" office:string-value="T" calcext:value-type="string">
            <text:p>T</text:p>
          </table:table-cell>
          <table:table-cell office:value-type="float" office:value="-0.34166705511634" calcext:value-type="float">
            <text:p>-0.34166705511634</text:p>
          </table:table-cell>
          <table:table-cell office:value-type="float" office:value="0.0946001431864357" calcext:value-type="float">
            <text:p>0.094600143186436</text:p>
          </table:table-cell>
          <table:table-cell office:value-type="float" office:value="-3.61169701871371" calcext:value-type="float">
            <text:p>-3.61169701871371</text:p>
          </table:table-cell>
          <table:table-cell office:value-type="float" office:value="0.00316037326311597" calcext:value-type="float">
            <text:p>0.003160373263116</text:p>
          </table:table-cell>
          <table:table-cell office:value-type="float" office:value="-0.546038239353208" calcext:value-type="float">
            <text:p>-0.546038239353208</text:p>
          </table:table-cell>
          <table:table-cell office:value-type="float" office:value="-0.137295870879472" calcext:value-type="float">
            <text:p>-0.137295870879472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formula="of:=[.$A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B$3]" office:value-type="string" office:string-value="X" calcext:value-type="string">
            <text:p>X</text:p>
          </table:table-cell>
          <table:table-cell office:value-type="string" calcext:value-type="string">
            <text:p>Residual</text:p>
          </table:table-cell>
          <table:table-cell table:number-columns-repeated="4"/>
          <table:table-cell table:formula="of:=[.$A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C$3]" office:value-type="string" office:string-value="Z" calcext:value-type="string">
            <text:p>Z</text:p>
          </table:table-cell>
          <table:table-cell office:value-type="string" calcext:value-type="string">
            <text:p>Residual</text:p>
          </table:table-cell>
          <table:table-cell table:number-columns-repeated="7"/>
          <table:table-cell table:formula="of:=[.$T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U$3]" office:value-type="string" office:string-value="X" calcext:value-type="string">
            <text:p>X</text:p>
          </table:table-cell>
          <table:table-cell office:value-type="string" calcext:value-type="string">
            <text:p>Residual</text:p>
          </table:table-cell>
          <table:table-cell table:number-columns-repeated="4"/>
          <table:table-cell table:formula="of:=[.$T$3]" office:value-type="string" office:string-value="T" calcext:value-type="string">
            <text:p>T</text:p>
          </table:table-cell>
          <table:table-cell office:value-type="string" calcext:value-type="string">
            <text:p>Predicted Y</text:p>
          </table:table-cell>
          <table:table-cell table:formula="of:=[.$V$3]" office:value-type="string" office:string-value="Z" calcext:value-type="string">
            <text:p>Z</text:p>
          </table:table-cell>
          <table:table-cell office:value-type="string" calcext:value-type="string">
            <text:p>Residual</text:p>
          </table:table-cell>
          <table:table-cell table:number-columns-repeated="993"/>
        </table:table-row>
        <table:table-row table:style-name="ro1">
          <table:table-cell table:number-matrix-columns-spanned="1" table:number-matrix-rows-spanned="8" table:formula="of:=[.$A$4:.$A$11]" office:value-type="float" office:value="0" calcext:value-type="float">
            <text:p>0</text:p>
          </table:table-cell>
          <table:table-cell table:number-matrix-columns-spanned="1" table:number-matrix-rows-spanned="8" table:formula="of:=MMULT([.$A$50:.$A$57] ; [.$B$47]) + [.$B$46]" office:value-type="float" office:value="735.912425323357" calcext:value-type="float">
            <text:p>735.912425323357</text:p>
          </table:table-cell>
          <table:table-cell table:number-matrix-columns-spanned="1" table:number-matrix-rows-spanned="8" table:formula="of:=[.$B$4:.$B$11]" office:value-type="float" office:value="770.141113466009" calcext:value-type="float">
            <text:p>770.141113466009</text:p>
          </table:table-cell>
          <table:table-cell table:number-matrix-columns-spanned="1" table:number-matrix-rows-spanned="8" table:formula="of:=[.$C$50:.$C$57] - [.$B$50:.$B$57]" office:value-type="float" office:value="34.2286881426515" calcext:value-type="float">
            <text:p>34.2286881426515</text:p>
          </table:table-cell>
          <table:table-cell table:number-columns-repeated="4"/>
          <table:table-cell table:number-matrix-columns-spanned="1" table:number-matrix-rows-spanned="8" table:formula="of:=[.$A$4:.$A$11]" office:value-type="float" office:value="0" calcext:value-type="float">
            <text:p>0</text:p>
          </table:table-cell>
          <table:table-cell table:number-matrix-columns-spanned="1" table:number-matrix-rows-spanned="8" table:formula="of:=MMULT([.$I$50:.$I$57] ; [.$J$47]) + [.$J$46]" office:value-type="float" office:value="-796.925375299569" calcext:value-type="float">
            <text:p>-796.925375299569</text:p>
          </table:table-cell>
          <table:table-cell table:number-matrix-columns-spanned="1" table:number-matrix-rows-spanned="8" table:formula="of:=[.$C$4:.$C$11]" office:value-type="float" office:value="-810.963623209628" calcext:value-type="float">
            <text:p>-810.963623209628</text:p>
          </table:table-cell>
          <table:table-cell table:number-matrix-columns-spanned="1" table:number-matrix-rows-spanned="8" table:formula="of:=[.$K$50:.$K$57] - [.$J$50:.$J$57]" office:value-type="float" office:value="-14.0382479100588" calcext:value-type="float">
            <text:p>-14.0382479100588</text:p>
          </table:table-cell>
          <table:table-cell table:number-columns-repeated="7"/>
          <table:table-cell table:number-matrix-columns-spanned="1" table:number-matrix-rows-spanned="15" table:formula="of:=[.$T$4:.$T$18]" office:value-type="float" office:value="0" calcext:value-type="float">
            <text:p>0</text:p>
          </table:table-cell>
          <table:table-cell table:number-matrix-columns-spanned="1" table:number-matrix-rows-spanned="15" table:formula="of:=MMULT([.$T$50:.$T$64] ; [.$U$47]) + [.$U$46]" office:value-type="float" office:value="69.9017050810635" calcext:value-type="float">
            <text:p>69.9017050810635</text:p>
          </table:table-cell>
          <table:table-cell table:number-matrix-columns-spanned="1" table:number-matrix-rows-spanned="15" table:formula="of:=[.$U$4:.$U$18]" office:value-type="float" office:value="63.8035134048628" calcext:value-type="float">
            <text:p>63.8035134048628</text:p>
          </table:table-cell>
          <table:table-cell table:number-matrix-columns-spanned="1" table:number-matrix-rows-spanned="15" table:formula="of:=[.$V$50:.$V$64] - [.$U$50:.$U$64]" office:value-type="float" office:value="-6.09819167620071" calcext:value-type="float">
            <text:p>-6.09819167620071</text:p>
          </table:table-cell>
          <table:table-cell table:number-columns-repeated="4"/>
          <table:table-cell table:number-matrix-columns-spanned="1" table:number-matrix-rows-spanned="15" table:formula="of:=[.$T$4:.$T$18]" office:value-type="float" office:value="0" calcext:value-type="float">
            <text:p>0</text:p>
          </table:table-cell>
          <table:table-cell table:number-matrix-columns-spanned="1" table:number-matrix-rows-spanned="15" table:formula="of:=MMULT([.$AB$50:.$AB$64] ; [.$AC$47]) + [.$AC$46]" office:value-type="float" office:value="-782.10532916872" calcext:value-type="float">
            <text:p>-782.10532916872</text:p>
          </table:table-cell>
          <table:table-cell table:number-matrix-columns-spanned="1" table:number-matrix-rows-spanned="15" table:formula="of:=[.$V$4:.$V$18]" office:value-type="float" office:value="-759.603434714114" calcext:value-type="float">
            <text:p>-759.603434714114</text:p>
          </table:table-cell>
          <table:table-cell table:number-matrix-columns-spanned="1" table:number-matrix-rows-spanned="15" table:formula="of:=[.$AD$50:.$AD$64] - [.$AC$50:.$AC$64]" office:value-type="float" office:value="22.5018944546053" calcext:value-type="float">
            <text:p>22.5018944546053</text:p>
          </table:table-cell>
          <table:table-cell table:number-columns-repeated="99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7.195148779909" calcext:value-type="float">
            <text:p>737.195148779909</text:p>
          </table:table-cell>
          <table:table-cell office:value-type="float" office:value="779.591090826787" calcext:value-type="float">
            <text:p>779.591090826787</text:p>
          </table:table-cell>
          <table:table-cell office:value-type="float" office:value="42.3959420468788" calcext:value-type="float">
            <text:p>42.3959420468788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-797.255237211921" calcext:value-type="float">
            <text:p>-797.255237211921</text:p>
          </table:table-cell>
          <table:table-cell office:value-type="float" office:value="-766.030119006862" calcext:value-type="float">
            <text:p>-766.030119006862</text:p>
          </table:table-cell>
          <table:table-cell office:value-type="float" office:value="31.2251182050594" calcext:value-type="float">
            <text:p>31.225118205059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68.8010756281381" calcext:value-type="float">
            <text:p>68.8010756281381</text:p>
          </table:table-cell>
          <table:table-cell office:value-type="float" office:value="12.8376652920633" calcext:value-type="float">
            <text:p>12.8376652920633</text:p>
          </table:table-cell>
          <table:table-cell office:value-type="float" office:value="-55.9634103360748" calcext:value-type="float">
            <text:p>-55.963410336074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782.446996223836" calcext:value-type="float">
            <text:p>-782.446996223836</text:p>
          </table:table-cell>
          <table:table-cell office:value-type="float" office:value="-764.67405014253" calcext:value-type="float">
            <text:p>-764.67405014253</text:p>
          </table:table-cell>
          <table:table-cell office:value-type="float" office:value="17.772946081306" calcext:value-type="float">
            <text:p>17.772946081306</text:p>
          </table:table-cell>
          <table:table-cell table:number-columns-repeated="99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38.798553100598" calcext:value-type="float">
            <text:p>738.798553100598</text:p>
          </table:table-cell>
          <table:table-cell office:value-type="float" office:value="709.726856843185" calcext:value-type="float">
            <text:p>709.726856843185</text:p>
          </table:table-cell>
          <table:table-cell office:value-type="float" office:value="-29.0716962574126" calcext:value-type="float">
            <text:p>-29.0716962574126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-797.667564602362" calcext:value-type="float">
            <text:p>-797.667564602362</text:p>
          </table:table-cell>
          <table:table-cell office:value-type="float" office:value="-800.321818549476" calcext:value-type="float">
            <text:p>-800.321818549476</text:p>
          </table:table-cell>
          <table:table-cell office:value-type="float" office:value="-2.6542539471144" calcext:value-type="float">
            <text:p>-2.654253947114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59.9960400047354" calcext:value-type="float">
            <text:p>59.9960400047354</text:p>
          </table:table-cell>
          <table:table-cell office:value-type="float" office:value="37.2093791279751" calcext:value-type="float">
            <text:p>37.2093791279751</text:p>
          </table:table-cell>
          <table:table-cell office:value-type="float" office:value="-22.7866608767602" calcext:value-type="float">
            <text:p>-22.7866608767602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-785.180332664767" calcext:value-type="float">
            <text:p>-785.180332664767</text:p>
          </table:table-cell>
          <table:table-cell office:value-type="float" office:value="-786.169201876339" calcext:value-type="float">
            <text:p>-786.169201876339</text:p>
          </table:table-cell>
          <table:table-cell office:value-type="float" office:value="-0.98886921157191" calcext:value-type="float">
            <text:p>-0.98886921157191</text:p>
          </table:table-cell>
          <table:table-cell table:number-columns-repeated="99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40.829531906804" calcext:value-type="float">
            <text:p>740.829531906804</text:p>
          </table:table-cell>
          <table:table-cell office:value-type="float" office:value="681.376924760849" calcext:value-type="float">
            <text:p>681.376924760849</text:p>
          </table:table-cell>
          <table:table-cell office:value-type="float" office:value="-59.4526071459553" calcext:value-type="float">
            <text:p>-59.4526071459553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-798.189845963586" calcext:value-type="float">
            <text:p>-798.189845963586</text:p>
          </table:table-cell>
          <table:table-cell office:value-type="float" office:value="-814.488145635057" calcext:value-type="float">
            <text:p>-814.488145635057</text:p>
          </table:table-cell>
          <table:table-cell office:value-type="float" office:value="-16.2982996714707" calcext:value-type="float">
            <text:p>-16.2982996714707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53.3922632871833" calcext:value-type="float">
            <text:p>53.3922632871833</text:p>
          </table:table-cell>
          <table:table-cell office:value-type="float" office:value="85.1898522376803" calcext:value-type="float">
            <text:p>85.1898522376803</text:p>
          </table:table-cell>
          <table:table-cell office:value-type="float" office:value="31.797588950497" calcext:value-type="float">
            <text:p>31.79758895049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-787.230334995465" calcext:value-type="float">
            <text:p>-787.230334995465</text:p>
          </table:table-cell>
          <table:table-cell office:value-type="float" office:value="-801.911670556123" calcext:value-type="float">
            <text:p>-801.911670556123</text:p>
          </table:table-cell>
          <table:table-cell office:value-type="float" office:value="-14.6813355606581" calcext:value-type="float">
            <text:p>-14.6813355606581</text:p>
          </table:table-cell>
          <table:table-cell table:number-columns-repeated="99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44.998383140596" calcext:value-type="float">
            <text:p>744.998383140596</text:p>
          </table:table-cell>
          <table:table-cell office:value-type="float" office:value="719.176834203964" calcext:value-type="float">
            <text:p>719.176834203964</text:p>
          </table:table-cell>
          <table:table-cell office:value-type="float" office:value="-25.8215489366323" calcext:value-type="float">
            <text:p>-25.8215489366323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-799.261897178731" calcext:value-type="float">
            <text:p>-799.261897178731</text:p>
          </table:table-cell>
          <table:table-cell office:value-type="float" office:value="-800.330461894389" calcext:value-type="float">
            <text:p>-800.330461894389</text:p>
          </table:table-cell>
          <table:table-cell office:value-type="float" office:value="-1.06856471565811" calcext:value-type="float">
            <text:p>-1.06856471565811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48.9897454754819" calcext:value-type="float">
            <text:p>48.9897454754819</text:p>
          </table:table-cell>
          <table:table-cell office:value-type="float" office:value="100.370448035583" calcext:value-type="float">
            <text:p>100.370448035583</text:p>
          </table:table-cell>
          <table:table-cell office:value-type="float" office:value="51.3807025601011" calcext:value-type="float">
            <text:p>51.380702560101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-788.59700321593" calcext:value-type="float">
            <text:p>-788.59700321593</text:p>
          </table:table-cell>
          <table:table-cell office:value-type="float" office:value="-769.650718813531" calcext:value-type="float">
            <text:p>-769.650718813531</text:p>
          </table:table-cell>
          <table:table-cell office:value-type="float" office:value="18.9462844023989" calcext:value-type="float">
            <text:p>18.9462844023989</text:p>
          </table:table-cell>
          <table:table-cell table:number-columns-repeated="99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48.312085403354" calcext:value-type="float">
            <text:p>748.312085403354</text:p>
          </table:table-cell>
          <table:table-cell office:value-type="float" office:value="747.5267662863" calcext:value-type="float">
            <text:p>747.5267662863</text:p>
          </table:table-cell>
          <table:table-cell office:value-type="float" office:value="-0.785319117053746" calcext:value-type="float">
            <text:p>-0.785319117053746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-800.114040452307" calcext:value-type="float">
            <text:p>-800.114040452307</text:p>
          </table:table-cell>
          <table:table-cell office:value-type="float" office:value="-802.721768115848" calcext:value-type="float">
            <text:p>-802.721768115848</text:p>
          </table:table-cell>
          <table:table-cell office:value-type="float" office:value="-2.60772766354034" calcext:value-type="float">
            <text:p>-2.60772766354034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43.4865982108551" calcext:value-type="float">
            <text:p>43.4865982108551</text:p>
          </table:table-cell>
          <table:table-cell office:value-type="float" office:value="68.5685183146254" calcext:value-type="float">
            <text:p>68.5685183146254</text:p>
          </table:table-cell>
          <table:table-cell office:value-type="float" office:value="25.0819201037703" calcext:value-type="float">
            <text:p>25.081920103770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-790.305338491512" calcext:value-type="float">
            <text:p>-790.305338491512</text:p>
          </table:table-cell>
          <table:table-cell office:value-type="float" office:value="-811.861673040016" calcext:value-type="float">
            <text:p>-811.861673040016</text:p>
          </table:table-cell>
          <table:table-cell office:value-type="float" office:value="-21.5563345485048" calcext:value-type="float">
            <text:p>-21.5563345485048</text:p>
          </table:table-cell>
          <table:table-cell table:number-columns-repeated="99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50.236170588181" calcext:value-type="float">
            <text:p>750.236170588181</text:p>
          </table:table-cell>
          <table:table-cell office:value-type="float" office:value="773.514204028442" calcext:value-type="float">
            <text:p>773.514204028442</text:p>
          </table:table-cell>
          <table:table-cell office:value-type="float" office:value="23.2780334402606" calcext:value-type="float">
            <text:p>23.2780334402606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-800.608833320836" calcext:value-type="float">
            <text:p>-800.608833320836</text:p>
          </table:table-cell>
          <table:table-cell office:value-type="float" office:value="-807.476289687798" calcext:value-type="float">
            <text:p>-807.476289687798</text:p>
          </table:table-cell>
          <table:table-cell office:value-type="float" office:value="-6.86745636696253" calcext:value-type="float">
            <text:p>-6.86745636696253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33.580933134527" calcext:value-type="float">
            <text:p>33.580933134527</text:p>
          </table:table-cell>
          <table:table-cell office:value-type="float" office:value="45.2986508223487" calcext:value-type="float">
            <text:p>45.2986508223487</text:p>
          </table:table-cell>
          <table:table-cell office:value-type="float" office:value="11.7177176878217" calcext:value-type="float">
            <text:p>11.7177176878217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-793.380341987559" calcext:value-type="float">
            <text:p>-793.380341987559</text:p>
          </table:table-cell>
          <table:table-cell office:value-type="float" office:value="-801.83870934448" calcext:value-type="float">
            <text:p>-801.83870934448</text:p>
          </table:table-cell>
          <table:table-cell office:value-type="float" office:value="-8.4583673569216" calcext:value-type="float">
            <text:p>-8.4583673569216</text:p>
          </table:table-cell>
          <table:table-cell table:number-columns-repeated="99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51.198213180595" calcext:value-type="float">
            <text:p>751.198213180595</text:p>
          </table:table-cell>
          <table:table-cell office:value-type="float" office:value="766.426721007857" calcext:value-type="float">
            <text:p>766.426721007857</text:p>
          </table:table-cell>
          <table:table-cell office:value-type="float" office:value="15.2285078272629" calcext:value-type="float">
            <text:p>15.2285078272629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-800.8562297551" calcext:value-type="float">
            <text:p>-800.8562297551</text:p>
          </table:table-cell>
          <table:table-cell office:value-type="float" office:value="-788.546797685354" calcext:value-type="float">
            <text:p>-788.546797685354</text:p>
          </table:table-cell>
          <table:table-cell office:value-type="float" office:value="12.3094320697458" calcext:value-type="float">
            <text:p>12.3094320697458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float" office:value="22.5746386052735" calcext:value-type="float">
            <text:p>22.5746386052735</text:p>
          </table:table-cell>
          <table:table-cell office:value-type="float" office:value="-12.4758128735778" calcext:value-type="float">
            <text:p>-12.4758128735778</text:p>
          </table:table-cell>
          <table:table-cell office:value-type="float" office:value="-35.0504514788513" calcext:value-type="float">
            <text:p>-35.0504514788513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-796.797012538722" calcext:value-type="float">
            <text:p>-796.797012538722</text:p>
          </table:table-cell>
          <table:table-cell office:value-type="float" office:value="-799.243146436936" calcext:value-type="float">
            <text:p>-799.243146436936</text:p>
          </table:table-cell>
          <table:table-cell office:value-type="float" office:value="-2.44613389821416" calcext:value-type="float">
            <text:p>-2.44613389821416</text:p>
          </table:table-cell>
          <table:table-cell table:number-columns-repeated="993"/>
        </table:table-row>
        <table:table-row table:style-name="ro1">
          <table:table-cell table:number-columns-repeated="19"/>
          <table:table-cell office:value-type="float" office:value="62" calcext:value-type="float">
            <text:p>62</text:p>
          </table:table-cell>
          <table:table-cell office:value-type="float" office:value="1.66267899969189" calcext:value-type="float">
            <text:p>1.66267899969189</text:p>
          </table:table-cell>
          <table:table-cell office:value-type="float" office:value="-10.8937204882254" calcext:value-type="float">
            <text:p>-10.8937204882254</text:p>
          </table:table-cell>
          <table:table-cell office:value-type="float" office:value="-12.5563994879173" calcext:value-type="float">
            <text:p>-12.5563994879173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-803.288686585933" calcext:value-type="float">
            <text:p>-803.288686585933</text:p>
          </table:table-cell>
          <table:table-cell office:value-type="float" office:value="-807.062980907281" calcext:value-type="float">
            <text:p>-807.062980907281</text:p>
          </table:table-cell>
          <table:table-cell office:value-type="float" office:value="-3.77429432134795" calcext:value-type="float">
            <text:p>-3.77429432134795</text:p>
          </table:table-cell>
          <table:table-cell table:number-columns-repeated="993"/>
        </table:table-row>
        <table:table-row table:style-name="ro1"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-12.6455038883376" calcext:value-type="float">
            <text:p>-12.6455038883376</text:p>
          </table:table-cell>
          <table:table-cell office:value-type="float" office:value="-4.24518691900357" calcext:value-type="float">
            <text:p>-4.24518691900357</text:p>
          </table:table-cell>
          <table:table-cell office:value-type="float" office:value="8.40031696933406" calcext:value-type="float">
            <text:p>8.40031696933406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-807.730358302445" calcext:value-type="float">
            <text:p>-807.730358302445</text:p>
          </table:table-cell>
          <table:table-cell office:value-type="float" office:value="-820.382345094214" calcext:value-type="float">
            <text:p>-820.382345094214</text:p>
          </table:table-cell>
          <table:table-cell office:value-type="float" office:value="-12.651986791769" calcext:value-type="float">
            <text:p>-12.651986791769</text:p>
          </table:table-cell>
          <table:table-cell table:number-columns-repeated="993"/>
        </table:table-row>
        <table:table-row table:style-name="ro1">
          <table:table-cell table:number-columns-repeated="19"/>
          <table:table-cell office:value-type="float" office:value="75" calcext:value-type="float">
            <text:p>75</text:p>
          </table:table-cell>
          <table:table-cell office:value-type="float" office:value="-12.6455038883376" calcext:value-type="float">
            <text:p>-12.6455038883376</text:p>
          </table:table-cell>
          <table:table-cell office:value-type="float" office:value="1.44285456678358" calcext:value-type="float">
            <text:p>1.44285456678358</text:p>
          </table:table-cell>
          <table:table-cell office:value-type="float" office:value="14.0883584551212" calcext:value-type="float">
            <text:p>14.0883584551212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-807.730358302445" calcext:value-type="float">
            <text:p>-807.730358302445</text:p>
          </table:table-cell>
          <table:table-cell office:value-type="float" office:value="-817.718809443266" calcext:value-type="float">
            <text:p>-817.718809443266</text:p>
          </table:table-cell>
          <table:table-cell office:value-type="float" office:value="-9.98845114082098" calcext:value-type="float">
            <text:p>-9.98845114082098</text:p>
          </table:table-cell>
          <table:table-cell table:number-columns-repeated="993"/>
        </table:table-row>
        <table:table-row table:style-name="ro1">
          <table:table-cell table:number-columns-repeated="19"/>
          <table:table-cell office:value-type="float" office:value="89" calcext:value-type="float">
            <text:p>89</text:p>
          </table:table-cell>
          <table:table-cell office:value-type="float" office:value="-28.0543162292925" calcext:value-type="float">
            <text:p>-28.0543162292925</text:p>
          </table:table-cell>
          <table:table-cell office:value-type="float" office:value="-24.5109516544808" calcext:value-type="float">
            <text:p>-24.5109516544808</text:p>
          </table:table-cell>
          <table:table-cell office:value-type="float" office:value="3.54336457481173" calcext:value-type="float">
            <text:p>3.54336457481173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-812.513697074074" calcext:value-type="float">
            <text:p>-812.513697074074</text:p>
          </table:table-cell>
          <table:table-cell office:value-type="float" office:value="-801.711027224106" calcext:value-type="float">
            <text:p>-801.711027224106</text:p>
          </table:table-cell>
          <table:table-cell office:value-type="float" office:value="10.8026698499679" calcext:value-type="float">
            <text:p>10.8026698499679</text:p>
          </table:table-cell>
          <table:table-cell table:number-columns-repeated="993"/>
        </table:table-row>
        <table:table-row table:style-name="ro1">
          <table:table-cell table:number-columns-repeated="19"/>
          <table:table-cell office:value-type="float" office:value="93" calcext:value-type="float">
            <text:p>93</text:p>
          </table:table-cell>
          <table:table-cell office:value-type="float" office:value="-32.4568340409939" calcext:value-type="float">
            <text:p>-32.4568340409939</text:p>
          </table:table-cell>
          <table:table-cell office:value-type="float" office:value="-36.386008421478" calcext:value-type="float">
            <text:p>-36.386008421478</text:p>
          </table:table-cell>
          <table:table-cell office:value-type="float" office:value="-3.92917438048408" calcext:value-type="float">
            <text:p>-3.92917438048408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-813.880365294539" calcext:value-type="float">
            <text:p>-813.880365294539</text:p>
          </table:table-cell>
          <table:table-cell office:value-type="float" office:value="-828.466931126536" calcext:value-type="float">
            <text:p>-828.466931126536</text:p>
          </table:table-cell>
          <table:table-cell office:value-type="float" office:value="-14.5865658319971" calcext:value-type="float">
            <text:p>-14.5865658319971</text:p>
          </table:table-cell>
          <table:table-cell table:number-columns-repeated="993"/>
        </table:table-row>
        <table:table-row table:style-name="ro1">
          <table:table-cell table:number-columns-repeated="19"/>
          <table:table-cell office:value-type="float" office:value="142" calcext:value-type="float">
            <text:p>142</text:p>
          </table:table-cell>
          <table:table-cell office:value-type="float" office:value="-86.387677234336" calcext:value-type="float">
            <text:p>-86.387677234336</text:p>
          </table:table-cell>
          <table:table-cell office:value-type="float" office:value="-81.0234869928668" calcext:value-type="float">
            <text:p>-81.0234869928668</text:p>
          </table:table-cell>
          <table:table-cell office:value-type="float" office:value="5.3641902414692" calcext:value-type="float">
            <text:p>5.3641902414692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-830.62205099524" calcext:value-type="float">
            <text:p>-830.62205099524</text:p>
          </table:table-cell>
          <table:table-cell office:value-type="float" office:value="-844.85607845884" calcext:value-type="float">
            <text:p>-844.85607845884</text:p>
          </table:table-cell>
          <table:table-cell office:value-type="float" office:value="-14.2340274635998" calcext:value-type="float">
            <text:p>-14.2340274635998</text:p>
          </table:table-cell>
          <table:table-cell table:number-columns-repeated="993"/>
        </table:table-row>
        <table:table-row table:style-name="ro1">
          <table:table-cell table:number-columns-repeated="19"/>
          <table:table-cell office:value-type="float" office:value="153" calcext:value-type="float">
            <text:p>153</text:p>
          </table:table-cell>
          <table:table-cell office:value-type="float" office:value="-98.4946012165148" calcext:value-type="float">
            <text:p>-98.4946012165148</text:p>
          </table:table-cell>
          <table:table-cell office:value-type="float" office:value="-113.484472523153" calcext:value-type="float">
            <text:p>-113.484472523153</text:p>
          </table:table-cell>
          <table:table-cell office:value-type="float" office:value="-14.9898713066378" calcext:value-type="float">
            <text:p>-14.9898713066378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-834.38038860152" calcext:value-type="float">
            <text:p>-834.38038860152</text:p>
          </table:table-cell>
          <table:table-cell office:value-type="float" office:value="-801.037817264393" calcext:value-type="float">
            <text:p>-801.037817264393</text:p>
          </table:table-cell>
          <table:table-cell office:value-type="float" office:value="33.3425713371271" calcext:value-type="float">
            <text:p>33.3425713371271</text:p>
          </table:table-cell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4">00/00/0000</text:date>, <text:time style:data-style-name="N2" text:time-value="13:00:59.734882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25:42.244950651</meta:creation-date>
    <dc:date>2022-09-14T13:05:02.423241663</dc:date>
    <meta:editing-duration>PT56M20S</meta:editing-duration>
    <meta:editing-cycles>8</meta:editing-cycles>
    <meta:generator>LibreOffice/6.4.7.2$Linux_X86_64 LibreOffice_project/40$Build-2</meta:generator>
    <meta:document-statistic meta:table-count="2" meta:cell-count="1453" meta:object-count="0"/>
  </office:meta>
</office:document-meta>
</file>